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5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079cm"/>
    </style:style>
    <style:style style:name="co2" style:family="table-column">
      <style:table-column-properties fo:break-before="auto" style:column-width="15.5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34cm"/>
    </style:style>
    <style:style style:name="co5" style:family="table-column">
      <style:table-column-properties fo:break-before="auto" style:column-width="11.109cm"/>
    </style:style>
    <style:style style:name="co6" style:family="table-column">
      <style:table-column-properties fo:break-before="auto" style:column-width="16.757cm"/>
    </style:style>
    <style:style style:name="co7" style:family="table-column">
      <style:table-column-properties fo:break-before="auto" style:column-width="11.289cm"/>
    </style:style>
    <style:style style:name="co8" style:family="table-column">
      <style:table-column-properties fo:break-before="auto" style:column-width="11.13cm"/>
    </style:style>
    <style:style style:name="co9" style:family="table-column">
      <style:table-column-properties fo:break-before="auto" style:column-width="11.24cm"/>
    </style:style>
    <style:style style:name="co10" style:family="table-column">
      <style:table-column-properties fo:break-before="auto" style:column-width="12.943cm"/>
    </style:style>
    <style:style style:name="co11" style:family="table-column">
      <style:table-column-properties fo:break-before="auto" style:column-width="15.74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342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974cm" fo:break-before="auto" style:use-optimal-row-height="true"/>
    </style:style>
    <style:style style:name="ro8" style:family="table-row">
      <style:table-row-properties style:row-height="5.265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1.473cm" fo:break-before="auto" style:use-optimal-row-height="true"/>
    </style:style>
    <style:style style:name="ro11" style:family="table-row">
      <style:table-row-properties style:row-height="4.316cm" fo:break-before="auto" style:use-optimal-row-height="true"/>
    </style:style>
    <style:style style:name="ro12" style:family="table-row">
      <style:table-row-properties style:row-height="6.212cm" fo:break-before="auto" style:use-optimal-row-height="true"/>
    </style:style>
    <style:style style:name="ro13" style:family="table-row">
      <style:table-row-properties style:row-height="3.817cm" fo:break-before="auto" style:use-optimal-row-height="true"/>
    </style:style>
    <style:style style:name="ro14" style:family="table-row">
      <style:table-row-properties style:row-height="2.395cm" fo:break-before="auto" style:use-optimal-row-height="true"/>
    </style:style>
    <style:style style:name="ro15" style:family="table-row">
      <style:table-row-properties style:row-height="8.109cm" fo:break-before="auto" style:use-optimal-row-height="true"/>
    </style:style>
    <style:style style:name="ro16" style:family="table-row">
      <style:table-row-properties style:row-height="2.895cm" fo:break-before="auto" style:use-optimal-row-height="true"/>
    </style:style>
    <style:style style:name="ro17" style:family="table-row">
      <style:table-row-properties style:row-height="3.844cm" fo:break-before="auto" style:use-optimal-row-height="true"/>
    </style:style>
    <style:style style:name="ro18" style:family="table-row">
      <style:table-row-properties style:row-height="3.369cm" fo:break-before="auto" style:use-optimal-row-height="true"/>
    </style:style>
    <style:style style:name="ro19" style:family="table-row">
      <style:table-row-properties style:row-height="2.764cm" fo:break-before="auto" style:use-optimal-row-height="tru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0.947cm" fo:break-before="auto" style:use-optimal-row-height="true"/>
    </style:style>
    <style:style style:name="ro24" style:family="table-row">
      <style:table-row-properties style:row-height="0.921cm" fo:break-before="auto" style:use-optimal-row-height="true"/>
    </style:style>
    <style:style style:name="ro25" style:family="table-row">
      <style:table-row-properties style:row-height="1.446cm" fo:break-before="auto" style:use-optimal-row-height="true"/>
    </style:style>
    <style:style style:name="ro26" style:family="table-row">
      <style:table-row-properties style:row-height="0.526cm" fo:break-before="auto" style:use-optimal-row-height="true"/>
    </style:style>
    <style:style style:name="ro27" style:family="table-row">
      <style:table-row-properties style:row-height="1.737cm" fo:break-before="auto" style:use-optimal-row-height="true"/>
    </style:style>
    <style:style style:name="ro28" style:family="table-row">
      <style:table-row-properties style:row-height="1.236cm" fo:break-before="auto" style:use-optimal-row-height="true"/>
    </style:style>
    <style:style style:name="ro29" style:family="table-row">
      <style:table-row-properties style:row-height="3.21cm" fo:break-before="auto" style:use-optimal-row-height="true"/>
    </style:style>
    <style:style style:name="ro30" style:family="table-row">
      <style:table-row-properties style:row-height="4.897cm" fo:break-before="auto" style:use-optimal-row-height="true"/>
    </style:style>
    <style:style style:name="ro31" style:family="table-row">
      <style:table-row-properties style:row-height="2.21cm" fo:break-before="auto" style:use-optimal-row-height="true"/>
    </style:style>
    <style:style style:name="ro32" style:family="table-row">
      <style:table-row-properties style:row-height="1.789cm" fo:break-before="auto" style:use-optimal-row-height="true"/>
    </style:style>
    <style:style style:name="ro33" style:family="table-row">
      <style:table-row-properties style:row-height="2.157cm" fo:break-before="auto" style:use-optimal-row-height="true"/>
    </style:style>
    <style:style style:name="ro34" style:family="table-row">
      <style:table-row-properties style:row-height="1.737cm" fo:break-before="auto" style:use-optimal-row-height="true"/>
    </style:style>
    <style:style style:name="ro35" style:family="table-row">
      <style:table-row-properties style:row-height="1.369cm" fo:break-before="auto" style:use-optimal-row-height="true"/>
    </style:style>
    <style:style style:name="ro36" style:family="table-row">
      <style:table-row-properties style:row-height="4.948cm" fo:break-before="auto" style:use-optimal-row-height="true"/>
    </style:style>
    <style:style style:name="ro37" style:family="table-row">
      <style:table-row-properties style:row-height="1.632cm" fo:break-before="auto" style:use-optimal-row-height="true"/>
    </style:style>
    <style:style style:name="ro38" style:family="table-row">
      <style:table-row-properties style:row-height="1.053cm" fo:break-before="auto" style:use-optimal-row-height="true"/>
    </style:style>
    <style:style style:name="ro39" style:family="table-row">
      <style:table-row-properties style:row-height="6.054cm" fo:break-before="auto" style:use-optimal-row-height="true"/>
    </style:style>
    <style:style style:name="ro40" style:family="table-row">
      <style:table-row-properties style:row-height="2.29cm" fo:break-before="auto" style:use-optimal-row-height="true"/>
    </style:style>
    <style:style style:name="ro41" style:family="table-row">
      <style:table-row-properties style:row-height="1.842cm" fo:break-before="auto" style:use-optimal-row-height="true"/>
    </style:style>
    <style:style style:name="ro42" style:family="table-row">
      <style:table-row-properties style:row-height="0.499cm" fo:break-before="auto" style:use-optimal-row-height="true"/>
    </style:style>
    <style:style style:name="ro43" style:family="table-row">
      <style:table-row-properties style:row-height="1.395cm" fo:break-before="auto" style:use-optimal-row-height="true"/>
    </style:style>
    <style:style style:name="ro44" style:family="table-row">
      <style:table-row-properties style:row-height="0.552cm" fo:break-before="auto" style:use-optimal-row-height="true"/>
    </style:style>
    <style:style style:name="ro45" style:family="table-row">
      <style:table-row-properties style:row-height="3.316cm" fo:break-before="auto" style:use-optimal-row-height="true"/>
    </style:style>
    <style:style style:name="ro46" style:family="table-row">
      <style:table-row-properties style:row-height="3.685cm" fo:break-before="auto" style:use-optimal-row-height="true"/>
    </style:style>
    <style:style style:name="ro47" style:family="table-row">
      <style:table-row-properties style:row-height="1.4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38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="0.06pt solid #000000"/>
    </style:style>
    <style:style style:name="ce40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44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8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84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8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91" style:family="table-cell" style:parent-style-name="Default" style:data-style-name="N0"/>
    <style:style style:name="ce94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11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113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11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5" style:language-asian="ar" style:country-asian="SA" style:font-name-complex="SFMono-Regular" style:font-size-complex="10.5pt" style:language-complex="none" style:country-complex="none"/>
    </style:style>
    <style:style style:name="ce11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117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1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19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0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121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122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23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2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2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2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28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2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30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95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9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97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13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3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6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3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3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3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4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4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4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4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4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47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48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4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5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5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5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6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6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67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ce6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67" style:family="table-cell" style:parent-style-name="Default" style:data-style-name="N0">
      <style:table-cell-properties fo:background-color="#ffffd7" style:text-align-source="fix" style:repeat-content="false" fo:wrap-option="wrap" fo:border="0.06pt solid #000000" style:vertical-align="top"/>
      <style:paragraph-properties fo:text-align="start" fo:margin-left="0cm"/>
    </style:style>
    <style:style style:name="ce6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="0.06pt solid #000000"/>
    </style:style>
    <style:style style:name="ce70" style:family="table-cell" style:parent-style-name="Default" style:data-style-name="N0">
      <style:table-cell-properties fo:background-color="#ffffa6" style:text-align-source="fix" style:repeat-content="false" fo:wrap-option="wrap" fo:border="0.06pt solid #000000" style:vertical-align="top"/>
      <style:paragraph-properties fo:text-align="start" fo:margin-left="0cm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</style:style>
    <style:style style:name="ce72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top"/>
      <style:paragraph-properties fo:text-align="start" fo:margin-left="0cm"/>
    </style:style>
    <style:style style:name="ce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b71c1c"/>
    </style:style>
    <style:style style:name="ce74" style:family="table-cell" style:parent-style-name="Default" style:data-style-name="N0"/>
    <style:style style:name="ce7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76" style:family="table-cell" style:parent-style-name="Default" style:data-style-name="N0">
      <style:table-cell-properties fo:background-color="#ffde59" style:text-align-source="fix" style:repeat-content="false" fo:wrap-option="wrap" fo:border="0.06pt solid #000000" style:vertical-align="top"/>
      <style:paragraph-properties fo:text-align="start" fo:margin-left="0cm"/>
    </style:style>
    <style:style style:name="ce7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78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</style:style>
    <style:style style:name="ce7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2" fo:font-size="10pt" style:font-name-asian="Liberation Sans2" style:font-size-asian="10pt" style:font-name-complex="Liberation Sans2" style:font-size-complex="10pt"/>
    </style:style>
    <style:style style:name="ce8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</style:style>
    <style:style style:name="ce8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8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3" fo:font-size="10pt" style:font-name-asian="Liberation Sans3" style:font-size-asian="10pt" style:font-name-complex="Liberation Sans3" style:font-size-complex="10pt"/>
    </style:style>
    <style:style style:name="ce86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8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586069" style:font-name="SFMono-Regular" style:font-name-asian="Calibri5" style:language-asian="ar" style:country-asian="SA" style:font-name-complex="SFMono-Regular" style:font-size-complex="10.5pt" style:language-complex="none" style:country-complex="none"/>
    </style:style>
    <style:style style:name="ce8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fo:font-weight="bold" style:font-name-asian="Verdana" style:font-size-asian="10pt" style:font-weight-asian="bold" style:font-name-complex="Verdana" style:font-size-complex="10pt" style:font-weight-complex="bold"/>
    </style:style>
    <style:style style:name="ce89" style:family="table-cell" style:parent-style-name="Default" style:data-style-name="N0">
      <style:table-cell-properties style:text-align-source="fix" style:repeat-content="false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90" style:family="table-cell" style:parent-style-name="Default" style:data-style-name="N0">
      <style:table-cell-properties fo:background-color="#fff2cc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2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3" style:family="table-cell" style:parent-style-name="Default" style:data-style-name="N0">
      <style:table-cell-properties fo:background-color="#ff8000" style:text-align-source="fix" style:repeat-content="false" fo:wrap-option="wrap" fo:border="0.06pt solid #000000" style:vertical-align="top"/>
      <style:paragraph-properties fo:text-align="start" fo:margin-left="0cm"/>
      <style:text-properties style:font-name="Verdana1" fo:font-size="10pt" style:font-name-asian="Verdana1" style:font-size-asian="10pt" style:font-name-complex="Verdana1" style:font-size-complex="10pt"/>
    </style:style>
    <style:style style:name="ce98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Verdana" fo:font-size="10pt" style:font-name-asian="Verdana" style:font-size-asian="10pt" style:font-name-complex="Verdana" style:font-size-complex="10pt"/>
    </style:style>
    <style:style style:name="ce99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</style:style>
    <style:style style:name="ce100" style:family="table-cell" style:parent-style-name="Default" style:data-style-name="N0">
      <style:table-cell-properties fo:background-color="#ffe994"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0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onsolas" fo:font-size="10pt" style:font-name-asian="Consolas2" style:font-size-asian="10pt" style:font-name-complex="Consolas2" style:font-size-complex="10pt"/>
    </style:style>
    <style:style style:name="ce10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2" style:font-name-asian="Calibri2" style:font-name-complex="Calibri2"/>
    </style:style>
    <style:style style:name="ce10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0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size="10pt" style:font-name-asian="Liberation Sans" style:font-size-asian="10pt" style:font-name-complex="Liberation Sans" style:font-size-complex="10pt"/>
    </style:style>
    <style:style style:name="ce105" style:family="table-cell" style:parent-style-name="Default" style:data-style-name="N0">
      <style:table-cell-properties fo:background-color="#d9d9d9" style:text-align-source="fix" style:repeat-content="false" fo:wrap-option="wrap" style:vertical-align="top"/>
      <style:paragraph-properties fo:text-align="start" fo:margin-left="0cm"/>
    </style:style>
    <style:style style:name="ce106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107" style:family="table-cell" style:parent-style-name="Default" style:data-style-name="N0">
      <style:table-cell-properties fo:background-color="#d9d9d9" style:text-align-source="fix" style:repeat-content="false" style:vertical-align="top"/>
      <style:paragraph-properties fo:text-align="start" fo:margin-left="0cm"/>
    </style:style>
    <style:style style:name="ce10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1" style:font-name-asian="Calibri1" style:font-name-complex="Calibri1"/>
    </style:style>
    <style:style style:name="ce11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style:font-name-asian="Calibri3" style:font-name-complex="Calibri3"/>
    </style:style>
    <style:style style:name="ce11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242729" style:font-name="Consolas1" fo:font-size="10pt" style:font-name-asian="Consolas1" style:font-size-asian="10pt" style:font-name-complex="Consolas1" style:font-size-complex="10pt"/>
    </style:style>
    <style:style style:name="ce135" style:family="table-cell" style:parent-style-name="Default" style:data-style-name="N0">
      <style:table-cell-properties fo:background-color="#fff9c4" style:text-align-source="fix" style:repeat-content="false" fo:wrap-option="wrap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4a148c"/>
    </style:style>
    <style:style style:name="ce154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4" style:font-name-complex="Calibri4"/>
    </style:style>
    <style:style style:name="ce155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3" style:font-name-asian="Calibri3" style:font-name-complex="Calibri3"/>
    </style:style>
    <style:style style:name="ce156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/>
    </style:style>
    <style:style style:name="ce157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Calibri" fo:font-weight="bold" style:font-name-asian="Calibri4" style:font-weight-asian="bold" style:font-name-complex="Calibri4" style:font-weight-complex="bold"/>
    </style:style>
    <style:style style:name="ce15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style:font-name-asian="Calibri" style:font-name-complex="Calibri"/>
    </style:style>
    <style:style style:name="ce15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weight="bold" style:font-name-asian="Calibri4" style:font-weight-asian="bold" style:font-name-complex="Calibri4" style:font-weight-complex="bold"/>
    </style:style>
    <style:style style:name="ce16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normal" style:font-name-complex="Liberation Sans" style:font-weight-complex="normal"/>
    </style:style>
    <style:style style:name="ce16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16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7030a0" style:font-name="Liberation Sans" style:font-name-asian="Liberation Sans" style:font-name-complex="Liberation Sans"/>
    </style:style>
    <style:style style:name="ce163" style:family="table-cell" style:parent-style-name="Default" style:data-style-name="N0">
      <style:table-cell-properties fo:background-color="#eeeeee" style:text-align-source="fix" style:repeat-content="false" fo:wrap-option="wrap" fo:border="0.06pt solid #000000" style:vertical-align="top"/>
      <style:paragraph-properties fo:text-align="start" fo:margin-left="0cm"/>
    </style:style>
    <style:style style:name="ce164" style:family="table-cell" style:parent-style-name="Default" style:data-style-name="N0">
      <style:table-cell-properties fo:wrap-option="wrap" style:vertical-align="automatic"/>
      <style:text-properties fo:font-size="6pt" style:font-size-asian="6pt" style:font-size-complex="6pt"/>
    </style:style>
    <style:style style:name="ce168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6a1b9a" style:font-name="Calibri" fo:font-weight="bold" style:font-name-asian="Calibri4" style:font-weight-asian="bold" style:font-name-complex="Calibri4" style:font-weight-complex="bold"/>
    </style:style>
    <style:style style:name="ce169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F" fo:font-size="12pt" style:font-name-asian="F" style:font-size-asian="12pt" style:font-name-complex="F" style:font-size-complex="12pt"/>
    </style:style>
    <style:style style:name="ce170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6pt" style:font-size-asian="6pt" style:font-size-complex="6pt"/>
    </style:style>
    <style:style style:name="ce171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normal" style:font-name-asian="Calibri3" style:font-weight-asian="normal" style:font-name-complex="Calibri3" style:font-weight-complex="normal"/>
    </style:style>
    <style:style style:name="ce17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3" fo:font-weight="bold" style:font-name-asian="Calibri3" style:font-weight-asian="bold" style:font-name-complex="Calibri3" style:font-weight-complex="bold"/>
    </style:style>
    <style:style style:name="ce17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style:font-name="Calibri" fo:font-style="italic" style:font-name-asian="Calibri4" style:font-style-asian="italic" style:font-name-complex="Calibri4" style:font-style-complex="italic"/>
    </style:style>
    <style:style style:name="ce174" style:family="table-cell" style:parent-style-name="Гиперссылка" style:data-style-name="N0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color="#0563c1" style:text-underline-style="solid" style:text-underline-width="auto" style:text-underline-color="font-color"/>
    </style:style>
    <style:style style:name="T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2a6099" fo:font-weight="bold" style:font-weight-asian="bold" style:font-weight-complex="bold"/>
    </style:style>
    <style:style style:name="T3" style:family="text">
      <style:text-properties fo:color="#666666"/>
    </style:style>
    <style:style style:name="T18" style:family="text">
      <style:text-properties fo:font-weight="bold" style:font-weight-asian="bold" style:font-weight-complex="bold"/>
    </style:style>
    <style:style style:name="T4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666666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T10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/>
    </style:style>
    <style:style style:name="T13" style:family="text">
      <style:text-properties fo:color="#be480a"/>
    </style:style>
    <style:style style:name="T14" style:family="text">
      <style:text-properties fo:color="#ff0000"/>
    </style:style>
    <style:style style:name="T15" style:family="text">
      <style:text-properties fo:color="#3465a4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9" style:family="text">
      <style:text-properties fo:color="#333333"/>
    </style:style>
    <style:style style:name="T20" style:family="text">
      <style:text-properties fo:color="#c9211e" fo:font-weight="bold" style:font-weight-asian="bold" style:font-weight-complex="bold"/>
    </style:style>
    <style:style style:name="T21" style:family="text">
      <style:text-properties fo:color="#c9211e"/>
    </style:style>
    <style:style style:name="T22" style:family="text">
      <style:text-properties fo:color="#127622"/>
    </style:style>
    <style:style style:name="T23" style:family="text">
      <style:text-properties fo:color="#c9211e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" style:family="text">
      <style:text-properties fo:color="#000000" style:text-outline="false" style:text-line-through-style="none" style:text-line-through-type="none" style:font-name="Liberation Sans3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3" style:font-size-asian="11pt" style:language-asian="zh" style:country-asian="CN" style:font-style-asian="normal" style:font-weight-asian="bold" style:font-name-complex="Liberation Sans3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808080" fo:font-style="normal" style:font-style-asian="normal" style:font-style-complex="normal"/>
    </style:style>
    <style:style style:name="T2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1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3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3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35" style:family="text">
      <style:text-properties fo:color="#bf8f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0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1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2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3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36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7" style:family="text">
      <style:text-properties fo:color="#bf8f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38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0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4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7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42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84" style:family="text"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43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4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45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6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48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4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0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1" style:family="text">
      <style:text-properties fo:color="#1b5e2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8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5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54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5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56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59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60" style:family="text">
      <style:text-properties fo:color="#0d47a1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61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name-asian="Liberation Sans" style:font-size-asian="10pt" style:font-style-asian="normal" style:font-weight-asian="bold" style:font-name-complex="Liberation Sans" style:font-size-complex="10pt" style:font-style-complex="normal" style:font-weight-complex="bold"/>
    </style:style>
    <style:style style:name="T85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62" style:family="text">
      <style:text-properties fo:color="#0d47a1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3" style:family="text">
      <style:text-properties fo:color="#0070c0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64" style:family="text">
      <style:text-properties fo:color="#c65911" style:text-outline="false" style:text-line-through-style="none" style:text-line-through-type="none" style:font-name="Verdana1" fo:font-size="10pt" fo:font-style="normal" fo:text-shadow="none" style:text-underline-style="none" fo:font-weight="normal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T65" style:family="text">
      <style:text-properties fo:color="#0070c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66" style:family="text">
      <style:text-properties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86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7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8" style:family="text">
      <style:text-properties fo:color="#c9211e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89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90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91" style:family="text">
      <style:text-properties fo:color="#0070c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92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93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94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Verdana" style:font-size-complex="10pt" style:font-style-complex="normal" style:font-weight-complex="bold"/>
    </style:style>
    <style:style style:name="T95" style:family="text"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T67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6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69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0" style:family="text">
      <style:text-properties fo:color="#0d47a1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1" style:family="text"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name-asian="Verdana" style:font-size-asian="11pt" style:font-style-asian="normal" style:font-weight-asian="normal" style:font-name-complex="Verdana" style:font-size-complex="11pt" style:font-style-complex="normal" style:font-weight-complex="normal"/>
    </style:style>
    <style:style style:name="T72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3" style:family="text">
      <style:text-properties fo:color="#1b5e2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4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5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6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7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8" style:family="text">
      <style:text-properties fo:color="#d84315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79" style:family="text">
      <style:text-properties fo:color="#000000" style:text-outline="false" style:text-line-through-style="none" style:text-line-through-type="none" style:font-name="inherit" fo:font-size="10pt" fo:font-style="normal" fo:text-shadow="none" style:text-underline-style="none" fo:font-weight="normal" style:font-name-asian="inherit" style:font-size-asian="10pt" style:font-style-asian="normal" style:font-weight-asian="normal" style:font-name-complex="inherit" style:font-size-complex="10pt" style:font-style-complex="normal" style:font-weight-complex="normal"/>
    </style:style>
    <style:style style:name="T96" style:family="text">
      <style:text-properties fo:color="#d84315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97" style:family="text"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49" style:family="text">
      <style:text-properties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font-name-asian="Liberation Sans" style:font-size-asian="16pt" style:font-style-asian="normal" style:font-weight-asian="bold" style:font-name-complex="Liberation Sans" style:font-size-complex="16pt" style:font-style-complex="normal" style:font-weight-complex="bold"/>
    </style:style>
    <style:style style:name="T25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8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51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52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253" style:family="text">
      <style:text-properties fo:color="#242729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name-complex="Liberation Sans" style:font-size-complex="10pt" style:font-style-complex="normal" style:font-weight-complex="normal"/>
    </style:style>
    <style:style style:name="T254" style:family="text">
      <style:text-properties fo:color="#242729" style:text-outline="false" style:text-line-through-style="none" style:text-line-through-type="none" style:font-name="inherit" fo:font-size="11pt" fo:font-style="normal" fo:text-shadow="none" style:text-underline-style="none" fo:font-weight="normal" style:font-name-asian="inherit" style:font-size-asian="11pt" style:font-style-asian="normal" style:font-weight-asian="normal" style:font-name-complex="inherit" style:font-size-complex="11pt" style:font-style-complex="normal" style:font-weight-complex="normal"/>
    </style:style>
    <style:style style:name="T99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2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5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3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4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05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6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7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8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09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0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1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2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3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4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5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6" style:family="text">
      <style:text-properties fo:color="#e64a19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7" style:family="text">
      <style:text-properties fo:color="#0d47a1" style:text-outline="false" style:text-line-through-style="none" style:text-line-through-type="none" style:font-name="Liberation Sans" fo:font-size="11pt" fo:font-style="normal" fo:text-shadow="none" style:text-underline-style="none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1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7" style:family="text">
      <style:text-properties fo:color="#c62828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8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9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1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1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2" style:family="text">
      <style:text-properties fo:color="#536df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3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4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5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6" style:family="text">
      <style:text-properties fo:color="#2e7d32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8" style:family="text">
      <style:text-properties fo:color="#33444d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7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8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2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1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2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3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5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6" style:family="text">
      <style:text-properties fo:color="#4a148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7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8" style:family="text">
      <style:text-properties fo:color="#006064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39" style:family="text">
      <style:text-properties fo:color="#33691e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5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0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0" style:family="text">
      <style:text-properties fo:color="#4a148c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1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2" style:family="text">
      <style:text-properties fo:color="#006064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3" style:family="text">
      <style:text-properties fo:color="#000000" style:text-outline="false" style:text-line-through-style="none" style:text-line-through-type="none" fo:font-size="6pt" fo:font-style="normal" fo:text-shadow="none" style:text-underline-style="none" fo:font-weight="normal" style:font-name-asian="Calibri" style:font-size-asian="6pt" style:font-style-asian="normal" style:font-weight-asian="normal" style:font-name-complex="Calibri" style:font-size-complex="6pt" style:font-style-complex="normal" style:font-weight-complex="normal"/>
    </style:style>
    <style:style style:name="T144" style:family="text">
      <style:text-properties fo:color="#ff000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5" style:family="text">
      <style:text-properties fo:color="#7030a0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6" style:family="text">
      <style:text-properties fo:color="#33691e" style:text-outline="false" style:text-line-through-style="none" style:text-line-through-type="none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1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6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4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48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149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0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1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2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4" style:family="text">
      <style:text-properties fo:color="#d32f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5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fo:color="#0d47a1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e64a19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d84315" style:text-outline="false" style:text-line-through-style="none" style:text-line-through-type="none" style:font-name="Liberation Sans" fo:font-size="11pt" fo:language="ru" fo:country="RU" fo:font-style="normal" fo:text-shadow="none" style:text-underline-style="none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55308d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0" style:family="text">
      <style:text-properties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1" style:family="text">
      <style:text-properties fo:color="#ed4c05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2" style:family="text">
      <style:text-properties fo:color="#127622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3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4" style:family="text">
      <style:text-properties fo:color="#006064" style:text-outline="false" style:text-line-through-style="none" style:text-line-through-type="none" style:font-name="Calibri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bold" style:font-name-complex="Liberation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66" style:family="text">
      <style:text-properties fo:color="#33691e" style:text-outline="false" style:text-line-through-style="none" style:text-line-through-type="none" style:font-name="Calibri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8" style:family="text">
      <style:text-properties fo:color="#0d47a1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69" style:family="text">
      <style:text-properties fo:color="#000000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0" style:family="text">
      <style:text-properties fo:color="#e64a19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1" style:family="text">
      <style:text-properties fo:color="#d84315" style:text-outline="false" style:text-line-through-style="none" style:text-line-through-type="none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5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3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4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7" style:family="text">
      <style:text-properties fo:color="#ef6c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6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7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8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79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8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69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0" style:family="text">
      <style:text-properties fo:color="#e651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0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1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1" style:family="text">
      <style:text-properties fo:color="#880e4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2" style:family="text">
      <style:text-properties fo:color="#c2185b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2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3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3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7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47" style:family="text">
      <style:text-properties fo:color="#b71c1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84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5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6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7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9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0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2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4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5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96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7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8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4" style:family="text">
      <style:text-properties fo:color="#ff4081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5" style:family="text">
      <style:text-properties fo:color="#d500f9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19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0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1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04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5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6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7" style:family="text">
      <style:text-properties fo:color="#5d403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8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0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0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1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6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7" style:family="text">
      <style:text-properties fo:color="#d32f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78" style:family="text">
      <style:text-properties fo:color="#ef6c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2" style:family="text">
      <style:text-properties fo:color="#6a1b9a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3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5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6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17" style:family="text">
      <style:text-properties fo:color="#4527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19" style:family="text">
      <style:text-properties fo:color="#ad145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0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1" style:family="text">
      <style:text-properties fo:color="#00838f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2" style:family="text">
      <style:text-properties fo:color="#7030a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3" style:family="text">
      <style:text-properties fo:color="#0097a7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4" style:family="text">
      <style:text-properties fo:color="#1b5e2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5" style:family="text">
      <style:text-properties fo:color="#388e3c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6" style:family="text">
      <style:text-properties fo:color="#0070c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79" style:family="text">
      <style:text-properties fo:color="#ff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80" style:family="text">
      <style:text-properties fo:color="#c62828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8" style:family="text">
      <style:text-properties fo:color="#d84315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29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0" style:family="text"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1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2" style:family="text">
      <style:text-properties fo:color="#00838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3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4" style:family="text"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35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6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7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8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39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0" style:family="text">
      <style:text-properties fo:color="#33691e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1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2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3" style:family="text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4" style:family="text">
      <style:text-properties fo:color="#6a1b9a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5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6" style:family="text">
      <style:text-properties fo:color="#558b2f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48" style:family="text">
      <style:text-properties fo:color="#558b2f" style:text-outline="false" style:text-line-through-style="none" style:text-line-through-type="none" style:font-name="Liberation Sans" fo:font-size="11pt" fo:font-style="normal" fo:text-shadow="none" style:text-underline-style="solid" style:text-underline-width="auto" style:text-underline-color="font-color" fo:font-weight="normal" style:font-name-asian="Liberation Sans" style:font-size-asian="11pt" style:font-style-asian="normal" style:font-weight-asian="normal" style:font-name-complex="Liberation Sans" style:font-size-complex="11pt" style:font-style-complex="normal" style:font-weight-complex="normal"/>
    </style:style>
    <style:style style:name="T281" style:family="text">
      <style:text-properties fo:color="#b71c1c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2" style:family="text">
      <style:text-properties fo:color="#1b5e2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3" style:family="text"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284" style:family="text">
      <style:text-properties fo:color="#000000" style:text-outline="false" style:text-line-through-style="none" style:text-line-through-type="none" style:font-name="Liberation Sans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1pt" style:language-asian="zh" style:country-asian="CN" style:font-style-asian="normal" style:font-weight-asian="normal" style:font-name-complex="Liberation Sans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29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0" style:family="text">
      <style:text-properties fo:color="#2a6099" fo:font-weight="bold" style:font-weight-asian="bold" style:font-weight-complex="bold"/>
    </style:style>
    <style:style style:name="T331" style:family="text">
      <style:text-properties fo:color="#666666"/>
    </style:style>
    <style:style style:name="T332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bold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bold" style:font-weight-asian="bold" style:font-size-complex="11pt" style:font-size-asian="11pt" style:font-name-complex="Liberation Sans" style:font-name="Liberation Sans"/>
    </style:style>
    <style:style style:name="T333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normal" style:font-weight-asian="normal" style:font-weight-complex="normal"/>
    </style:style>
    <style:style style:name="T334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size-complex="11pt" style:font-size-asian="11pt" style:font-name-complex="Liberation Sans" style:font-name="Liberation Sans" fo:font-weight="bold" style:font-weight-asian="bold" style:font-weight-complex="bold"/>
    </style:style>
    <style:style style:name="T335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6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666666"/>
    </style:style>
    <style:style style:name="T337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/>
    </style:style>
    <style:style style:name="T338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text-line-through-type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underline-style="none" style:text-underline-color="font-color" fo:font-weight="normal" fo:font-size="11pt" style:font-name="Liberation Sans" fo:color="#0d47a1"/>
    </style:style>
    <style:style style:name="T339" style:family="text">
      <style:text-properties style:text-overline-style="none" style:text-overline-color="font-color" style:text-line-through-mode="continuous" fo:language="ru" fo:country="RU" style:language-asian="zh" style:country-asian="CN" style:language-complex="hi" style:country-complex="IN" style:text-emphasize="none" style:font-relief="none" style:text-line-through-type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underline-style="none" style:text-underline-color="font-color" fo:font-weight="normal" fo:font-size="11pt" style:font-name="Liberation Sans" fo:color="#000000"/>
    </style:style>
    <style:style style:name="T340" style:family="text">
      <style:text-properties fo:color="#2a6099"/>
    </style:style>
    <style:style style:name="T341" style:family="text">
      <style:text-properties fo:color="#be480a"/>
    </style:style>
    <style:style style:name="T342" style:family="text">
      <style:text-properties fo:color="#ff0000"/>
    </style:style>
    <style:style style:name="T343" style:family="text">
      <style:text-properties fo:color="#3465a4"/>
    </style:style>
    <style:style style:name="T344" style:family="text">
      <style:text-properties fo:font-weight="bold" fo:font-style="normal" style:font-weight-asian="bold" style:font-weight-complex="bold" style:font-style-asian="normal" style:font-style-complex="normal"/>
    </style:style>
    <style:style style:name="T345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46" style:family="text">
      <style:text-properties fo:color="#333333"/>
    </style:style>
    <style:style style:name="T347" style:family="text">
      <style:text-properties fo:color="#c9211e" fo:font-weight="bold" style:font-weight-asian="bold" style:font-weight-complex="bold"/>
    </style:style>
    <style:style style:name="T348" style:family="text">
      <style:text-properties fo:color="#c9211e"/>
    </style:style>
    <style:style style:name="T349" style:family="text">
      <style:text-properties fo:color="#127622"/>
    </style:style>
    <style:style style:name="T350" style:family="text">
      <style:text-properties style:font-name="Liberation Sans" style:language-complex="hi" style:country-complex="IN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Liberation Sans" style:font-name-complex="Liberation Sans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351" style:family="text">
      <style:text-properties fo:color="#0d47a1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5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Liberation Sans" style:font-name-complex="Liberation Sans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53" style:family="text">
      <style:text-properties fo:font-style="normal" style:font-style-asian="normal" style:font-style-complex="normal" fo:color="#808080"/>
    </style:style>
    <style:style style:name="T354" style:family="text">
      <style:text-properties fo:text-shadow="none" style:font-name="Liberation Sans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55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bold" style:font-weight-asian="bold" style:font-weight-complex="bold"/>
    </style:style>
    <style:style style:name="T356" style:family="text">
      <style:text-properties fo:text-shadow="none" style:font-name="Liberation Sans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style:font-style-complex="normal" fo:font-weight="normal" style:font-weight-asian="normal" style:font-weight-complex="normal"/>
    </style:style>
    <style:style style:name="T357" style:family="text">
      <style:text-properties fo:text-shadow="none" style:font-name="Verdana" fo:font-size="10pt" fo:font-weight="normal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58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bold" style:font-weight-asian="bold" style:font-weight-complex="bold"/>
    </style:style>
    <style:style style:name="T359" style:family="text">
      <style:text-properties fo:text-shadow="none" style:font-name="Verdana" fo:font-size="10pt" style:text-underline-style="none" style:text-underline-color="font-color" style:text-line-through-type="none" fo:font-style="normal" style:text-outline="false" style:font-name-asian="Verdana" fo:color="#000000" style:font-name-complex="Verdana" style:font-size-asian="10pt" style:font-size-complex="10pt" style:font-style-asian="normal" style:font-style-complex="normal" fo:font-weight="normal" style:font-weight-asian="normal" style:font-weight-complex="normal"/>
    </style:style>
    <style:style style:name="T360" style:family="text">
      <style:text-properties fo:color="#00000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61" style:family="text">
      <style:text-properties fo:color="#bf8f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62" style:family="text">
      <style:text-properties fo:color="#0070c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63" style:family="text">
      <style:text-properties fo:color="#bf8f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64" style:family="text">
      <style:text-properties fo:color="#0d47a1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6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normal" style:font-weight-complex="normal" style:font-style-asian="normal" style:font-name="Liberation Sans"/>
    </style:style>
    <style:style style:name="T366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d47a1" fo:font-weight="bold" style:font-weight-asian="bold" style:font-weight-complex="bold"/>
    </style:style>
    <style:style style:name="T367" style:family="text">
      <style:text-properties fo:text-shadow="none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style:font-name="Liberation Sans" fo:color="#000000" fo:font-weight="normal" style:font-weight-asian="normal" style:font-weight-complex="normal"/>
    </style:style>
    <style:style style:name="T368" style:family="text">
      <style:text-properties fo:color="#0070c0" style:font-name="Liberation Sans" fo:font-size="10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bold" style:font-weight-complex="bold" style:font-style-asian="normal" style:font-style-complex="normal"/>
    </style:style>
    <style:style style:name="T369" style:family="text">
      <style:text-properties style:font-name="Liberation Sans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weight-asian="normal" style:font-weight-complex="normal" style:font-style-asian="normal" fo:text-shadow="none"/>
    </style:style>
    <style:style style:name="T370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bold" style:font-weight-asian="bold" style:font-weight-complex="bold"/>
    </style:style>
    <style:style style:name="T371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fo:color="#000000" style:font-name-complex="Liberation Sans" style:font-size-asian="10pt" style:font-size-complex="10pt" style:font-style-asian="normal" fo:text-shadow="none" fo:font-weight="normal" style:font-weight-asian="normal" style:font-weight-complex="normal"/>
    </style:style>
    <style:style style:name="T372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70c0"/>
    </style:style>
    <style:style style:name="T373" style:family="text">
      <style:text-properties style:font-name="Liberation Sans" style:font-style-complex="normal" fo:font-size="10pt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style-asian="normal" fo:text-shadow="none" fo:font-weight="normal" style:font-weight-asian="normal" style:font-weight-complex="normal" fo:color="#000000"/>
    </style:style>
    <style:style style:name="T374" style:family="text">
      <style:text-properties fo:color="#1b5e2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75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376" style:family="text">
      <style:text-properties style:font-style-complex="normal" style:font-name="Liberation Sans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fo:text-shadow="none" fo:color="#1b5e20"/>
    </style:style>
    <style:style style:name="T377" style:family="text">
      <style:text-properties fo:color="#1b5e2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78" style:family="text">
      <style:text-properties style:font-name-asian="Verdana" fo:color="#000000" style:font-name="Verdana" style:font-style-asian="normal" style:font-weight-complex="normal" style:font-weight-asian="normal" style:font-size-complex="10pt" style:font-size-asian="10pt" style:font-name-complex="Verdana" fo:font-style="normal" style:text-line-through-type="none" style:text-underline-style="none" style:text-underline-color="font-color" fo:font-weight="normal" fo:font-size="10pt" fo:text-shadow="none" style:font-style-complex="normal" style:text-outline="false"/>
    </style:style>
    <style:style style:name="T379" style:family="text">
      <style:text-properties style:font-name-asian="Verdana" fo:color="#000000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/>
    </style:style>
    <style:style style:name="T380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d47a1"/>
    </style:style>
    <style:style style:name="T381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style:font-weight-asian="bold" fo:font-weight="bold" style:font-weight-complex="bold" fo:color="#000000"/>
    </style:style>
    <style:style style:name="T382" style:family="text">
      <style:text-properties style:font-name-asian="Verdana" style:font-name="Verdana" style:font-style-asian="normal" style:font-size-complex="10pt" style:font-size-asian="10pt" style:font-name-complex="Verdana" fo:font-style="normal" style:text-line-through-type="none" style:text-underline-style="none" style:text-underline-color="font-color" fo:font-size="10pt" fo:text-shadow="none" style:font-style-complex="normal" style:text-outline="false" fo:color="#000000" fo:font-weight="normal" style:font-weight-asian="normal" style:font-weight-complex="normal"/>
    </style:style>
    <style:style style:name="T383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85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0pt" style:font-size-complex="10pt" style:font-weight-asian="bold" style:font-weight-complex="bold" style:font-style-asian="normal" fo:text-shadow="none"/>
    </style:style>
    <style:style style:name="T386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d47a1"/>
    </style:style>
    <style:style style:name="T387" style:family="text">
      <style:text-properties style:font-style-complex="normal" style:font-name="Liberation Sans" fo:font-size="10pt" fo:font-weight="bold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bold" style:font-weight-complex="bold" style:font-style-asian="normal" fo:text-shadow="none" fo:color="#000000"/>
    </style:style>
    <style:style style:name="T388" style:family="text">
      <style:text-properties fo:color="#0d47a1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389" style:family="text">
      <style:text-properties fo:color="#0070c0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90" style:family="text">
      <style:text-properties fo:color="#c65911" style:font-name="Verdana1" fo:font-size="10pt" fo:font-weight="normal" style:text-underline-style="none" style:text-underline-color="font-color" style:text-line-through-type="none" fo:font-style="normal" style:text-outline="false" fo:text-shadow="none" style:font-name-asian="Verdana1" style:font-name-complex="Verdana1" style:font-size-asian="10pt" style:font-size-complex="10pt" style:font-weight-asian="normal" style:font-weight-complex="normal" style:font-style-asian="normal" style:font-style-complex="normal"/>
    </style:style>
    <style:style style:name="T391" style:family="text">
      <style:text-properties fo:color="#0070c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92" style:family="text">
      <style:text-properties fo:color="#ff0000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393" style:family="text">
      <style:text-properties fo:color="#000000" style:font-name="Verdana" fo:font-size="11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1pt" style:font-size-complex="11pt" style:font-weight-asian="normal" style:font-weight-complex="normal" style:font-style-asian="normal" style:font-style-complex="normal"/>
    </style:style>
    <style:style style:name="T394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39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Verdana" style:font-name-complex="Verdana" style:font-size-asian="11pt" style:font-size-complex="11pt" style:font-weight-asian="normal" style:font-weight-complex="normal" style:font-style-asian="normal" style:font-name="Verdana"/>
    </style:style>
    <style:style style:name="T3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d47a1"/>
    </style:style>
    <style:style style:name="T39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Verdana" style:font-name-complex="Verdana" style:font-size-asian="11pt" style:font-size-complex="11pt" style:font-weight-asian="normal" style:font-weight-complex="normal" style:font-style-asian="normal" style:font-name="Verdana" fo:color="#000000"/>
    </style:style>
    <style:style style:name="T398" style:family="text">
      <style:text-properties fo:color="#d84315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399" style:family="text">
      <style:text-properties fo:color="#1b5e2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00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fo:color="#d84315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01" style:family="text">
      <style:text-properties style:font-style-complex="normal" style:font-name="inherit" style:font-style-asian="normal" style:font-weight-complex="normal" style:font-weight-asian="normal" style:font-size-complex="10pt" style:font-size-asian="10pt" style:font-name-complex="inherit" style:font-name-asian="inherit" style:text-outline="false" fo:font-style="normal" style:text-line-through-type="none" style:text-underline-style="none" style:text-underline-color="font-color" fo:font-weight="normal" fo:font-size="10pt" fo:text-shadow="none" fo:color="#000000"/>
    </style:style>
    <style:style style:name="T402" style:family="text">
      <style:text-properties fo:color="#000000" style:font-name="inherit" fo:font-size="10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0pt" style:font-size-complex="10pt" style:font-weight-asian="normal" style:font-weight-complex="normal" style:font-style-asian="normal" style:font-style-complex="normal"/>
    </style:style>
    <style:style style:name="T403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fo:color="#000000" style:font-name-asian="inherit" style:font-name-complex="inherit" style:font-size-asian="10pt" style:font-size-complex="10pt" style:font-weight-asian="normal" style:font-weight-complex="normal" style:font-style-asian="normal" style:font-name="inherit"/>
    </style:style>
    <style:style style:name="T404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d84315"/>
    </style:style>
    <style:style style:name="T405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inherit" style:font-name-complex="inherit" style:font-size-asian="10pt" style:font-size-complex="10pt" style:font-weight-asian="normal" style:font-weight-complex="normal" style:font-style-asian="normal" style:font-name="inherit" fo:color="#000000"/>
    </style:style>
    <style:style style:name="T406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0pt" style:font-style-complex="normal"/>
    </style:style>
    <style:style style:name="T407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70c0"/>
    </style:style>
    <style:style style:name="T408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00000"/>
    </style:style>
    <style:style style:name="T409" style:family="text">
      <style:text-properties style:font-name="Liberation Sans" fo:text-shadow="none" style:font-style-asian="normal" style:font-weight-complex="normal" style:font-weight-asian="normal" style:font-size-complex="10pt" style:font-size-asian="10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0pt" style:font-style-complex="normal" fo:color="#0d47a1"/>
    </style:style>
    <style:style style:name="T410" style:family="text">
      <style:text-properties fo:color="#ff0000" style:font-name="Verdana" fo:font-size="10pt" fo:font-weight="bold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bold" style:font-weight-complex="bold" style:font-style-asian="normal" style:font-style-complex="normal"/>
    </style:style>
    <style:style style:name="T411" style:family="text">
      <style:text-properties fo:color="#c9211e" style:font-name="Verdana" fo:font-size="10pt" fo:font-weight="normal" style:text-underline-style="none" style:text-underline-color="font-color" style:text-line-through-type="none" fo:font-style="normal" style:text-outline="false" fo:text-shadow="none" style:font-name-asian="Verdana" style:font-name-complex="Verdana" style:font-size-asian="10pt" style:font-size-complex="10pt" style:font-weight-asian="normal" style:font-weight-complex="normal" style:font-style-asian="normal" style:font-style-complex="normal"/>
    </style:style>
    <style:style style:name="T412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fo:color="#000000" style:text-outline="false" fo:font-style="normal" style:text-line-through-type="none" style:text-underline-style="none" style:text-underline-color="font-color" fo:font-weight="normal" fo:font-size="10pt" fo:text-shadow="none"/>
    </style:style>
    <style:style style:name="T413" style:family="text">
      <style:text-properties style:font-style-complex="normal" style:font-name="Verdana" style:font-style-asian="normal" style:font-weight-complex="normal" style:font-weight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weight="normal" fo:font-size="10pt" fo:text-shadow="none" fo:color="#c9211e"/>
    </style:style>
    <style:style style:name="T414" style:family="text">
      <style:text-properties style:font-style-complex="normal" fo:text-shadow="none" style:font-style-asian="normal" style:font-weight-complex="normal" style:font-weight-asian="normal" style:font-size-complex="10pt" style:font-size-asian="10pt" style:font-name-complex="Verdana" fo:color="#000000" style:font-name-asian="Verdana" style:text-outline="false" fo:font-style="normal" style:text-line-through-type="none" style:text-underline-style="none" style:text-underline-color="font-color" fo:font-weight="normal" fo:font-size="10pt" style:font-name="Verdana"/>
    </style:style>
    <style:style style:name="T415" style:family="text">
      <style:text-properties style:font-style-complex="normal" fo:text-shadow="none" style:font-style-asian="normal" style:font-size-complex="10pt" style:font-size-asian="10pt" style:font-name-complex="Verdana" fo:color="#000000" style:font-name-asian="Verdana" style:text-outline="false" fo:font-style="normal" style:text-line-through-type="none" style:text-underline-style="none" style:text-underline-color="font-color" fo:font-size="10pt" style:font-name="Verdana" fo:font-weight="bold" style:font-weight-asian="bold" style:font-weight-complex="bold"/>
    </style:style>
    <style:style style:name="T416" style:family="text">
      <style:text-properties style:font-style-complex="normal" fo:text-shadow="none" style:font-style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size="10pt" style:font-name="Verdana" fo:font-weight="bold" style:font-weight-asian="bold" style:font-weight-complex="bold" fo:color="#0070c0"/>
    </style:style>
    <style:style style:name="T417" style:family="text">
      <style:text-properties style:font-style-complex="normal" fo:text-shadow="none" style:font-style-asian="normal" style:font-size-complex="10pt" style:font-size-asian="10pt" style:font-name-complex="Verdana" style:font-name-asian="Verdana" style:text-outline="false" fo:font-style="normal" style:text-line-through-type="none" style:text-underline-style="none" style:text-underline-color="font-color" fo:font-size="10pt" style:font-name="Verdana" fo:font-weight="bold" style:font-weight-asian="bold" style:font-weight-complex="bold" fo:color="#000000"/>
    </style:style>
    <style:style style:name="T418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d84315"/>
    </style:style>
    <style:style style:name="T419" style:family="text">
      <style:text-properties fo:text-shadow="none" style:font-style-complex="normal" fo:font-size="10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0pt" style:font-size-complex="10pt" style:font-weight-asian="normal" style:font-weight-complex="normal" style:font-style-asian="normal" style:font-name="Liberation Sans" fo:color="#000000"/>
    </style:style>
    <style:style style:name="T420" style:family="text">
      <style:text-properties fo:color="#242729" style:font-name="Liberation Sans" fo:font-size="10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0pt" style:font-size-complex="10pt" style:font-weight-asian="normal" style:font-weight-complex="normal" style:font-style-asian="normal" style:font-style-complex="normal"/>
    </style:style>
    <style:style style:name="T421" style:family="text">
      <style:text-properties fo:color="#4a148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2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42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0000"/>
    </style:style>
    <style:style style:name="T42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ff0000"/>
    </style:style>
    <style:style style:name="T42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42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00838f"/>
    </style:style>
    <style:style style:name="T427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428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d47a1"/>
    </style:style>
    <style:style style:name="T429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6a1b9a"/>
    </style:style>
    <style:style style:name="T43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33691e"/>
    </style:style>
    <style:style style:name="T43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3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d47a1"/>
    </style:style>
    <style:style style:name="T433" style:family="text">
      <style:text-properties fo:color="#0097a7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34" style:family="text">
      <style:text-properties fo:color="#388e3c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35" style:family="text">
      <style:text-properties style:font-name="Liberation Sans" fo:color="#4a148c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font-name-asian="Liberation Sans"/>
    </style:style>
    <style:style style:name="T436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e64a19"/>
    </style:style>
    <style:style style:name="T437" style:family="text">
      <style:text-properties style:text-outline="false" style:font-style-asian="normal" style:font-weight-complex="normal" style:font-weight-asian="normal" style:font-size-complex="11pt" style:font-size-asian="11pt" style:font-name-complex="Liberation Sans" style:font-name-asian="Liberation Sans" style:font-style-complex="normal" fo:text-shadow="none" fo:font-style="normal" style:text-line-through-type="none" style:text-underline-style="none" style:text-underline-color="font-color" fo:font-weight="normal" fo:font-size="11pt" style:font-name="Liberation Sans" fo:color="#33691e"/>
    </style:style>
    <style:style style:name="T43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43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c62828"/>
    </style:style>
    <style:style style:name="T44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7030a0"/>
    </style:style>
    <style:style style:name="T44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33691e"/>
    </style:style>
    <style:style style:name="T442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0000"/>
    </style:style>
    <style:style style:name="T44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4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36dfe"/>
    </style:style>
    <style:style style:name="T44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7030a0"/>
    </style:style>
    <style:style style:name="T446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558b2f"/>
    </style:style>
    <style:style style:name="T447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0000"/>
    </style:style>
    <style:style style:name="T44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2e7d32"/>
    </style:style>
    <style:style style:name="T44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45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33691e"/>
    </style:style>
    <style:style style:name="T45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0000"/>
    </style:style>
    <style:style style:name="T452" style:family="text">
      <style:text-properties fo:color="#7030a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45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fo:text-shadow="none"/>
    </style:style>
    <style:style style:name="T45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3691e"/>
    </style:style>
    <style:style style:name="T45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4a148c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5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7030a0"/>
    </style:style>
    <style:style style:name="T45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33691e"/>
    </style:style>
    <style:style style:name="T458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4a148c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59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b71c1c"/>
    </style:style>
    <style:style style:name="T460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6064"/>
    </style:style>
    <style:style style:name="T461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33691e"/>
    </style:style>
    <style:style style:name="T462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color="#4a148c" fo:text-shadow="none" style:font-size-asian="11pt"/>
    </style:style>
    <style:style style:name="T463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7030a0"/>
    </style:style>
    <style:style style:name="T464" style:family="text">
      <style:text-properties style:font-name-complex="Calibri" style:text-outline="false" style:font-name-asian="Calibri" style:font-style-complex="normal" style:font-style-asian="normal" style:font-weight-complex="normal" style:font-weight-asian="normal" style:font-size-complex="11pt" fo:font-style="normal" style:text-line-through-type="none" style:text-underline-style="none" style:text-underline-color="font-color" fo:font-weight="normal" fo:font-size="11pt" fo:text-shadow="none" style:font-size-asian="11pt" fo:color="#006064"/>
    </style:style>
    <style:style style:name="T465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000000" style:font-size-complex="6pt" style:font-size-asian="6pt" fo:font-size="6pt"/>
    </style:style>
    <style:style style:name="T466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color="#ff0000" fo:font-size="11pt" style:font-size-asian="11pt" style:font-size-complex="11pt"/>
    </style:style>
    <style:style style:name="T467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7030a0"/>
    </style:style>
    <style:style style:name="T468" style:family="text">
      <style:text-properties style:font-name-complex="Calibri" style:text-outline="false" style:font-name-asian="Calibri" style:font-style-complex="normal" style:font-style-asian="normal" style:font-weight-complex="normal" style:font-weight-asian="normal" fo:font-style="normal" style:text-line-through-type="none" style:text-underline-style="none" style:text-underline-color="font-color" fo:font-weight="normal" fo:text-shadow="none" fo:font-size="11pt" style:font-size-asian="11pt" style:font-size-complex="11pt" fo:color="#33691e"/>
    </style:style>
    <style:style style:name="T469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bold" fo:font-size="11pt" fo:text-shadow="none"/>
    </style:style>
    <style:style style:name="T470" style:family="text">
      <style:text-properties style:font-style-complex="normal" style:font-name="Liberation Sans" style:font-style-asian="normal" style:font-weight-complex="bold" style:font-weight-asian="bold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bold" fo:font-size="11pt" fo:text-shadow="none" fo:color="#00838f"/>
    </style:style>
    <style:style style:name="T471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00838f"/>
    </style:style>
    <style:style style:name="T47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0000"/>
    </style:style>
    <style:style style:name="T473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c62828"/>
    </style:style>
    <style:style style:name="T474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00838f"/>
    </style:style>
    <style:style style:name="T475" style:family="text">
      <style:text-properties fo:color="#000000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/>
    </style:style>
    <style:style style:name="T476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d47a1"/>
    </style:style>
    <style:style style:name="T477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000000"/>
    </style:style>
    <style:style style:name="T478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e64a19"/>
    </style:style>
    <style:style style:name="T479" style:family="text">
      <style:text-properties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="Liberation Sans" style:font-name-complex="Liberation Sans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d84315"/>
    </style:style>
    <style:style style:name="T480" style:family="text">
      <style:text-properties style:font-relief="none" style:text-emphasize="none" style:font-style-complex="normal" style:font-style-asian="normal" style:font-weight-complex="normal" style:font-weight-asian="normal" style:font-size-complex="11pt" style:font-size-asian="11pt" style:text-overline-style="none" style:text-overline-color="font-color" style:language-complex="hi" style:country-complex="IN" fo:font-size="11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color="#33691e" style:font-name="Calibri" style:font-name-asian="Calibri" style:font-name-complex="Calibri"/>
    </style:style>
    <style:style style:name="T481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55308d"/>
    </style:style>
    <style:style style:name="T482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/>
    </style:style>
    <style:style style:name="T483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ed4c05"/>
    </style:style>
    <style:style style:name="T484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127622"/>
    </style:style>
    <style:style style:name="T485" style:family="text">
      <style:text-properties style:font-weight-asian="bold" style:language-asian="zh" style:country-asian="CN" style:text-line-through-type="none" style:font-style-asian="normal" style:text-outline="false" fo:text-shadow="none" fo:font-weight="bold" fo:font-size="11pt" style:font-name="Liberation Sans" fo:language="ru" fo:country="RU" style:text-line-through-mode="continuous" style:font-style-complex="normal" style:text-overline-style="none" style:text-overline-color="font-color" style:text-underline-style="none" style:text-underline-color="font-color" style:font-name-complex="Liberation Sans" style:font-size-asian="11pt" style:font-size-complex="11pt" style:text-emphasize="none" style:language-complex="hi" style:country-complex="IN" fo:font-style="normal" style:font-name-asian="Liberation Sans" style:font-weight-complex="bold" style:font-relief="none" fo:color="#000000"/>
    </style:style>
    <style:style style:name="T486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color="#006064" style:font-name="Calibri" fo:font-weight="normal" style:font-name-asian="Calibri" style:font-name-complex="Calibri" style:font-weight-asian="normal" style:font-weight-complex="normal"/>
    </style:style>
    <style:style style:name="T487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style:font-name="Liberation Sans" fo:color="#000000" fo:font-weight="bold" style:font-name-asian="Liberation Sans" style:font-name-complex="Liberation Sans" style:font-weight-asian="bold" style:font-weight-complex="bold"/>
    </style:style>
    <style:style style:name="T488" style:family="text">
      <style:text-properties style:language-asian="zh" style:country-asian="CN" style:text-line-through-type="none" style:font-style-asian="normal" style:text-outline="false" fo:text-shadow="none" fo:font-size="11pt" fo:language="ru" fo:country="RU" style:text-line-through-mode="continuous" style:font-style-complex="normal" style:text-overline-style="none" style:text-overline-color="font-color" style:text-underline-style="none" style:text-underline-color="font-color" style:font-size-asian="11pt" style:font-size-complex="11pt" style:text-emphasize="none" style:language-complex="hi" style:country-complex="IN" fo:font-style="normal" style:font-relief="none" fo:font-weight="bold" fo:color="#33691e" style:font-name="Calibri" style:font-name-asian="Calibri" style:font-name-complex="Calibri" style:font-weight-asian="normal" style:font-weight-complex="normal"/>
    </style:style>
    <style:style style:name="T489" style:family="text">
      <style:text-properties style:font-style-complex="normal" fo:color="#000000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/>
    </style:style>
    <style:style style:name="T490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d47a1"/>
    </style:style>
    <style:style style:name="T491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000000"/>
    </style:style>
    <style:style style:name="T492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e64a19"/>
    </style:style>
    <style:style style:name="T493" style:family="text">
      <style:text-properties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text-shadow="none" style:text-outline="false" fo:font-style="normal" style:text-line-through-type="none" style:text-underline-style="none" style:text-underline-color="font-color" fo:font-weight="normal" fo:font-size="11pt" fo:color="#d84315"/>
    </style:style>
    <style:style style:name="T49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4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558b2f"/>
    </style:style>
    <style:style style:name="T49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e65100"/>
    </style:style>
    <style:style style:name="T49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7030a0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49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ff4081"/>
    </style:style>
    <style:style style:name="T4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7030a0"/>
    </style:style>
    <style:style style:name="T5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558b2f"/>
    </style:style>
    <style:style style:name="T501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e65100"/>
    </style:style>
    <style:style style:name="T502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fo:color="#6a1b9a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03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c2185b"/>
    </style:style>
    <style:style style:name="T504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00838f"/>
    </style:style>
    <style:style style:name="T505" style:family="text">
      <style:text-properties style:font-name="Liberation Sans" fo:text-shadow="none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style-complex="normal" fo:color="#ff0000"/>
    </style:style>
    <style:style style:name="T506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00838f"/>
    </style:style>
    <style:style style:name="T507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ff0000"/>
    </style:style>
    <style:style style:name="T508" style:family="text">
      <style:text-properties style:font-name="Calibri" fo:color="#7030a0" style:font-weight-complex="normal" style:font-style-complex="normal" style:font-style-asian="normal" style:font-size-complex="11pt" style:font-size-asian="11pt" style:font-weight-asian="normal" style:font-name-asian="Calibri" style:font-name-complex="Calibri" fo:text-shadow="none" style:text-underline-style="none" style:text-underline-color="font-color" fo:font-size="11pt" fo:font-weight="normal" style:text-outline="false" style:text-line-through-type="none" fo:font-style="normal"/>
    </style:style>
    <style:style style:name="T509" style:family="text">
      <style:text-properties style:font-style-asian="normal" style:font-name-complex="Calibri" style:font-weight-asian="normal" style:font-name-asian="Calibri" style:font-size-asian="11pt" fo:text-shadow="none" style:text-line-through-type="none" fo:font-weight="normal" style:font-size-complex="11pt" style:font-weight-complex="normal" style:font-style-complex="normal" fo:font-style="normal" style:text-outline="false" fo:font-size="11pt" fo:color="#00838f" style:text-underline-style="none" style:text-underline-color="font-color" style:font-name="Calibri"/>
    </style:style>
    <style:style style:name="T510" style:family="text">
      <style:text-properties style:font-name="Calibri" fo:font-size="11pt" fo:font-weight="normal" style:text-underline-style="none" style:text-underline-color="font-color" style:text-line-through-type="none" fo:font-style="normal" fo:text-shadow="none" fo:color="#000000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/>
    </style:style>
    <style:style style:name="T511" style:family="text">
      <style:text-properties style:font-style-complex="normal" style:font-style-asian="normal" style:font-weight-complex="normal" style:font-weight-asian="normal" style:font-size-complex="11pt" style:font-size-asian="11pt" style:font-name-complex="Calibri" style:font-name-asian="Calibri" fo:text-shadow="none" fo:font-style="normal" style:text-line-through-type="none" style:text-underline-style="none" style:text-underline-color="font-color" fo:font-weight="normal" fo:font-size="11pt" style:font-name="Calibri" fo:color="#000000" style:text-outline="false"/>
    </style:style>
    <style:style style:name="T512" style:family="text">
      <style:text-properties fo:text-shadow="none" style:font-name-asian="Calibri" style:font-name-complex="Calibri" style:font-size-asian="11pt" style:font-size-complex="11pt" style:font-weight-asian="normal" style:font-weight-complex="normal" fo:font-style="normal" style:font-style-asian="normal" style:font-style-complex="normal" style:text-outline="false" fo:color="#000000" style:font-name="Calibri" fo:font-size="11pt" fo:font-weight="normal" style:text-underline-style="none" style:text-underline-color="font-color" style:text-line-through-type="none"/>
    </style:style>
    <style:style style:name="T5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14" style:family="text">
      <style:text-properties style:font-weight-complex="normal" style:font-name-complex="Calibri" style:font-size-asian="11pt" style:font-size-complex="11pt" style:font-style-asian="normal" style:font-style-complex="normal" style:font-weight-asian="normal" fo:text-shadow="none" style:font-name-asian="Calibri" style:text-outline="false" fo:font-weight="normal" fo:font-style="normal" style:text-line-through-type="none" style:text-underline-style="none" style:text-underline-color="font-color" fo:font-size="11pt" style:font-name="Calibri" fo:color="#000000"/>
    </style:style>
    <style:style style:name="T515" style:family="text">
      <style:text-properties style:text-line-through-type="none" style:text-underline-style="none" style:text-underline-color="font-color" fo:font-weight="normal" fo:font-size="11pt" style:font-name="Calibri" fo:color="#000000" fo:text-shadow="none" style:text-outline="false" fo:font-style="normal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16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ff0000"/>
    </style:style>
    <style:style style:name="T517" style:family="text">
      <style:text-properties style:font-style-complex="normal" style:font-size-asian="11pt" style:font-name="Calibri" fo:font-size="11pt" fo:font-weight="normal" style:text-line-through-type="none" fo:font-style="normal" style:font-size-complex="11pt" fo:text-shadow="none" style:text-outline="false" style:font-style-asian="normal" style:font-weight-complex="normal" style:font-weight-asian="normal" style:font-name-complex="Calibri" style:font-name-asian="Calibri" style:text-underline-style="none" style:text-underline-color="font-color" fo:color="#000000"/>
    </style:style>
    <style:style style:name="T518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name="Liberation Sans"/>
    </style:style>
    <style:style style:name="T51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000000"/>
    </style:style>
    <style:style style:name="T52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name="Liberation Sans" fo:color="#d500f9"/>
    </style:style>
    <style:style style:name="T521" style:family="text">
      <style:text-properties style:font-name-asian="Calibri" style:text-underline-style="none" style:text-underline-color="font-color" style:font-size-asian="11pt" style:font-name-complex="Calibri" style:font-name="Calibri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/>
    </style:style>
    <style:style style:name="T522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Liberation Sans" style:font-name="Liberation Sans" style:font-name-complex="Liberation Sans"/>
    </style:style>
    <style:style style:name="T523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Calibri" style:font-name-asian="Calibri" style:font-name-complex="Calibri"/>
    </style:style>
    <style:style style:name="T524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complex="Liberation Sans" style:font-name-asian="Liberation Sans"/>
    </style:style>
    <style:style style:name="T525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asian="Calibri" style:font-name="Calibri" style:font-name-complex="Calibri"/>
    </style:style>
    <style:style style:name="T526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-complex="Liberation Sans" style:font-name-asian="Liberation Sans" style:font-name="Liberation Sans"/>
    </style:style>
    <style:style style:name="T527" style:family="text">
      <style:text-properties style:text-underline-style="none" style:text-underline-color="font-color" style:font-size-asian="11pt" fo:font-weight="normal" style:text-outline="false" fo:color="#7030a0" style:font-weight-complex="normal" style:text-line-through-type="none" fo:font-style="normal" style:font-size-complex="11pt" style:font-weight-asian="normal" style:font-style-asian="normal" style:font-style-complex="normal" fo:font-size="11pt" fo:text-shadow="none" style:font-name="Liberation Sans" style:font-name-asian="Liberation Sans" style:font-name-complex="Liberation Sans"/>
    </style:style>
    <style:style style:name="T52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7030a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2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5d4037"/>
    </style:style>
    <style:style style:name="T530" style:family="text">
      <style:text-properties fo:color="#7030a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31" style:family="text">
      <style:text-properties style:font-name="Calibri" fo:color="#7030a0" fo:font-size="11pt" fo:font-weight="normal" style:text-underline-style="none" style:text-underline-color="font-color" style:text-line-through-type="none" fo:font-style="normal" style:text-outline="false" fo:text-shadow="none" style:font-name-complex="Calibri" style:font-size-asian="11pt" style:font-size-complex="11pt" style:font-weight-asian="normal" style:font-weight-complex="normal" style:font-style-asian="normal" style:font-style-complex="normal" style:font-name-asian="Calibri"/>
    </style:style>
    <style:style style:name="T532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7030a0"/>
    </style:style>
    <style:style style:name="T533" style:family="text">
      <style:text-properties style:text-outline="false" style:font-style-asian="normal" style:font-weight-complex="normal" style:font-weight-asian="normal" style:font-size-complex="11pt" style:font-size-asian="11pt" style:font-name-complex="Calibri" style:font-name-asian="Calibri" style:font-style-complex="normal" fo:text-shadow="none" fo:font-style="normal" style:text-line-through-type="none" style:text-underline-style="none" style:text-underline-color="font-color" fo:font-weight="normal" fo:font-size="11pt" style:font-name="Calibri" fo:color="#ff0000"/>
    </style:style>
    <style:style style:name="T534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3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838f"/>
    </style:style>
    <style:style style:name="T536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37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c62828"/>
    </style:style>
    <style:style style:name="T538" style:family="text">
      <style:text-properties fo:color="#00838f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39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4527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40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4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ad1457"/>
    </style:style>
    <style:style style:name="T542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43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44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545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0097a7"/>
    </style:style>
    <style:style style:name="T546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1b5e20"/>
    </style:style>
    <style:style style:name="T54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fo:text-shadow="none" fo:color="#388e3c"/>
    </style:style>
    <style:style style:name="T548" style:family="text">
      <style:text-properties fo:color="#0070c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4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ff0000"/>
    </style:style>
    <style:style style:name="T550" style:family="text">
      <style:text-properties fo:color="#d84315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51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000000" fo:text-shadow="none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52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-complex="Calibri" fo:color="#ff0000" style:font-name="Calibri" style:font-name-asian="Calibri"/>
    </style:style>
    <style:style style:name="T553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Liberation Sans" style:font-name-asian="Liberation Sans" style:font-name-complex="Liberation Sans"/>
    </style:style>
    <style:style style:name="T554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838f" style:font-name="Calibri" style:font-name-asian="Calibri" style:font-name-complex="Calibri"/>
    </style:style>
    <style:style style:name="T555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color="#6a1b9a" fo:text-shadow="none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5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font-name="Liberation Sans" style:font-name-asian="Liberation Sans" style:font-name-complex="Liberation Sans" fo:color="#000000"/>
    </style:style>
    <style:style style:name="T557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6a1b9a" style:font-name="Calibri" style:font-name-asian="Calibri" style:font-name-complex="Calibri"/>
    </style:style>
    <style:style style:name="T558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fo:color="#000000" style:font-name="Calibri" style:font-name-asian="Calibri" style:font-name-complex="Calibri"/>
    </style:style>
    <style:style style:name="T559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fo:color="#7030a0" style:font-name-asian="Calibri" style:font-name-complex="Calibri" style:font-size-asian="11pt" style:font-size-complex="11pt" style:font-weight-asian="normal" style:font-weight-complex="normal" style:font-style-asian="normal" fo:text-shadow="none"/>
    </style:style>
    <style:style style:name="T560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000000"/>
    </style:style>
    <style:style style:name="T561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7030a0"/>
    </style:style>
    <style:style style:name="T562" style:family="text">
      <style:text-properties style:font-style-complex="normal" style:font-name="Calibri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fo:text-shadow="none" fo:color="#33691e"/>
    </style:style>
    <style:style style:name="T563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6a1b9a"/>
    </style:style>
    <style:style style:name="T564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fo:color="#6a1b9a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65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000000"/>
    </style:style>
    <style:style style:name="T566" style:family="text">
      <style:text-properties style:font-name="Calibri" fo:text-shadow="none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style-complex="normal" fo:color="#6a1b9a"/>
    </style:style>
    <style:style style:name="T567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7030a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68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558b2f"/>
    </style:style>
    <style:style style:name="T569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style:text-underline-style="none" style:text-underline-color="font-color" fo:font-weight="normal" fo:font-size="11pt" style:font-style-complex="normal" fo:color="#b71c1c"/>
    </style:style>
    <style:style style:name="T570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style:text-outline="false" fo:font-style="normal" style:text-line-through-type="none" fo:font-weight="normal" fo:font-size="11pt" style:font-style-complex="normal" fo:color="#558b2f" style:text-underline-style="solid" style:text-underline-width="auto" style:text-underline-color="font-color"/>
    </style:style>
    <style:style style:name="T571" style:family="text">
      <style:text-properties fo:color="#000000" style:font-name="Liberation Sans" fo:font-size="16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6pt" style:font-size-complex="16pt" style:font-weight-asian="bold" style:font-weight-complex="bold" style:font-style-asian="normal" style:font-style-complex="normal"/>
    </style:style>
    <style:style style:name="T57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bold" style:font-weight-complex="bold" style:font-style-asian="normal" style:font-style-complex="normal"/>
    </style:style>
    <style:style style:name="T573" style:family="text">
      <style:text-properties fo:color="#242729" style:font-name="inherit" fo:font-size="11pt" fo:font-weight="normal" style:text-underline-style="none" style:text-underline-color="font-color" style:text-line-through-type="none" fo:font-style="normal" style:text-outline="false" fo:text-shadow="none" style:font-name-asian="inherit" style:font-name-complex="inherit" style:font-size-asian="11pt" style:font-size-complex="11pt" style:font-weight-asian="normal" style:font-weight-complex="normal" style:font-style-asian="normal" style:font-style-complex="normal"/>
    </style:style>
    <style:style style:name="T574" style:family="text">
      <style:text-properties style:font-size-asian="11pt" fo:font-style="normal" style:font-name-complex="inherit" fo:text-shadow="none" style:font-style-complex="normal" fo:font-size="11pt" fo:font-weight="normal" style:text-underline-style="none" style:text-underline-color="font-color" style:text-line-through-type="none" style:font-weight-asian="normal" style:font-weight-complex="normal" style:font-style-asian="normal" style:font-name="inherit" style:font-name-asian="inherit" fo:color="#242729" style:text-outline="false" style:font-size-complex="11pt"/>
    </style:style>
    <style:style style:name="T575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size-complex="10pt" style:font-name-asian="Liberation Sans" fo:font-size="10pt" style:font-name-complex="Liberation Sans" style:font-size-asian="10pt" style:font-name="Liberation Sans"/>
    </style:style>
    <style:style style:name="T576" style:family="text">
      <style:text-properties fo:font-style="normal" fo:text-shadow="none" style:font-style-complex="normal" fo:font-weight="normal" style:text-underline-style="none" style:text-underline-color="font-color" style:text-line-through-type="none" style:font-weight-asian="normal" style:font-weight-complex="normal" style:font-style-asian="normal" fo:color="#242729" style:text-outline="false" style:font-name="inherit" fo:font-size="11pt" style:font-name-asian="inherit" style:font-name-complex="inherit" style:font-size-asian="11pt" style:font-size-complex="11pt"/>
    </style:style>
    <style:style style:name="T57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Calibri" style:font-name-complex="Calibri" style:font-size-asian="11pt" style:font-size-complex="11pt" style:font-weight-asian="normal" style:font-weight-complex="normal" style:font-style-asian="normal" style:font-name="Calibri"/>
    </style:style>
    <style:style style:name="T578" style:family="text">
      <style:text-properties fo:color="#e64a19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79" style:family="text">
      <style:text-properties fo:color="#0d47a1" style:font-name="Liberation Sans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80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Calibri" style:font-name-complex="Calibri" style:font-size-asian="11pt" style:font-size-complex="11pt" style:font-weight-asian="normal" style:font-weight-complex="normal" style:font-style-asian="normal" style:font-name="Calibri" fo:color="#33444d"/>
    </style:style>
    <style:style style:name="T581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00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82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838f"/>
    </style:style>
    <style:style style:name="T583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84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000000"/>
    </style:style>
    <style:style style:name="T585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8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32f2f"/>
    </style:style>
    <style:style style:name="T587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d84315" style:text-outline="false" fo:font-style="normal" style:text-line-through-type="none" style:text-underline-style="none" style:text-underline-color="font-color" fo:font-weight="normal" fo:font-size="11pt" fo:text-shadow="none"/>
    </style:style>
    <style:style style:name="T588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7030a0"/>
    </style:style>
    <style:style style:name="T589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ef6c00"/>
    </style:style>
    <style:style style:name="T590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fo:color="#000000" style:font-name-asian="Liberation Sans" style:font-name-complex="Liberation Sans" style:font-size-asian="11pt" style:font-size-complex="11pt" style:font-weight-asian="normal" style:font-weight-complex="normal" style:font-style-asian="normal" fo:text-shadow="none"/>
    </style:style>
    <style:style style:name="T591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ff4081"/>
    </style:style>
    <style:style style:name="T592" style:family="text">
      <style:text-properties style:font-style-complex="normal" style:font-name="Liberation Sans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fo:text-shadow="none" fo:color="#e65100"/>
    </style:style>
    <style:style style:name="T593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880e4f"/>
    </style:style>
    <style:style style:name="T594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c2185b"/>
    </style:style>
    <style:style style:name="T595" style:family="text">
      <style:text-properties style:font-name="Liberation Sans" fo:text-shadow="none" style:font-style-asian="normal" style:font-weight-complex="normal" style:font-weight-asian="normal" style:font-size-complex="11pt" style:font-size-asian="11pt" style:font-name-complex="Liberation Sans" style:font-name-asian="Liberation Sans" fo:color="#000000" style:text-outline="false" fo:font-style="normal" style:text-line-through-type="none" style:text-underline-style="none" style:text-underline-color="font-color" fo:font-weight="normal" fo:font-size="11pt" style:font-style-complex="normal"/>
    </style:style>
    <style:style style:name="T596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ff4081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597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style:font-name-asian="Liberation Sans" style:font-name-complex="Liberation Sans" style:font-size-asian="11pt" style:font-size-complex="11pt" style:font-weight-asian="normal" style:font-weight-complex="normal" style:font-style-asian="normal" style:font-name="Liberation Sans" fo:color="#d500f9"/>
    </style:style>
    <style:style style:name="T598" style:family="text">
      <style:text-properties fo:color="#ff0000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599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fo:color="#d32f2f" style:text-outline="false" fo:font-style="normal" style:text-line-through-type="none" style:text-underline-style="none" style:text-underline-color="font-color" fo:font-weight="normal" fo:font-size="11pt" style:font-name="Calibri"/>
    </style:style>
    <style:style style:name="T600" style:family="text">
      <style:text-properties fo:text-shadow="none" style:font-style-complex="normal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style:font-name="Calibri" fo:color="#ef6c00"/>
    </style:style>
    <style:style style:name="T601" style:family="text">
      <style:text-properties style:font-style-complex="normal" style:font-name="Liberation Sans" style:font-style-asian="normal" style:font-weight-complex="normal" style:font-weight-asian="normal" style:font-size-complex="11pt" style:font-size-asian="11pt" style:font-name-complex="Liberation Sans" style:font-name-asian="Liberation Sans" fo:color="#ff0000" style:text-outline="false" fo:font-style="normal" style:text-line-through-type="none" style:text-underline-style="none" style:text-underline-color="font-color" fo:font-weight="normal" fo:font-size="11pt" fo:text-shadow="none"/>
    </style:style>
    <style:style style:name="T602" style:family="text">
      <style:text-properties fo:text-shadow="none" style:font-style-complex="normal" fo:font-size="11pt" fo:font-weight="normal" style:text-underline-style="none" style:text-underline-color="font-color" style:text-line-through-type="none" fo:font-style="normal" style:text-outline="false" fo:color="#c62828" style:font-name-asian="Liberation Sans" style:font-name-complex="Liberation Sans" style:font-size-asian="11pt" style:font-size-complex="11pt" style:font-weight-asian="normal" style:font-weight-complex="normal" style:font-style-asian="normal" style:font-name="Liberation Sans"/>
    </style:style>
    <style:style style:name="T603" style:family="text">
      <style:text-properties fo:color="#b71c1c" style:font-name="Calibri" fo:font-size="11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04" style:family="text">
      <style:text-properties fo:color="#1b5e20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605" style:family="text">
      <style:text-properties style:font-style-complex="normal" style:font-name="Calibri" style:font-style-asian="normal" style:font-weight-complex="normal" style:font-weight-asian="normal" style:font-size-complex="11pt" style:font-size-asian="11pt" style:font-name-complex="Calibri" style:font-name-asian="Calibri" style:text-outline="false" fo:font-style="normal" style:text-line-through-type="none" style:text-underline-style="none" style:text-underline-color="font-color" fo:font-weight="normal" fo:font-size="11pt" fo:text-shadow="none" fo:color="#7030a0"/>
    </style:style>
    <style:style style:name="T606" style:family="text">
      <style:text-properties style:text-overline-style="none" style:text-overline-color="font-color" fo:color="#000000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Liberation Sans" style:font-relief="none" style:text-emphasize="none" style:font-style-complex="normal" style:font-style-asian="normal" style:font-weight-complex="normal" style:font-weight-asian="normal" style:font-size-complex="11pt" style:font-size-asian="11pt" style:font-name-complex="Liberation Sans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inux" table:style-name="ta1">
        <table:table-column table:style-name="co1" table:default-cell-style-name="ce77"/>
        <table:table-column table:style-name="co2" table:default-cell-style-name="ce77"/>
        <table:table-column table:style-name="co3" table:number-columns-repeated="62" table:default-cell-style-name="ce77"/>
        <table:table-column table:style-name="co4" table:number-columns-repeated="960" table:default-cell-style-name="ce74"/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a xlink:href="https://tutorials.ubuntu.com/tutorial/command-line-for-beginners" xlink:type="simple">https://tutorials.ubuntu.com/tutorial/command-line-for-beginners</text:a></text:p>
          </table:table-cell>
          <table:table-cell table:style-name="ce66" office:value-type="string" calcext:value-type="string">
            <text:p>The Linux command line for beginners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a xlink:href="https://www.youtube.com/playlist?list=PLT98CRl2KxKEKvszPW-d4wYLo2fxEJYK" xlink:type="simple">https://www.youtube.com/playlist?list=PLT98CRl2KxKEKvszPW-d4wYLo2fxEJYK</text:a></text:p>
          </table:table-cell>
          <table:table-cell table:style-name="ce66" office:value-type="string" calcext:value-type="string">
            <text:p>Ubuntu Server 18.04 Essentials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192.168.1.1</text:p>
          </table:table-cell>
          <table:table-cell table:style-name="ce71" office:value-type="string" calcext:value-type="string">
            <text:p>настройки роутера, admin/admin</text:p>
          </table:table-cell>
          <table:table-cell table:number-columns-repeated="1022"/>
        </table:table-row>
        <table:table-row table:style-name="ro1" table:number-rows-repeated="3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УСТАНОВКА И ДЕИНСТАЛЛЯЦИЯ ПАКЕТОВ</text:p>
          </table:table-cell>
          <table:table-cell table:style-name="ce67"/>
          <table:table-cell table:number-columns-repeated="1022"/>
        </table:table-row>
        <table:table-row table:style-name="ro3">
          <table:table-cell table:style-name="ce66" office:value-type="string" calcext:value-type="string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66" office:value-type="string" calcext:value-type="string">
            <text:p>/var/log</text:p>
          </table:table-cell>
          <table:table-cell table:style-name="ce66" office:value-type="string" calcext:value-type="string">
            <text:p>место хранения логов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dmesg</text:p>
          </table:table-cell>
          <table:table-cell table:style-name="ce66" office:value-type="string" calcext:value-type="string">
            <text:p>лог Линуксовского ядра, хранится в памяти, пока комп работает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apt-get install gdebi</text:p>
            <text:p><text:span text:style-name="T329">Открыть с помошью - gdebi</text:span></text:p>
          </table:table-cell>
          <table:table-cell table:style-name="ce66" office:value-type="string" calcext:value-type="string">
            <text:p>Установка deb пакета - графический интерфейс</text:p>
            <text:p><text:a xlink:href="https://losst.ru/ustanovka-paketov-ubuntu" xlink:type="simple">https://losst.ru/ustanovka-paketov-ubuntu</text:a></text:p>
          </table:table-cell>
          <table:table-cell table:number-columns-repeated="1022"/>
        </table:table-row>
        <table:table-row table:style-name="ro5">
          <table:table-cell table:style-name="ce66" office:value-type="string" calcext:value-type="string">
            <text:p>sudo <text:span text:style-name="T330">dpkg</text:span> -i имя_пакета.deb</text:p>
            <text:p/>
            <text:p>sudo apt-get -f install     <text:span text:style-name="T331"># установить зависимости</text:span></text:p>
          </table:table-cell>
          <table:table-cell table:style-name="ce66" office:value-type="string" calcext:value-type="string">
            <text:p>Установка deb пакета - консоль</text:p>
            <text:p/>
            <text:p><text:span text:style-name="T329">Программа не умеет разрешать зависимости, даже если есть доступ к сети, она только устанавливает пакет, поэтому для установки зависимостей после установки deb ubuntu выполните sudo apt-get -f install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ТЕРМИНАЛ gnome-terminal</text:p>
          </table:table-cell>
          <table:table-cell table:style-name="ce67" office:value-type="string" calcext:value-type="string">
            <text:p>ИСПОЛЬЗУЕМ TAB для автозаполнения команд!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!!</text:p>
          </table:table-cell>
          <table:table-cell table:style-name="ce66" office:value-type="string" calcext:value-type="string">
            <text:p>Повторить последнюю комнаду, но с sudo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trl+'+' <text:s/>или Ctrl+9</text:p>
          </table:table-cell>
          <table:table-cell table:style-name="ce66" office:value-type="string" calcext:value-type="string">
            <text:p>Масштаб (change font size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ift+C</text:p>
          </table:table-cell>
          <table:table-cell table:style-name="ce66" office:value-type="string" calcext:value-type="string">
            <text:p>Копировать (Copy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ift+Insert</text:p>
          </table:table-cell>
          <table:table-cell table:style-name="ce66" office:value-type="string" calcext:value-type="string">
            <text:p>Вставить скопированную строку в терминал <text:s/>(Paste)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trl+Alt+F3</text:p>
          </table:table-cell>
          <table:table-cell table:style-name="ce66" office:value-type="string" calcext:value-type="string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trl+Alt+F1</text:p>
          </table:table-cell>
          <table:table-cell table:style-name="ce66" office:value-type="string" calcext:value-type="string">
            <text:p>Вернуться обратно в GUI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lear</text:p>
          </table:table-cell>
          <table:table-cell table:style-name="ce66" office:value-type="string" calcext:value-type="string">
            <text:p>очистить экран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xrandr</text:p>
          </table:table-cell>
          <table:table-cell table:style-name="ce66" office:value-type="string" calcext:value-type="string">
            <text:p>вывести поддерживаемые разрешения экран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xrandr -s 1024x768</text:p>
          </table:table-cell>
          <table:table-cell table:style-name="ce66" office:value-type="string" calcext:value-type="string">
            <text:p>установить разрешение экрана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sudo</text:p>
          </table:table-cell>
          <table:table-cell table:style-name="ce66" office:value-type="string" calcext:value-type="string">
            <text:p>сделать что-то с правами суперюзера (надо будет ввести пароль)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echo Привет</text:p>
          </table:table-cell>
          <table:table-cell table:style-name="ce66" office:value-type="string" calcext:value-type="string">
            <text:p><text:span text:style-name="T329">напечатать что-то (БЕЗ КАВЫЧЕК)</text:span> на экране </text:p>
            <text:p>или в файл, если после указать "&gt;" и имя файла.</text:p>
          </table:table-cell>
          <table:table-cell table:number-columns-repeated="1022"/>
        </table:table-row>
        <table:table-row table:style-name="ro4">
          <table:table-cell table:style-name="ce69" office:value-type="string" calcext:value-type="string">
            <text:p>uname -a</text:p>
          </table:table-cell>
          <table:table-cell table:style-name="ce69" office:value-type="string" calcext:value-type="string">
            <text:p><text:span text:style-name="T18">Получить информацию о системе.</text:span> Версия ядра, например</text:p>
            <text:p>Linux anton-System-Product-Name <text:span text:style-name="T18">5.4.0-77-generic</text:span> #86-Ubuntu SMP Thu Jun 17 02:35:03 UTC 2021 x86_64 x86_64 x86_64 GNU/Linux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sudo lshw</text:p>
          </table:table-cell>
          <table:table-cell table:style-name="ce69" office:value-type="string" calcext:value-type="string">
            <text:p>Узнать всё о железе на текущей машине</text:p>
          </table:table-cell>
          <table:table-cell table:number-columns-repeated="1022"/>
        </table:table-row>
        <table:table-row table:style-name="ro2">
          <table:table-cell table:style-name="ce69" office:value-type="string" calcext:value-type="string">
            <text:p><text:span text:style-name="T329">sudo lshw </text:span>-short</text:p>
          </table:table-cell>
          <table:table-cell table:style-name="ce69" office:value-type="string" calcext:value-type="string">
            <text:p>Тоже о железе, но в другом формате</text:p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lsblk -f</text:p>
          </table:table-cell>
          <table:table-cell table:style-name="ce69" office:value-type="string" calcext:value-type="string">
            <text:p>Инфа о дисках</text:p>
          </table:table-cell>
          <table:table-cell table:number-columns-repeated="1022"/>
        </table:table-row>
        <table:table-row table:style-name="ro4">
          <table:table-cell table:style-name="ce69" office:value-type="string" calcext:value-type="string">
            <text:p>lsb_release -a</text:p>
            <text:p/>
          </table:table-cell>
          <table:table-cell table:style-name="ce69" office:value-type="string" calcext:value-type="string">
            <text:p>название установленного дистибутива Линукс и его версия</text:p>
            <text:p/>
          </table:table-cell>
          <table:table-cell table:number-columns-repeated="1022"/>
        </table:table-row>
        <table:table-row table:style-name="ro1">
          <table:table-cell table:style-name="ce69" office:value-type="string" calcext:value-type="string">
            <text:p>cat /etc/*release*</text:p>
          </table:table-cell>
          <table:table-cell table:style-name="ce69" office:value-type="string" calcext:value-type="string">
            <text:p>то же самое, но подробнее.</text:p>
          </table:table-cell>
          <table:table-cell table:number-columns-repeated="1022"/>
        </table:table-row>
        <table:table-row table:style-name="ro1" table:number-rows-repeated="4">
          <table:table-cell table:style-name="ce69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man -k &lt;интересующая команда keyword или её кусок&gt;</text:p>
          </table:table-cell>
          <table:table-cell table:style-name="ce66" office:value-type="string" calcext:value-type="string">
            <text:p>получить мануал (инструкцию) по команд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whatis &lt;интересующая команда или её кусок&gt;</text:p>
          </table:table-cell>
          <table:table-cell table:style-name="ce66" office:value-type="string" calcext:value-type="string">
            <text:p>почти то же самое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8" office:value-type="string" calcext:value-type="string">
            <text:p>command1 &amp;&amp; command2 &amp;&amp; command3</text:p>
          </table:table-cell>
          <table:table-cell table:style-name="ce66" office:value-type="string" calcext:value-type="string">
            <text:p>Выполнить несколько комманд подряд, каждая будет выполняться ТОЛЬКО если предыдущая не дала Ненулувой выходной код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command1; command2; command3</text:p>
          </table:table-cell>
          <table:table-cell table:style-name="ce66" office:value-type="string" calcext:value-type="string">
            <text:p>Выполнить несколько комманд подряд НЕЗАВИСИМО друг от друга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32">command1</text:span><text:span text:style-name="T333">  |  </text:span><text:span text:style-name="T334">command2</text:span></text:p>
          </table:table-cell>
          <table:table-cell table:style-name="ce66" office:value-type="string" calcext:value-type="string">
            <text:p>| - 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6">
          <table:table-cell table:style-name="ce70" office:value-type="string" calcext:value-type="string">
            <text:p>ПАМЯТЬ И ПРОЦЕССЫ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8" office:value-type="string" calcext:value-type="string">
            <text:p>ps</text:p>
          </table:table-cell>
          <table:table-cell table:style-name="ce66" office:value-type="string" calcext:value-type="string">
            <text:p>показать текущие процессы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ps x</text:p>
          </table:table-cell>
          <table:table-cell table:style-name="ce66" office:value-type="string" calcext:value-type="string">
            <text:p>более подробное описание процессов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ps &lt;имя пользователя&gt;</text:p>
          </table:table-cell>
          <table:table-cell table:style-name="ce66" office:value-type="string" calcext:value-type="string">
            <text:p>показать процессы другого пользователя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ps -aux</text:p>
          </table:table-cell>
          <table:table-cell table:style-name="ce66" office:value-type="string" calcext:value-type="string">
            <text:p>подробные данные по процессам юзеров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ps -aux | grep denis</text:p>
          </table:table-cell>
          <table:table-cell table:style-name="ce66" office:value-type="string" calcext:value-type="string">
            <text:p>все процессы пользователя Дени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kill</text:p>
          </table:table-cell>
          <table:table-cell table:style-name="ce66" office:value-type="string" calcext:value-type="string">
            <text:p>посылает сигнал процессу остановиться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killall &lt;имя/id процесса&gt;</text:p>
          </table:table-cell>
          <table:table-cell table:style-name="ce66" office:value-type="string" calcext:value-type="string">
            <text:p>терминирует ВСЕ процессы по указанному имени.</text:p>
          </table:table-cell>
          <table:table-cell table:number-columns-repeated="1022"/>
        </table:table-row>
        <table:table-row table:style-name="ro7">
          <table:table-cell table:style-name="ce66" office:value-type="string" calcext:value-type="string">
            <text:p>pkill -f my_pattern</text:p>
            <text:p><text:span text:style-name="T335">pkill -9 -f my_pattern   </text:span><text:span text:style-name="T336"># то же самое, если первый вариант не сработал</text:span></text:p>
          </table:table-cell>
          <table:table-cell table:style-name="ce66" office:value-type="string" calcext:value-type="string">
            <text:p>терминирует ВСЕ процессы, содержащие в имени паттерн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37">kill </text:span><text:span text:style-name="T338">-STOP</text:span><text:span text:style-name="T339"> &lt;имя/id процесса&gt;</text:span></text:p>
          </table:table-cell>
          <table:table-cell table:style-name="ce66" office:value-type="string" calcext:value-type="string">
            <text:p>приостанавливает процес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37">kill </text:span><text:span text:style-name="T338">-CONT</text:span><text:span text:style-name="T339"> &lt;имя/id процесса&gt;</text:span></text:p>
          </table:table-cell>
          <table:table-cell table:style-name="ce66" office:value-type="string" calcext:value-type="string">
            <text:p>возобновляет процес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kill -<text:span text:style-name="T340">HUP</text:span> 1</text:p>
          </table:table-cell>
          <table:table-cell table:style-name="ce66" office:value-type="string" calcext:value-type="string">
            <text:p><text:span text:style-name="T329">Перезапустить процесс в (случае Docker, даже </text:span>без выхода из контейнера) 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/>
          <table:table-cell table:style-name="ce66" office:value-type="string" calcext:value-type="string">
            <text:p><text:span text:style-name="T329">SIGINT </text:span>остановить процесс мягко, послав ему сигнал Ctrl+C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kill -TERM &lt;имя/id процесса&gt;</text:p>
          </table:table-cell>
          <table:table-cell table:style-name="ce66" office:value-type="string" calcext:value-type="string">
            <text:p>SIGTERM - немедленно завершает процесс, </text:p>
            <text:p>но обрабатывается программой, </text:p>
            <text:p>поэтому позволяет ей завершить дочерние процессы и освободить все ресурсы;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kill -KILL &lt;имя/id процесса&gt;</text:p>
          </table:table-cell>
          <table:table-cell table:style-name="ce66" office:value-type="string" calcext:value-type="string">
            <text:p>SIGKILL - тоже немедленно завершает процесс, но, в отличие от предыдущего варианта, он не передается самому процессу, а обрабатывается ядром. Поэтому ресурсы и дочерние процессы остаются запущенными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fg</text:p>
          </table:table-cell>
          <table:table-cell table:style-name="ce66" office:value-type="string" calcext:value-type="string">
            <text:p>перевести на foregrond (лицевую сторону) фоновый процес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trl+С</text:p>
          </table:table-cell>
          <table:table-cell table:style-name="ce66" office:value-type="string" calcext:value-type="string">
            <text:p>остановить процес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trl+Z</text:p>
          </table:table-cell>
          <table:table-cell table:style-name="ce66" office:value-type="string" calcext:value-type="string">
            <text:p>перевести процесс в фоновый режим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top</text:p>
          </table:table-cell>
          <table:table-cell table:style-name="ce66" office:value-type="string" calcext:value-type="string">
            <text:p>Task Manager, диспетчер задач в Linux, можем видеть процессы, память используемую и т. д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ift+P</text:p>
          </table:table-cell>
          <table:table-cell table:style-name="ce66" office:value-type="string" calcext:value-type="string">
            <text:p>отфильтровать по CPU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ift+M</text:p>
          </table:table-cell>
          <table:table-cell table:style-name="ce66" office:value-type="string" calcext:value-type="string">
            <text:p>отфильтровать по памяти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free -h</text:p>
          </table:table-cell>
          <table:table-cell table:style-name="ce66" office:value-type="string" calcext:value-type="string">
            <text:p>показать наличие памяти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shutdown</text:p>
          </table:table-cell>
          <table:table-cell table:style-name="ce66" office:value-type="string" calcext:value-type="string">
            <text:p>останавливает или перезагружает систем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reboot now</text:p>
          </table:table-cell>
          <table:table-cell table:style-name="ce66" office:value-type="string" calcext:value-type="string">
            <text:p>перезапустить сейчас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Файл дескрипторы <text:s/>N0 N1 N2</text:p>
          </table:table-cell>
          <table:table-cell table:style-name="ce67"/>
          <table:table-cell table:number-columns-repeated="1022"/>
        </table:table-row>
        <table:table-row table:style-name="ro8">
          <table:table-cell table:style-name="ce71" office:value-type="string" calcext:value-type="string">
            <text:p>Файл дескрипторы </text:p>
            <text:p><text:span text:style-name="T329">N0</text:span></text:p>
            <text:p>N1</text:p>
            <text:p>N2</text:p>
          </table:table-cell>
          <table:table-cell table:style-name="ce66" office:value-type="string" calcext:value-type="string">
            <text:p>Каждый раз при открытии файла системным вызовом open в любом языке программирования я получаю уникальный ID, который указывает мне на файл, этот ID и есть файл дескриптор. </text:p>
            <text:p/>
            <text:p>Файл дескриптор 0 называется STDIN и ассоциируется с вводом данных у приложения</text:p>
            <text:p>Файл дескриптор 1 называется STDOUT и используется приложениями для вывода данных, например командами print</text:p>
            <text:p>Файл дескриптор 2 называется STDERR и используется приложениями для вывода данных, сообщающих об ошибке</text:p>
            <text:p/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echo $$</text:p>
          </table:table-cell>
          <table:table-cell table:style-name="ce66" office:value-type="string" calcext:value-type="string">
            <text:p>Узнать ID своего процесса (терминала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s -lah /proc/15771/fd/</text:p>
          </table:table-cell>
          <table:table-cell table:style-name="ce66" office:value-type="string" calcext:value-type="string">
            <text:p>Увидеть файл-дескрипторы нашего процесса по id, например, 15771</text:p>
          </table:table-cell>
          <table:table-cell table:number-columns-repeated="1022"/>
        </table:table-row>
        <table:table-row table:style-name="ro9">
          <table:table-cell table:style-name="ce66" office:value-type="string" calcext:value-type="string">
            <text:p>// во второй консоли запустим</text:p>
            <text:p>echo "hello world" &gt; /proc/15771/fd/0</text:p>
            <text:p/>
            <text:p>// и в первой консоли увидим</text:p>
            <text:p>[user@localhost ]$ hello world</text:p>
          </table:table-cell>
          <table:table-cell table:style-name="ce66" office:value-type="string" calcext:value-type="string">
            <text:p>Сейчас все 3 файл дескриптора связаны с устройством псевдотерминала /dev/pts, но мы все равно можем ими манипулировать, например запустим во второй консоли</text:p>
          </table:table-cell>
          <table:table-cell table:number-columns-repeated="1022"/>
        </table:table-row>
        <table:table-row table:style-name="ro1" table:number-rows-repeated="6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СЛУЖБЫ (скрытые фоновые процессы)</text:p>
          </table:table-cell>
          <table:table-cell table:style-name="ce67"/>
          <table:table-cell table:number-columns-repeated="1022"/>
        </table:table-row>
        <table:table-row table:style-name="ro2">
          <table:table-cell table:style-name="ce72" office:value-type="string" calcext:value-type="string">
            <text:p>systemctl <text:span text:style-name="T341">опции</text:span> <text:span text:style-name="T342">команда</text:span> <text:span text:style-name="T343">служба служба</text:span></text:p>
          </table:table-cell>
          <table:table-cell table:style-name="ce72" office:value-type="string" calcext:value-type="string">
            <text:p><text:a xlink:href="https://losst.ru/upravlenie-sluzhbami-linux" xlink:type="simple">https://losst.ru/upravlenie-sluzhbami-linux</text:a>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ystemctl stop predictive</text:p>
          </table:table-cell>
          <table:table-cell table:style-name="ce66" office:value-type="string" calcext:value-type="string">
            <text:p>остановить службу предсказаний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list-units</text:p>
          </table:table-cell>
          <table:table-cell table:style-name="ce66" office:value-type="string" calcext:value-type="string">
            <text:p>посмотреть все службы (юниты), аналог опции -t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systemctl list-units --type service</text:p>
          </table:table-cell>
          <table:table-cell table:style-name="Default" office:value-type="string" calcext:value-type="string">
            <text:p><text:span text:style-name="T329">посмотреть </text:span>только программы, а не все эти дополнительные компоненты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start service</text:p>
          </table:table-cell>
          <table:table-cell table:style-name="ce66" office:value-type="string" calcext:value-type="string">
            <text:p>запустить служб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ervice &lt;clientapp&gt; <text:span text:style-name="T344">restart</text:span> …</text:p>
          </table:table-cell>
          <table:table-cell table:style-name="ce66" office:value-type="string" calcext:value-type="string">
            <text:p>перезапустить служб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try-restart …</text:p>
          </table:table-cell>
          <table:table-cell table:style-name="ce66" office:value-type="string" calcext:value-type="string">
            <text:p>перезапустить службу, только если она запущена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29">systemctl </text:span>reload-or-restart …</text:p>
          </table:table-cell>
          <table:table-cell table:style-name="ce66" office:value-type="string" calcext:value-type="string">
            <text:p>обновить конфигурацию затем выполнить перезапуск службы linux, если не поддерживается - только перезапустить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enable …</text:p>
          </table:table-cell>
          <table:table-cell table:style-name="ce66" office:value-type="string" calcext:value-type="string">
            <text:p>добавить службу в автозагрузк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disable …</text:p>
          </table:table-cell>
          <table:table-cell table:style-name="ce66" office:value-type="string" calcext:value-type="string">
            <text:p>удалить службу из автозагрузк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is-enabled </text:p>
          </table:table-cell>
          <table:table-cell table:style-name="ce66" office:value-type="string" calcext:value-type="string">
            <text:p>проверить если ли уже служба в автозагрузке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snapsot</text:p>
          </table:table-cell>
          <table:table-cell table:style-name="ce66" office:value-type="string" calcext:value-type="string">
            <text:p>сохранить состояние служб, чтобы потом восстановить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29">systemctl </text:span>daemon-reload</text:p>
          </table:table-cell>
          <table:table-cell table:style-name="ce66" office:value-type="string" calcext:value-type="string">
            <text:p>обновить конфигурацию всех служб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2" office:value-type="string" calcext:value-type="string">
            <text:p>Units (юниты)</text:p>
          </table:table-cell>
          <table:table-cell table:style-name="ce72" office:value-type="string" calcext:value-type="string">
            <text:p><text:a xlink:href="https://linux-notes.org/pishem-systemd-unit-fajl/" xlink:type="simple">https://linux-notes.org/pishem-systemd-unit-fajl/</text:a></text:p>
          </table:table-cell>
          <table:table-cell table:number-columns-repeated="1022"/>
        </table:table-row>
        <table:table-row table:style-name="ro1" table:number-rows-repeated="9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НАВИГАЦИЯ И ПОИСК.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8" office:value-type="string" calcext:value-type="string">
            <text:p>cd</text:p>
          </table:table-cell>
          <table:table-cell table:style-name="ce66" office:value-type="string" calcext:value-type="string">
            <text:p>перейти в папк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d .</text:p>
          </table:table-cell>
          <table:table-cell table:style-name="ce66" office:value-type="string" calcext:value-type="string">
            <text:p>Текущая папк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d ..</text:p>
          </table:table-cell>
          <table:table-cell table:style-name="ce66" office:value-type="string" calcext:value-type="string">
            <text:p>перейти в папку выш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d ../..</text:p>
          </table:table-cell>
          <table:table-cell table:style-name="ce66" office:value-type="string" calcext:value-type="string">
            <text:p>перейти на 2 папки выше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d ~</text:p>
          </table:table-cell>
          <table:table-cell table:style-name="ce66" office:value-type="string" calcext:value-type="string">
            <text:p>перейти в папку home текущего пользователя, то же самое, что cd home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pwd</text:p>
          </table:table-cell>
          <table:table-cell table:style-name="ce66" office:value-type="string" calcext:value-type="string">
            <text:p>показать путь текущей папки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ls</text:p>
          </table:table-cell>
          <table:table-cell table:style-name="ce66" office:value-type="string" calcext:value-type="string">
            <text:p>показать сожержимое текущей папки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ls -la</text:p>
          </table:table-cell>
          <table:table-cell table:style-name="ce66" office:value-type="string" calcext:value-type="string">
            <text:p>показать сожержимое текущей папки, l - длинно, a - включая скрытые папки и файлы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ls -la -R /</text:p>
          </table:table-cell>
          <table:table-cell table:style-name="ce66" office:value-type="string" calcext:value-type="string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ocate &lt;имя файла/папки&gt;</text:p>
          </table:table-cell>
          <table:table-cell table:style-name="ce66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whereis &lt;имя файла/папки&gt;</text:p>
          </table:table-cell>
          <table:table-cell table:style-name="ce66" office:value-type="string" calcext:value-type="string">
            <text:p>показать директорию файла/папк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find /home -name "&lt;имя файла/папки&gt;"</text:p>
          </table:table-cell>
          <table:table-cell table:style-name="ce66" office:value-type="string" calcext:value-type="string">
            <text:p>найти файл/папку, атрибут -name указывает, что ищем по имени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-i</text:p>
          </table:table-cell>
          <table:table-cell table:style-name="ce66" office:value-type="string" calcext:value-type="string">
            <text:p>атрибут игнорирования keysensitive - различия больших и маленьких букв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d /media/cdrom</text:p>
          </table:table-cell>
          <table:table-cell table:style-name="ce66" office:value-type="string" calcext:value-type="string">
            <text:p>перейти в сд-ром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РАБОТА С ФАЙЛАМИ И ПАПКАМИ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8" office:value-type="string" calcext:value-type="string">
            <text:p>mkdir</text:p>
          </table:table-cell>
          <table:table-cell table:style-name="ce66" office:value-type="string" calcext:value-type="string">
            <text:p>создать папк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kdir -p Dir4/Dir5</text:p>
          </table:table-cell>
          <table:table-cell table:style-name="ce66" office:value-type="string" calcext:value-type="string">
            <text:p>с атрибутом parent создает сразу родительскую и дочернюю папки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touch</text:p>
          </table:table-cell>
          <table:table-cell table:style-name="ce66" office:value-type="string" calcext:value-type="string">
            <text:p>создать файл, либо обновить время последней активности у существующего файла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rm</text:p>
          </table:table-cell>
          <table:table-cell table:style-name="ce66" office:value-type="string" calcext:value-type="string">
            <text:p>удалить файл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mdir</text:p>
          </table:table-cell>
          <table:table-cell table:style-name="ce66" office:value-type="string" calcext:value-type="string">
            <text:p>удалить папку пустую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mdir -p dir1/dir2/dir3</text:p>
          </table:table-cell>
          <table:table-cell table:style-name="ce66" office:value-type="string" calcext:value-type="string">
            <text:p>удалить указанное дерево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-i</text:p>
          </table:table-cell>
          <table:table-cell table:style-name="ce66" office:value-type="string" calcext:value-type="string">
            <text:p>(interactive) option to rm, which will prompt you to confirm the deletion of each file;</text:p>
          </table:table-cell>
          <table:table-cell table:number-columns-repeated="1022"/>
        </table:table-row>
        <table:table-row table:style-name="ro4">
          <table:table-cell table:style-name="ce73" office:value-type="string" calcext:value-type="string">
            <text:p>rm -R</text:p>
          </table:table-cell>
          <table:table-cell table:style-name="ce66" office:value-type="string" calcext:value-type="string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022"/>
        </table:table-row>
        <table:table-row table:style-name="ro2">
          <table:table-cell table:style-name="ce73" office:value-type="string" calcext:value-type="string">
            <text:p>sudo rm -R /</text:p>
          </table:table-cell>
          <table:table-cell table:style-name="ce66" office:value-type="string" calcext:value-type="string">
            <text:p>удалить всё с машины, начиная с корня, включая саму систему Linux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cat</text:p>
          </table:table-cell>
          <table:table-cell table:style-name="ce66" office:value-type="string" calcext:value-type="string">
            <text:p>ПРОСМОТРЕТЬ ФАЙЛ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more</text:p>
          </table:table-cell>
          <table:table-cell table:style-name="ce66" office:value-type="string" calcext:value-type="string">
            <text:p>тоже просмотреть файл, но по кнопке Enter читается по строкам. q - для выхода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less</text:p>
          </table:table-cell>
          <table:table-cell table:style-name="ce66" office:value-type="string" calcext:value-type="string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45">cp</text:span> &lt;название файла&gt; &lt;путь, куда копируем&gt;</text:p>
          </table:table-cell>
          <table:table-cell table:style-name="ce66" office:value-type="string" calcext:value-type="string">
            <text:p>скопировать файл/папку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p hello*.*</text:p>
          </table:table-cell>
          <table:table-cell table:style-name="ce66" office:value-type="string" calcext:value-type="string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p hello?.*</text:p>
          </table:table-cell>
          <table:table-cell table:style-name="ce66" office:value-type="string" calcext:value-type="string">
            <text:p>скопировать ВСЕ файлы с "hello" в начале названия и с любым 1 символом после этого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p -R Dir2 Dir 4</text:p>
          </table:table-cell>
          <table:table-cell table:style-name="ce66" office:value-type="string" calcext:value-type="string">
            <text:p>скопировать папку Dir2 со всем сожержимым в папку Dir4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-v</text:p>
          </table:table-cell>
          <table:table-cell table:style-name="ce66" office:value-type="string" calcext:value-type="string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mv</text:p>
          </table:table-cell>
          <table:table-cell table:style-name="ce66" office:value-type="string" calcext:value-type="string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v text.txt .text.txt</text:p>
          </table:table-cell>
          <table:table-cell table:style-name="ce66" office:value-type="string" calcext:value-type="string">
            <text:p>сделать файл скрытым, если поставить точку в начале имен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v &lt;file name&gt; &lt;folder name&gt;/</text:p>
          </table:table-cell>
          <table:table-cell table:style-name="ce66" office:value-type="string" calcext:value-type="string">
            <text:p>move file to folder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v &lt;file name&gt; ..</text:p>
          </table:table-cell>
          <table:table-cell table:style-name="ce66" office:value-type="string" calcext:value-type="string">
            <text:p>move file one level up to parent folder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df /work</text:p>
          </table:table-cell>
          <table:table-cell table:style-name="ce66" office:value-type="string" calcext:value-type="string">
            <text:p>df - команда, показывающая, на каком диске находится папк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df /root</text:p>
          </table:table-cell>
          <table:table-cell table:style-name="ce66" office:value-type="string" calcext:value-type="string">
            <text:p>узнать, где зранится корень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df -Th | grep "^/dev"</text:p>
          </table:table-cell>
          <table:table-cell table:style-name="ce66" office:value-type="string" calcext:value-type="string">
            <text:p>Использование дискового пространств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sblk -f</text:p>
          </table:table-cell>
          <table:table-cell table:style-name="ce66" office:value-type="string" calcext:value-type="string">
            <text:p>Показать дерево дисков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8" office:value-type="string" calcext:value-type="string">
            <text:p>mc</text:p>
          </table:table-cell>
          <table:table-cell table:style-name="ce66" office:value-type="string" calcext:value-type="string">
            <text:p><text:span text:style-name="T18">Открыть коммандер прямо в терминале ))</text:span></text:p>
            <text:p>Если его нет, то <text:span text:style-name="T18">sudo apt install mc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0">
          <table:table-cell table:style-name="ce66" office:value-type="string" calcext:value-type="string">
            <text:p>зажимаем Ctrl+Shift и перетаскиваем наш файл/папку в место, где будет ярлык.  </text:p>
            <text:p>Появляется ярлык (со стрелкой)</text:p>
          </table:table-cell>
          <table:table-cell table:style-name="ce68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ln -s &lt;файл-источник&gt; &lt;пуь к папке, где будет ярлык&gt;</text:p>
          </table:table-cell>
          <table:table-cell table:style-name="ce66" office:value-type="string" calcext:value-type="string">
            <text:p>Сделать ссылку на папку или файл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3">
          <table:table-cell table:style-name="ce66" office:value-type="string" calcext:value-type="string">
            <text:p><text:span text:style-name="T18">file</text:span> ~/Downloads/kafka.tgz</text:p>
            <text:p><text:span text:style-name="T346">#   /home/kafka/Downloads/kafka.tgz: HTML document, ASCII text</text:span></text:p>
            <text:p/>
          </table:table-cell>
          <table:table-cell table:style-name="ce66" office:value-type="string" calcext:value-type="string">
            <text:p>Выводит краткую информацию о типе файла (реальном, а не том, что укзаан после точки)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ЗАПИСЬ В ФАЙЛЫ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gedit</text:p>
          </table:table-cell>
          <table:table-cell table:style-name="ce66" office:value-type="string" calcext:value-type="string">
            <text:p>открытие простого блокнота в GUI</text:p>
          </table:table-cell>
          <table:table-cell table:number-columns-repeated="1022"/>
        </table:table-row>
        <table:table-row table:style-name="ro1">
          <table:table-cell table:style-name="ce74" table:number-columns-repeated="2"/>
          <table:table-cell table:number-columns-repeated="1022"/>
        </table:table-row>
        <table:table-row table:style-name="ro2">
          <table:table-cell table:style-name="ce68" office:value-type="string" calcext:value-type="string">
            <text:p>nano</text:p>
          </table:table-cell>
          <table:table-cell table:style-name="ce66" office:value-type="string" calcext:value-type="string">
            <text:p>текстовый редактор прямо в терминале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Ctrl+Z в nano </text:p>
          </table:table-cell>
          <table:table-cell table:style-name="ce75" office:value-type="string" calcext:value-type="string">
            <text:p>прикрыть открытый файл и снова поработать в терминале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fg</text:p>
          </table:table-cell>
          <table:table-cell table:style-name="ce75" office:value-type="string" calcext:value-type="string">
            <text:p>вернуться в открытый в nano файл</text:p>
          </table:table-cell>
          <table:table-cell table:number-columns-repeated="1022"/>
        </table:table-row>
        <table:table-row table:style-name="ro11">
          <table:table-cell table:style-name="ce66" office:value-type="string" calcext:value-type="string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table:style-name="ce66" office:value-type="string" calcext:value-type="string">
            <text:p>ВЫДЕЛЕНИЕ ТЕКСТ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trl-K (или F9)</text:p>
          </table:table-cell>
          <table:table-cell table:style-name="ce66" office:value-type="string" calcext:value-type="string">
            <text:p>Далее выделенный текст можно удалить или скопировать в буффер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комбинация Alt-6</text:p>
          </table:table-cell>
          <table:table-cell table:style-name="ce66" office:value-type="string" calcext:value-type="string">
            <text:p>Выделенный текст можно скопировать в буффер обмена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trl-U или F10</text:p>
          </table:table-cell>
          <table:table-cell table:style-name="ce66" office:value-type="string" calcext:value-type="string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pico</text:p>
          </table:table-cell>
          <table:table-cell table:style-name="ce66" office:value-type="string" calcext:value-type="string">
            <text:p>Тот же nano, но версия постарше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vi</text:p>
          </table:table-cell>
          <table:table-cell table:style-name="ce66" office:value-type="string" calcext:value-type="string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Hit the Esc key to enter "Normal mode". Then you can type : to enter "Command-line mode". A colon (:) will appear at the bottom of the screen and you can type in one of the following commands. To execute a command, press the Enter key.</text:p>
          </table:table-cell>
          <table:table-cell table:style-name="ce66" office:value-type="string" calcext:value-type="string">
            <text:p>Выйти из VIM</text:p>
          </table:table-cell>
          <table:table-cell table:number-columns-repeated="1022"/>
        </table:table-row>
        <table:table-row table:style-name="ro12">
          <table:table-cell table:style-name="ce66" office:value-type="string" calcext:value-type="string">
            <text:p>sed</text:p>
          </table:table-cell>
          <table:table-cell table:style-name="ce66" office:value-type="string" calcext:value-type="string">
            <text:p>Заменяет строки pattern_string → replace_string в файлах текущей папки, не открывая файлы.</text:p>
            <text:p>-n, --quiet - не выводить содержимое буфера шаблона в конце каждой итерации;</text:p>
            <text:p>-e - команды, которые надо выполнить для редактирования;</text:p>
            <text:p>-f - прочитать команды редактирования из файла;</text:p>
            <text:p>-i - сделать резервную копию файла перед редактированием;</text:p>
            <text:p>-l - указать свою длину строки;</text:p>
            <text:p>-r - включить поддержку расширенного синтаксиса регулярных выражений;</text:p>
            <text:p>-s - если передано несколько файлов, рассматривать их как отдельные потоки, а не как один длинный.</text:p>
            <text:p/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ЯРЛЫКИ, СОРТИНГ, РЕГУЛЯРНЫЕ ВЫРАЖЕНИЯ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ln -s</text:p>
          </table:table-cell>
          <table:table-cell table:style-name="ce66" office:value-type="string" calcext:value-type="string">
            <text:p>создать ярлык на файл/папку</text:p>
          </table:table-cell>
          <table:table-cell table:number-columns-repeated="1022"/>
        </table:table-row>
        <table:table-row table:style-name="ro10">
          <table:table-cell table:style-name="ce68" office:value-type="string" calcext:value-type="string">
            <text:p>ln</text:p>
          </table:table-cell>
          <table:table-cell table:style-name="ce66" office:value-type="string" calcext:value-type="string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wc &lt;имя файла&gt;</text:p>
          </table:table-cell>
          <table:table-cell table:style-name="ce66" office:value-type="string" calcext:value-type="string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ort &lt;имя файла с данными&gt;</text:p>
          </table:table-cell>
          <table:table-cell table:style-name="ce66" office:value-type="string" calcext:value-type="string">
            <text:p>возвращает данные в файле, сортированные по алфавит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-n</text:p>
          </table:table-cell>
          <table:table-cell table:style-name="ce66" office:value-type="string" calcext:value-type="string">
            <text:p>атрибут для сортировки чисел по возрастанию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ut -d "&lt;символ-резделитель&gt;" -f 3 &lt;имя файла, в который это записать&gt;</text:p>
          </table:table-cell>
          <table:table-cell table:style-name="ce66" office:value-type="string" calcext:value-type="string">
            <text:p>разрезает строку по делиметеру -d, как split в Python, выдает массив кусочков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атрибут -f 3</text:p>
          </table:table-cell>
          <table:table-cell table:style-name="ce66" office:value-type="string" calcext:value-type="string">
            <text:p>(field) выбирает не весь массив, а только указанный элемент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45">grep</text:span> &lt;искомый текст&gt; &lt;папка/файл&gt;</text:p>
          </table:table-cell>
          <table:table-cell table:style-name="ce66" office:value-type="string" calcext:value-type="string">
            <text:p>ищет определённый текст в файлах/папках/выходных данных pipeline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-E "[A-Za-z].gov" mydatafile.txt</text:p>
          </table:table-cell>
          <table:table-cell table:style-name="ce66" office:value-type="string" calcext:value-type="string">
            <text:p>ищем все вхождения с любой 1 буквой в любом регистре перед <text:s/>".gov"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-E "[A-Za-z]*.gov" mydatafile.txt</text:p>
          </table:table-cell>
          <table:table-cell table:style-name="ce66" office:value-type="string" calcext:value-type="string">
            <text:p>ищем все вхождения с любым количеством букв перед <text:s/>".gov"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-E "(kgb.gov|intel.com)"</text:p>
          </table:table-cell>
          <table:table-cell table:style-name="ce66" office:value-type="string" calcext:value-type="string">
            <text:p>ищем (или то, или другое) через разделитель |</text:p>
          </table:table-cell>
          <table:table-cell table:number-columns-repeated="1022"/>
        </table:table-row>
        <table:table-row table:style-name="ro13">
          <table:table-cell table:style-name="ce66" office:value-type="string" calcext:value-type="string">
            <text:p><text:span text:style-name="T347">grep</text:span><text:span text:style-name="T348"> -Ril </text:span><text:span text:style-name="T349">"text-to-find-here"</text:span><text:span text:style-name="T348"> /folder</text:span></text:p>
            <text:p/>
            <text:p>    i stands for ignore case (optional in your case).</text:p>
            <text:p>    R stands for recursive.</text:p>
            <text:p>    l stands for "show the file name, not the result itself".</text:p>
            <text:p><text:span text:style-name="T335">    </text:span><text:span text:style-name="T350">/folder - показывает, где искать. / укажет на корень, то есть искать везде</text:span>.</text:p>
            <text:p/>
          </table:table-cell>
          <table:table-cell table:style-name="ce66" office:value-type="string" calcext:value-type="string">
            <text:p>ищет текст в файлах папки рекурсивно</text:p>
          </table:table-cell>
          <table:table-cell table:number-columns-repeated="1022"/>
        </table:table-row>
        <table:table-row table:style-name="ro11">
          <table:table-cell table:style-name="ce66" office:value-type="string" calcext:value-type="string">
            <text:p>grep -rnw <text:span text:style-name="T349">'/path/to/somewhere/'</text:span> -e <text:span text:style-name="T349">'pattern'</text:span></text:p>
            <text:p/>
            <text:p>    -r or -R is recursive,</text:p>
            <text:p>    -n is line number, and</text:p>
            <text:p>    -w stands for match the whole word.</text:p>
            <text:p>    -l (lower-case L) can be added to just give the file name of matching files.</text:p>
            <text:p>    -e is the pattern used during the search</text:p>
            <text:p/>
          </table:table-cell>
          <table:table-cell table:style-name="ce66" office:value-type="string" calcext:value-type="string">
            <text:p>ищет текст в файлах папки рекурсивно</text:p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ПЕРЕНАПРАВЛЕНИЕ ВЫВОДА/ВВОДА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read</text:p>
          </table:table-cell>
          <table:table-cell table:style-name="ce66" office:value-type="string" calcext:value-type="string">
            <text:p>прочитать вводимую строк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ead &lt;имя переменной&gt;</text:p>
          </table:table-cell>
          <table:table-cell table:style-name="ce66" office:value-type="string" calcext:value-type="string">
            <text:p>прочитать строку и присвоить её как значение переменной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ort names.txt</text:p>
          </table:table-cell>
          <table:table-cell table:style-name="ce66" office:value-type="string" calcext:value-type="string">
            <text:p>выведет отсортированное содержимое на экран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sort names.txt &gt; sorted.txt</text:p>
          </table:table-cell>
          <table:table-cell table:style-name="ce66" office:value-type="string" calcext:value-type="string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»</text:p>
          </table:table-cell>
          <table:table-cell table:style-name="ce66" office:value-type="string" calcext:value-type="string">
            <text:p>append, добваить данные в конец файла, аналогично комманде append в Python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2&gt;</text:p>
          </table:table-cell>
          <table:table-cell table:style-name="ce66" office:value-type="string" calcext:value-type="string">
            <text:p>перенаправить данные, выдавшие ошибки в... <text:s/>вникуда в данном случае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2&gt; errors.txt</text:p>
          </table:table-cell>
          <table:table-cell table:style-name="ce66" office:value-type="string" calcext:value-type="string">
            <text:p>перенаправить плохие ответы в файл errors.txt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anton /etc/* 2&gt; /dev/null</text:p>
          </table:table-cell>
          <table:table-cell table:style-name="ce66" office:value-type="string" calcext:value-type="string">
            <text:p>перенаправить плохие ответы в девайс "вникуда"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anton /etc/* &gt; good.txt 2&gt; errors.txt</text:p>
          </table:table-cell>
          <table:table-cell table:style-name="ce66" office:value-type="string" calcext:value-type="string">
            <text:p>разделили по 2 файлам хорошие ответы и плохие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rep anton /etc/* &amp;&gt; allresults.txt</text:p>
          </table:table-cell>
          <table:table-cell table:style-name="ce66" office:value-type="string" calcext:value-type="string">
            <text:p>вывести ВСЕ результаты, и плохие, и хорошие, в файл</text:p>
          </table:table-cell>
          <table:table-cell table:number-columns-repeated="1022"/>
        </table:table-row>
        <table:table-row table:style-name="ro1" table:number-rows-repeated="3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АРХИВИРОВАНИЕ И КОМПРЕССИЯ ДАННЫХ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tar</text:p>
          </table:table-cell>
          <table:table-cell table:style-name="ce66" office:value-type="string" calcext:value-type="string">
            <text:p>tape archive - объединяет несколько файлов/папок в один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45">tar</text:span> cvf mytar.tar Folder1</text:p>
          </table:table-cell>
          <table:table-cell table:style-name="ce66" office:value-type="string" calcext:value-type="string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tar tf mytar.tar</text:p>
          </table:table-cell>
          <table:table-cell table:style-name="ce66" office:value-type="string" calcext:value-type="string">
            <text:p>посмотреть внутрь файл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tar xvf mytar.tar</text:p>
          </table:table-cell>
          <table:table-cell table:style-name="ce66" office:value-type="string" calcext:value-type="string">
            <text:p>распаковать, показывая действия (v)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0">
          <table:table-cell table:style-name="ce66" office:value-type="string" calcext:value-type="string">
            <text:p><text:span text:style-name="T345">gzip</text:span> mytar.tar</text:p>
          </table:table-cell>
          <table:table-cell table:style-name="ce66" office:value-type="string" calcext:value-type="string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unzip mytar.tar.gz</text:p>
          </table:table-cell>
          <table:table-cell table:style-name="ce66" office:value-type="string" calcext:value-type="string">
            <text:p>раскомпрессировать файл gz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45">bzip2</text:span> mytar.tar</text:p>
          </table:table-cell>
          <table:table-cell table:style-name="ce66" office:value-type="string" calcext:value-type="string">
            <text:p>скомпрессировать более мощным методом в формат .bz2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bunzip2 mytar.tar.bz2</text:p>
          </table:table-cell>
          <table:table-cell table:style-name="ce66" office:value-type="string" calcext:value-type="string">
            <text:p>раскопрессировать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45">xz</text:span> и unxz</text:p>
          </table:table-cell>
          <table:table-cell table:style-name="ce66" office:value-type="string" calcext:value-type="string">
            <text:p>скомпрессовать и раскомпрессовать в формат .xz</text:p>
          </table:table-cell>
          <table:table-cell table:number-columns-repeated="1022"/>
        </table:table-row>
        <table:table-row table:style-name="ro4">
          <table:table-cell table:style-name="ce68" office:value-type="string" calcext:value-type="string">
            <text:p>tar cvzf mytar.tar Folder1</text:p>
          </table:table-cell>
          <table:table-cell table:style-name="ce75" office:value-type="string" calcext:value-type="string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75"/>
          <table:table-cell table:number-columns-repeated="1022"/>
        </table:table-row>
        <table:table-row table:style-name="ro4">
          <table:table-cell table:style-name="ce68" office:value-type="string" calcext:value-type="string">
            <text:p>zip -r myZIP.zip Folder1</text:p>
          </table:table-cell>
          <table:table-cell table:style-name="ce75" office:value-type="string" calcext:value-type="string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unzip myZIP.zip</text:p>
          </table:table-cell>
          <table:table-cell table:style-name="ce66" office:value-type="string" calcext:value-type="string">
            <text:p>распаковать zip-файл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tar zxvf my_backup.tgz</text:p>
          </table:table-cell>
          <table:table-cell table:style-name="ce66" office:value-type="string" calcext:value-type="string">
            <text:p>распаковать tgz-файл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unzip -c file_Name_your_archive.tgz | tar xvf -</text:p>
          </table:table-cell>
          <table:table-cell table:style-name="ce66" office:value-type="string" calcext:value-type="string">
            <text:p>распаковать tgz-файл</text:p>
          </table:table-cell>
          <table:table-cell table:number-columns-repeated="1022"/>
        </table:table-row>
        <table:table-row table:style-name="ro1" table:number-rows-repeated="7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ПОЛЬЗОВАТЕЛИ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cat /etc/passwd</text:p>
          </table:table-cell>
          <table:table-cell table:style-name="ce66" office:value-type="string" calcext:value-type="string">
            <text:p>открыть файл с данными всех аккаунтов пользователей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whoami</text:p>
          </table:table-cell>
          <table:table-cell table:style-name="ce66" office:value-type="string" calcext:value-type="string">
            <text:p>показывает, какой юзер сейчас активен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45">su</text:span> &lt;имя юзера&gt;</text:p>
          </table:table-cell>
          <table:table-cell table:style-name="ce66" office:value-type="string" calcext:value-type="string">
            <text:p>switch user, меняет текущего юзера на указанного, попросит ввести пароль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exit</text:p>
          </table:table-cell>
          <table:table-cell table:style-name="ce66" office:value-type="string" calcext:value-type="string">
            <text:p>выйти из временно примеренного юзера )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ogout</text:p>
          </table:table-cell>
          <table:table-cell table:style-name="ce66" office:value-type="string" calcext:value-type="string">
            <text:p>выйти из текущего пользователя (root, например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id &lt;имя юзера&gt;</text:p>
          </table:table-cell>
          <table:table-cell table:style-name="ce66" office:value-type="string" calcext:value-type="string">
            <text:p>показывает группы пользователя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ast</text:p>
          </table:table-cell>
          <table:table-cell table:style-name="ce66" office:value-type="string" calcext:value-type="string">
            <text:p>показывает крайние логины в систем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who</text:p>
          </table:table-cell>
          <table:table-cell table:style-name="ce66" office:value-type="string" calcext:value-type="string">
            <text:p>показывает, кто сейчас залогинен в систему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w</text:p>
          </table:table-cell>
          <table:table-cell table:style-name="ce66" office:value-type="string" calcext:value-type="string">
            <text:p>всё то же самое, но ещё показывает и текущий работающий процесс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<text:span text:style-name="T345">useradd</text:span> -m &lt;имя пользователя&gt;</text:p>
          </table:table-cell>
          <table:table-cell table:style-name="ce66" office:value-type="string" calcext:value-type="string">
            <text:p>создаем нового юзера. -m создает ему папку в /home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passwd &lt;имя пользователя&gt;</text:p>
          </table:table-cell>
          <table:table-cell table:style-name="ce66" office:value-type="string" calcext:value-type="string">
            <text:p>установить пароль пользователю, чтобы он мог залогиниться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/etc/skel/</text:p>
          </table:table-cell>
          <table:table-cell table:style-name="ce66" office:value-type="string" calcext:value-type="string">
            <text:p>папка-скелет, которая сожержит всё, что будет создаваться для нового пользователя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userdel -r &lt;имя пользователя&gt;</text:p>
          </table:table-cell>
          <table:table-cell table:style-name="ce66" office:value-type="string" calcext:value-type="string">
            <text:p>удалить пользователя и все его данны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groupadd &lt;имя группы&gt;</text:p>
          </table:table-cell>
          <table:table-cell table:style-name="ce66" office:value-type="string" calcext:value-type="string">
            <text:p>создать группу с указанным именем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groupdel &lt;имя группы&gt;</text:p>
          </table:table-cell>
          <table:table-cell table:style-name="ce66" office:value-type="string" calcext:value-type="string">
            <text:p>удалить группу (пользователи сохраняются, просто выходят из этой группы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<text:span text:style-name="T345">usermod</text:span> <text:span text:style-name="T351">-aG</text:span> &lt;имя группы&gt; &lt;имя пользователя&gt;</text:p>
          </table:table-cell>
          <table:table-cell table:style-name="ce66" office:value-type="string" calcext:value-type="string">
            <text:p>добавить в группу пользователя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deluser &lt;имя группы&gt; &lt;имя пользователя&gt;</text:p>
          </table:table-cell>
          <table:table-cell table:style-name="ce66" office:value-type="string" calcext:value-type="string">
            <text:p>удалить из группы пользователя</text:p>
          </table:table-cell>
          <table:table-cell table:number-columns-repeated="1022"/>
        </table:table-row>
        <table:table-row table:style-name="ro1" table:number-rows-repeated="3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СЕТЬ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env | grep proxy</text:p>
          </table:table-cell>
          <table:table-cell table:style-name="ce66" office:value-type="string" calcext:value-type="string">
            <text:p>узнать свой proxy-сервер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ifconfig</text:p>
          </table:table-cell>
          <table:table-cell table:style-name="ce66" office:value-type="string" calcext:value-type="string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iwconfig</text:p>
          </table:table-cell>
          <table:table-cell table:style-name="ce66" office:value-type="string" calcext:value-type="string">
            <text:p>настройки роутера, в том числе PowerManagement: on или off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shw -C network</text:p>
          </table:table-cell>
          <table:table-cell table:style-name="ce66" office:value-type="string" calcext:value-type="string">
            <text:p>информация об интернет-роутер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netstat -antu</text:p>
          </table:table-cell>
          <table:table-cell table:style-name="ce66" office:value-type="string" calcext:value-type="string">
            <text:p>увидеть занятые порты на локальной машине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ifconfig</text:p>
          </table:table-cell>
          <table:table-cell table:style-name="ce66" office:value-type="string" calcext:value-type="string">
            <text:p>данные о сет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ip addr show</text:p>
          </table:table-cell>
          <table:table-cell table:style-name="ce66" office:value-type="string" calcext:value-type="string">
            <text:p>другой вариант данных о сет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oute</text:p>
          </table:table-cell>
          <table:table-cell table:style-name="ce66" office:value-type="string" calcext:value-type="string">
            <text:p>адреса пересылки пакетов в разных странах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ping</text:p>
          </table:table-cell>
          <table:table-cell table:style-name="ce66" office:value-type="string" calcext:value-type="string">
            <text:p>отослать пакеты на адрес, проверить ответ (пропинговать)</text:p>
          </table:table-cell>
          <table:table-cell table:number-columns-repeated="1022"/>
        </table:table-row>
        <table:table-row table:style-name="ro2">
          <table:table-cell table:style-name="ce71" office:value-type="string" calcext:value-type="string">
            <text:p><text:a xlink:href="https://linuxrussia.com/openvpn-gui-clients.html" xlink:type="simple">https://linuxrussia.com/openvpn-gui-clients.html</text:a></text:p>
          </table:table-cell>
          <table:table-cell table:style-name="ce71" office:value-type="string" calcext:value-type="string">
            <text:p>инструкция, как подключить openvpn в Linux</text:p>
          </table:table-cell>
          <table:table-cell table:number-columns-repeated="1022"/>
        </table:table-row>
        <table:table-row table:style-name="ro1">
          <table:table-cell table:style-name="ce71" table:number-columns-repeated="2"/>
          <table:table-cell table:number-columns-repeated="1022"/>
        </table:table-row>
        <table:table-row table:style-name="ro2">
          <table:table-cell table:style-name="ce71" office:value-type="string" calcext:value-type="string">
            <text:p>sudo route -n</text:p>
          </table:table-cell>
          <table:table-cell table:style-name="ce71" office:value-type="string" calcext:value-type="string">
            <text:p>увидеть соединения, в том числе vpn</text:p>
          </table:table-cell>
          <table:table-cell table:number-columns-repeated="1022"/>
        </table:table-row>
        <table:table-row table:style-name="ro14">
          <table:table-cell table:style-name="ce75" office:value-type="string" calcext:value-type="string">
            <text:p>sudo route del -net 0.0.0.0 gw 172.31.20.209 netmask 0.0.0.0 dev tun0</text:p>
          </table:table-cell>
          <table:table-cell table:style-name="ce66" office:value-type="string" calcext:value-type="string">
            <text:p>Поменять местами стоящее на первом месте vpn соединение с соединением основного внешнего интернета. Теперь все запросы сначала идут во внешний нтернет, а потом, если не находятся - в vpn ???</text:p>
            <text:p><text:span text:style-name="T329">172.31.20.209 заменяем на наш ip от vpn</text:span>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youtube-dl&lt;пробел&gt;&lt;ссылка на видео&gt;</text:p>
          </table:table-cell>
          <table:table-cell table:style-name="ce66" office:value-type="string" calcext:value-type="string">
            <text:p>Скачать youtube-video</text:p>
            <text:p>Если вам нужно лишь скачать видео в лучшем качестве, то откройте терминал и введите </text:p>
            <text:p/>
          </table:table-cell>
          <table:table-cell table:number-columns-repeated="1022"/>
        </table:table-row>
        <table:table-row table:style-name="ro2">
          <table:table-cell table:style-name="ce70" office:value-type="string" calcext:value-type="string">
            <text:p>ПРАВА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rwx</text:p>
          </table:table-cell>
          <table:table-cell table:style-name="ce66" office:value-type="string" calcext:value-type="string">
            <text:p>права на чтение, запись, исполнение файла (или вход в папку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--</text:p>
          </table:table-cell>
          <table:table-cell table:style-name="ce66" office:value-type="string" calcext:value-type="string">
            <text:p>право только на чтени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ls -ld directory</text:p>
          </table:table-cell>
          <table:table-cell table:style-name="ce66" office:value-type="string" calcext:value-type="string">
            <text:p><text:span text:style-name="T18">показать</text:span> права на папку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chown &lt;имя пользователя&gt; &lt;имя файла/папки&gt;</text:p>
          </table:table-cell>
          <table:table-cell table:style-name="ce66" office:value-type="string" calcext:value-type="string">
            <text:p>поменять владельца файла/папк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chgrp &lt;имя группы&gt; &lt;имя файла/папки&gt;</text:p>
          </table:table-cell>
          <table:table-cell table:style-name="ce66" office:value-type="string" calcext:value-type="string">
            <text:p>поменять доступ группы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udo chmod o+x &lt;имя файла/папки&gt;</text:p>
          </table:table-cell>
          <table:table-cell table:style-name="ce66" office:value-type="string" calcext:value-type="string">
            <text:p>добавить право others (o) на запуск файла (x)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chmod u+x, g-w, o+r &lt;имя файла/папки&gt;</text:p>
          </table:table-cell>
          <table:table-cell table:style-name="ce66" office:value-type="string" calcext:value-type="string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hmod ugo=r &lt;имя файла/папки&gt;</text:p>
          </table:table-cell>
          <table:table-cell table:style-name="ce66" office:value-type="string" calcext:value-type="string">
            <text:p>юзеру, группе и остальным - всем поставить толкьо право read, остальные права отключить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r = 4, w = 2, x = 1</text:p>
          </table:table-cell>
          <table:table-cell table:style-name="ce66"/>
          <table:table-cell table:number-columns-repeated="1022"/>
        </table:table-row>
        <table:table-row table:style-name="ro4">
          <table:table-cell table:style-name="ce66" office:value-type="string" calcext:value-type="string">
            <text:p>rwx = 7, rw- = 6, r-x = 5, r-- = 4, -wx = 3, -w- = 2, --x = 1, --- = 0</text:p>
          </table:table-cell>
          <table:table-cell table:style-name="ce66"/>
          <table:table-cell table:number-columns-repeated="1022"/>
        </table:table-row>
        <table:table-row table:style-name="ro4">
          <table:table-cell table:style-name="ce66" office:value-type="string" calcext:value-type="string">
            <text:p>chmod 777 &lt;имя файла/папки&gt;</text:p>
          </table:table-cell>
          <table:table-cell table:style-name="ce66" office:value-type="string" calcext:value-type="string">
            <text:p>дать полные права всем. </text:p>
            <text:p>Первая 7 - пользователю, вторая - группе, третья — остальным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chmod o+t &lt;имя папки&gt;</text:p>
          </table:table-cell>
          <table:table-cell table:style-name="ce66" office:value-type="string" calcext:value-type="string">
            <text:p>сделать sticky beat для папки, запретить удалять файлы не владельцам файла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do chmod 1777 &lt;имя папки&gt;</text:p>
          </table:table-cell>
          <table:table-cell table:style-name="ce66" office:value-type="string" calcext:value-type="string">
            <text:p>сделать в папке полные права. Первая цифра - sticky beat. 1 включает, 0 выключает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chmod a+x myscript.sh</text:p>
          </table:table-cell>
          <table:table-cell table:style-name="ce68" office:value-type="string" calcext:value-type="string">
            <text:p>Всем группам добавить право на исполнени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hmod -R 777 &lt;имя папки&gt;</text:p>
          </table:table-cell>
          <table:table-cell table:style-name="ce66" office:value-type="string" calcext:value-type="string">
            <text:p>РЕКУРСИВНАЯ смена прав на папку и все объекты в ней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УСТРОЙСТВА</text:p>
          </table:table-cell>
          <table:table-cell table:style-name="ce70"/>
          <table:table-cell table:number-columns-repeated="1022"/>
        </table:table-row>
        <table:table-row table:style-name="ro2">
          <table:table-cell table:style-name="ce66" office:value-type="string" calcext:value-type="string">
            <text:p>cat /proc/cpuinfo</text:p>
          </table:table-cell>
          <table:table-cell table:style-name="ce66" office:value-type="string" calcext:value-type="string">
            <text:p>Подробная информация о центральном процессоре: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cat /proc/meminfo</text:p>
          </table:table-cell>
          <table:table-cell table:style-name="ce66" office:value-type="string" calcext:value-type="string">
            <text:p><text:s/>Общая информация о памяти: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free -m</text:p>
          </table:table-cell>
          <table:table-cell table:style-name="ce66" office:value-type="string" calcext:value-type="string">
            <text:p>Объем занятой и свободной памяти в мегабайтах</text:p>
          </table:table-cell>
          <table:table-cell table:number-columns-repeated="1022"/>
        </table:table-row>
        <table:table-row table:style-name="ro2">
          <table:table-cell table:style-name="ce66"/>
          <table:table-cell table:style-name="ce66" office:value-type="string" calcext:value-type="string">
            <text:p><text:s/>Разделы, имена устройств и расположение на дисках:</text:p>
          </table:table-cell>
          <table:table-cell table:number-columns-repeated="1022"/>
        </table:table-row>
        <table:table-row table:style-name="ro25">
          <table:table-cell table:style-name="ce66" office:value-type="string" calcext:value-type="string">
            <text:p>sudo apt install screenfetch</text:p>
            <text:p><text:span text:style-name="T352">screenfetch</text:span></text:p>
            <text:p/>
          </table:table-cell>
          <table:table-cell table:style-name="ce66" office:value-type="string" calcext:value-type="string">
            <text:p>Выводит кратко информацию о CPU, видеокарте, оперативной памяти и жёстких дисках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lsusb</text:p>
          </table:table-cell>
          <table:table-cell table:style-name="ce66" office:value-type="string" calcext:value-type="string">
            <text:p>Показывает подключенные по USB устройств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canimage -L</text:p>
          </table:table-cell>
          <table:table-cell table:style-name="ce66" office:value-type="string" calcext:value-type="string">
            <text:p>Показывает установленные сканеры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ubuntu-drivers devices</text:p>
          </table:table-cell>
          <table:table-cell table:style-name="ce66" office:value-type="string" calcext:value-type="string">
            <text:p>Вывести список девайсов.</text:p>
            <text:p>Например, видеокарту и ее драйверы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9">
          <table:table-cell table:style-name="ce66" office:value-type="string" calcext:value-type="string">
            <text:p><text:span text:style-name="T26">sudo fdisk -l     </text:span><text:span text:style-name="T353"># узнаём имя нашей флешки, например dev/sdd</text:span></text:p>
            <text:p/>
            <text:p>sudo dd if='~/Downloads/ubuntu20_04.iso' of=/dev/sdd bs=1M</text:p>
          </table:table-cell>
          <table:table-cell table:style-name="ce66" office:value-type="string" calcext:value-type="string">
            <text:p><text:span text:style-name="T18">Сделать загрузочную флешку из iso-образа</text:span></text:p>
            <text:p>С помощью опции if надо передать путь к образу, который надо записать, а of - устройство, на которое его надо записать. Опция bs помогает утилите работать быстрее. Обратите внимание, что данные надо записывать именно на флешку, а не на раздел на ней.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brscan-skey <text:s/>-l</text:p>
          </table:table-cell>
          <table:table-cell table:style-name="ce66" office:value-type="string" calcext:value-type="string">
            <text:p>Показать список установленных устройств фирмы Brother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sudo <text:span text:style-name="T18">ntfsfix</text:span> /dev/sdd1</text:p>
          </table:table-cell>
          <table:table-cell table:style-name="ce66" office:value-type="string" calcext:value-type="string">
            <text:p>Смонтировать флешку, которая НЕ СМОНТИРОВАЛАСЬ САМА</text:p>
            <text:p>если, например, её путь"/<text:span text:style-name="T26">dev/sdd1"</text:span></text:p>
          </table:table-cell>
          <table:table-cell table:number-columns-repeated="1022"/>
        </table:table-row>
        <table:table-row table:style-name="ro1" table:number-rows-repeated="4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0" office:value-type="string" calcext:value-type="string">
            <text:p>BASH SCRIPTS</text:p>
          </table:table-cell>
          <table:table-cell table:style-name="ce70"/>
          <table:table-cell table:number-columns-repeated="1022"/>
        </table:table-row>
        <table:table-row table:style-name="ro3">
          <table:table-cell table:style-name="ce66"/>
          <table:table-cell table:style-name="ce66" office:value-type="string" calcext:value-type="string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022"/>
        </table:table-row>
        <table:table-row table:style-name="ro2">
          <table:table-cell table:style-name="ce68" office:value-type="string" calcext:value-type="string">
            <text:p>chmod a+x myscript.sh</text:p>
          </table:table-cell>
          <table:table-cell table:style-name="ce66" office:value-type="string" calcext:value-type="string">
            <text:p>файлу скрипта надо дать возможность запускаться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./myscript.sh</text:p>
          </table:table-cell>
          <table:table-cell table:style-name="ce66" office:value-type="string" calcext:value-type="string">
            <text:p>запустить скрипт с именем myscript.sh, если мы в его директории</text:p>
            <text:p/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xterm -e ./myscript.sh</text:p>
          </table:table-cell>
          <table:table-cell table:style-name="ce66" office:value-type="string" calcext:value-type="string">
            <text:p>запустить скрипт с именем myscript.sh в другом терминале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gnome-terminal -- "bash -c \"!!; exec bash\""</text:p>
            <text:p/>
            <text:p>gnome-terminal -x sh -c "!!; bash"</text:p>
          </table:table-cell>
          <table:table-cell table:style-name="ce66" office:value-type="string" calcext:value-type="string">
            <text:p>запустить скрипт с именем myscript.sh в другом терминале, если нет команды xterm</text:p>
          </table:table-cell>
          <table:table-cell table:number-columns-repeated="1022"/>
        </table:table-row>
        <table:table-row table:style-name="ro15">
          <table:table-cell table:style-name="ce66" office:value-type="string" calcext:value-type="string">
            <text:p>#!/bin/bash</text:p>
            <text:p>export WEB_EDU_CONFIG_PATH=/opt/bars/web_edu/web_edu_dev/conf</text:p>
            <text:p>export DJANGO_SETTINGS_MODULE=web_edu.settings</text:p>
            <text:p/>
            <text:p>echo starting celery</text:p>
            <text:p>gnome-terminal -- /bin/sh -c 'cd src &amp;&amp; /home/anton/PROJECTS/web_edu/venv_web_edu/bin/celery -A web_edu worker --queues=celery,long_term,notifier,analytic_collector --concurrency=1 --loglevel=info'</text:p>
            <text:p/>
            <text:p>echo starting django</text:p>
            <text:p>gnome-terminal -- /bin/sh -c 'cd /home/anton/PROJECTS/web_edu/src/web_edu &amp;&amp; pwd &amp;&amp; /home/anton/PROJECTS/web_edu/venv_web_edu/bin/python3.7 manage.py runserver'</text:p>
          </table:table-cell>
          <table:table-cell table:style-name="ce66" office:value-type="string" calcext:value-type="string">
            <text:p>Питоновское <text:span text:style-name="T18">виртуальное окружение не активируется в дочерних процессах,</text:span> вместо него надо запускать скрипты исполняемыми файлами из этого окружения!</text:p>
            <text:p/>
            <text:p>Этот баш-скрипт:</text:p>
            <text:p>0) Экспортирует переменные</text:p>
            <text:p>1) запускает Селери из bin папки виртуального окружения</text:p>
            <text:p><text:span text:style-name="T329">2) Запускает Джанго исполняемым файлом Питона из bin </text:span>папки виртуального окружения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$0</text:p>
          </table:table-cell>
          <table:table-cell table:style-name="ce66" office:value-type="string" calcext:value-type="string">
            <text:p>переменные пишутся в кавычках и со знаком $, затем пишется порядковый номер переменной.</text:p>
            <text:p>$0 - название файла со скриптом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$1</text:p>
          </table:table-cell>
          <table:table-cell table:style-name="ce66" office:value-type="string" calcext:value-type="string">
            <text:p>первая переменная и т. д.</text:p>
          </table:table-cell>
          <table:table-cell table:number-columns-repeated="1022"/>
        </table:table-row>
        <table:table-row table:style-name="ro16">
          <table:table-cell table:style-name="ce66" office:value-type="string" calcext:value-type="string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table:style-name="ce66" office:value-type="string" calcext:value-type="string">
            <text:p>Обычный if.</text:p>
            <text:p/>
            <text:p>конец if, тот же if, но наоборот… получается fi</text:p>
          </table:table-cell>
          <table:table-cell table:number-columns-repeated="1022"/>
        </table:table-row>
        <table:table-row table:style-name="ro17">
          <table:table-cell table:style-name="ce66" office:value-type="string" calcext:value-type="string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table:style-name="ce66" office:value-type="string" calcext:value-type="string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022"/>
        </table:table-row>
        <table:table-row table:style-name="ro9">
          <table:table-cell table:style-name="ce66" office:value-type="string" calcext:value-type="string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table:style-name="ce66" office:value-type="string" calcext:value-type="string">
            <text:p>while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for myfile in `ls *.txt`; do</text:p>
            <text:p>cat $myfile</text:p>
            <text:p>done</text:p>
          </table:table-cell>
          <table:table-cell table:style-name="ce66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for x in {1...10}; do</text:p>
            <text:p>echo "X = $x"</text:p>
            <text:p>done</text:p>
          </table:table-cell>
          <table:table-cell table:style-name="ce66" office:value-type="string" calcext:value-type="string">
            <text:p>for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for (( i=1; i&lt;=10; i++ )); do</text:p>
            <text:p>echo "Nomer I = $i"</text:p>
            <text:p>done</text:p>
          </table:table-cell>
          <table:table-cell table:style-name="ce66" office:value-type="string" calcext:value-type="string">
            <text:p>for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summa=0</text:p>
          </table:table-cell>
          <table:table-cell table:style-name="ce66" office:value-type="string" calcext:value-type="string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022"/>
        </table:table-row>
        <table:table-row table:style-name="ro18">
          <table:table-cell table:style-name="ce66" office:value-type="string" calcext:value-type="string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table:style-name="ce66" office:value-type="string" calcext:value-type="string">
            <text:p>задаём функцию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yFunction 50 vasya</text:p>
          </table:table-cell>
          <table:table-cell table:style-name="ce66" office:value-type="string" calcext:value-type="string">
            <text:p>вызываем функцию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"Summa = $summa"</text:p>
          </table:table-cell>
          <table:table-cell table:style-name="ce66" office:value-type="string" calcext:value-type="string">
            <text:p>выводим изменившуюся переменную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6" office:value-type="string" calcext:value-type="string">
            <text:p>УДАЛЁННОЕ ПОДКЛЮЧЕНИЕ К СЕРВЕРУ</text:p>
          </table:table-cell>
          <table:table-cell table:style-name="ce76"/>
          <table:table-cell table:number-columns-repeated="1022"/>
        </table:table-row>
        <table:table-row table:style-name="ro2">
          <table:table-cell table:style-name="ce67" office:value-type="string" calcext:value-type="string">
            <text:p>ssh</text:p>
          </table:table-cell>
          <table:table-cell table:style-name="ce67"/>
          <table:table-cell table:number-columns-repeated="1022"/>
        </table:table-row>
        <table:table-row table:style-name="ro19">
          <table:table-cell table:style-name="ce66" office:value-type="string" calcext:value-type="string">
            <text:p><text:span text:style-name="T329">ssh </text:span><text:span text:style-name="T329"><text:a xlink:href="mailto:login@ip" xlink:type="simple">login@ip</text:a></text:span></text:p>
            <text:p/>
            <text:p><text:span text:style-name="T329">НАПРИМЕР,</text:span></text:p>
            <text:p><text:span text:style-name="T329">ssh </text:span><text:span text:style-name="T329"><text:a xlink:href="mailto:bars@192.168.233.95" xlink:type="simple">bars@192.168.233.95</text:a></text:span></text:p>
            <text:p><text:span text:style-name="T329">или</text:span></text:p>
            <text:p><text:span text:style-name="T335">ssh </text:span><text:span text:style-name="T335"><text:a xlink:href="mailto:edu-admin@192.168.233.145" xlink:type="simple">edu-admin@192.168.233.145</text:a></text:span><text:span text:style-name="T335">     </text:span><text:span text:style-name="T336"># к Тюмени</text:span></text:p>
          </table:table-cell>
          <table:table-cell table:style-name="ce66" office:value-type="string" calcext:value-type="string">
            <text:p>Подключение по ssh.</text:p>
            <text:p>Автоматически проставит сохранённые ssh-ключи. Если они не подойдут, предложит ввести пароль.</text:p>
            <text:p>вводим пароль (он в терминале введётся невидимым)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cat /opt/bars/web_edu/web_edu_custom2/conf/web_edu.conf | less</text:p>
          </table:table-cell>
          <table:table-cell table:style-name="ce66" office:value-type="string" calcext:value-type="string">
            <text:p>Посмотреть содержимое файла /opt/bars/web_edu/web_edu_custom2/conf/web_edu.conf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Выход из просмотра q</text:p>
          </table:table-cell>
          <table:table-cell table:style-name="ce66" office:value-type="string" calcext:value-type="string">
            <text:p>выход из просмотра файл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exit</text:p>
          </table:table-cell>
          <table:table-cell table:style-name="ce66" office:value-type="string" calcext:value-type="string">
            <text:p>отключиться от сервак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mc</text:p>
          </table:table-cell>
          <table:table-cell table:style-name="ce66" office:value-type="string" calcext:value-type="string">
            <text:p>Открыть коммандер прямо в терминале ))</text:p>
          </table:table-cell>
          <table:table-cell table:number-columns-repeated="1022"/>
        </table:table-row>
        <table:table-row table:style-name="ro1" table:number-rows-repeated="43">
          <table:table-cell table:style-name="ce66" table:number-columns-repeated="2"/>
          <table:table-cell table:number-columns-repeated="1022"/>
        </table:table-row>
        <table:table-row table:style-name="ro1" table:number-rows-repeated="10481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T" table:style-name="ta2">
        <table:table-column table:style-name="co5" table:default-cell-style-name="ce77"/>
        <table:table-column table:style-name="co6" table:default-cell-style-name="ce77"/>
        <table:table-column table:style-name="co3" table:number-columns-repeated="62" table:default-cell-style-name="ce77"/>
        <table:table-column table:style-name="co4" table:number-columns-repeated="960" table:default-cell-style-name="ce106"/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КОММИТ, ПУШ и ПУЛЛ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54">git </text:span><text:span text:style-name="T355">add</text:span><text:span text:style-name="T356"> .</text:span></text:p>
          </table:table-cell>
          <table:table-cell table:style-name="ce66" office:value-type="string" calcext:value-type="string">
            <text:p>добавить в список назначенных к выгрузке ВСЕ файлы и папки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57">git </text:span><text:span text:style-name="T358">commit</text:span><text:span text:style-name="T359"> -m "README file was changed"</text:span></text:p>
          </table:table-cell>
          <table:table-cell table:style-name="ce66" office:value-type="string" calcext:value-type="string">
            <text:p>НАЗНАЧИТЬ к выгрузке в ЛОКАЛЬНЫЙ репозиторий файлы и <text:s/>дать комментарий</text:p>
          </table:table-cell>
          <table:table-cell table:number-columns-repeated="1022"/>
        </table:table-row>
        <table:table-row table:style-name="ro1">
          <table:table-cell table:style-name="ce79" office:value-type="string" calcext:value-type="string">
            <text:p>git <text:span text:style-name="T360">push</text:span> -u <text:span text:style-name="T361">origin master</text:span></text:p>
          </table:table-cell>
          <table:table-cell table:style-name="ce66" office:value-type="string" calcext:value-type="string">
            <text:p><text:span text:style-name="T406">из локального выгрузить ветку главную в репозиторий, подключенный как </text:span><text:span text:style-name="T407">origin</text:span><text:span text:style-name="T408">, в ветку </text:span><text:span text:style-name="T409">master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git <text:span text:style-name="T362">diff</text:span> --stat --cached<text:span text:style-name="T363"> origin/master</text:span></text:p>
          </table:table-cell>
          <table:table-cell table:style-name="ce66" office:value-type="string" calcext:value-type="string">
            <text:p>Посмотреть, какие файлы затронет коммит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git rm --cached blog/blog.php</text:p>
          </table:table-cell>
          <table:table-cell table:style-name="ce66" office:value-type="string" calcext:value-type="string">
            <text:p>исключить из назначенных к выгрузке конкретный файл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it push</text:p>
          </table:table-cell>
          <table:table-cell table:style-name="ce66" office:value-type="string" calcext:value-type="string">
            <text:p>краткая команда выгрузить из локалки в репозиторий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PS D:\Python\aanikin\Python&gt; git <text:span text:style-name="T351">add</text:span> Practice/a.makarov/test.py</text:p>
          </table:table-cell>
          <table:table-cell table:style-name="ce66" office:value-type="string" calcext:value-type="string">
            <text:p>добавление к коммиту папки, либо можно добавить всё указав точку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git <text:span text:style-name="T364">pull</text:span> aanikin master –allow-unrelated-histories</text:p>
          </table:table-cell>
          <table:table-cell table:style-name="ce66" office:value-type="string" calcext:value-type="string">
            <text:p>скачать данные с репозитория, обновив свою папку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PS D:\Python\aanikin\Python&gt; git <text:span text:style-name="T364">push</text:span> -u aanikin --all</text:p>
          </table:table-cell>
          <table:table-cell table:style-name="ce66" office:value-type="string" calcext:value-type="string">
            <text:p>ПОСЛЕ pull <text:s/>можно изменять файлы и делать push — закинуть измененные свои файлы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65">git </text:span><text:span text:style-name="T366">clone</text:span><text:span text:style-name="T367"> </text:span>https://github.com/aanikin/Python</text:p>
          </table:table-cell>
          <table:table-cell table:style-name="ce66" office:value-type="string" calcext:value-type="string">
            <text:p>скачать содержимое репозитория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0">
          <table:table-cell table:style-name="ce66" office:value-type="string" calcext:value-type="string">
            <text:p>git clean -df</text:p>
            <text:p>git reset --hard</text:p>
            <text:p>git pull <text:span text:style-name="T363">origin master</text:span></text:p>
          </table:table-cell>
          <table:table-cell table:style-name="ce66" office:value-type="string" calcext:value-type="string">
            <text:p>Запуллить репозиторий, стирая изменения в локальной папке (отменяя их)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80" office:value-type="string" calcext:value-type="string">
            <text:p>ТЭГИ</text:p>
          </table:table-cell>
          <table:table-cell table:style-name="ce80"/>
          <table:table-cell table:number-columns-repeated="1022"/>
        </table:table-row>
        <table:table-row table:style-name="ro20">
          <table:table-cell table:style-name="ce81" office:value-type="string" calcext:value-type="string">
            <text:p>git tag stable-1</text:p>
          </table:table-cell>
          <table:table-cell table:style-name="ce66" office:value-type="string" calcext:value-type="string">
            <text:p><text:span text:style-name="T383">создать «легковесный» тэг, связанный с последним</text:span></text:p>
            <text:p><text:span text:style-name="T383">коммитом. Если тэг уже есть, то еще один создан не будет.</text:span>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tag stable-2 f292ef5</text:p>
          </table:table-cell>
          <table:table-cell table:style-name="ce81" office:value-type="string" calcext:value-type="string">
            <text:p>пометить тэгом определенный коммит.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80" office:value-type="string" calcext:value-type="string">
            <text:p>БЭКАП</text:p>
          </table:table-cell>
          <table:table-cell table:style-name="ce80"/>
          <table:table-cell table:number-columns-repeated="1022"/>
        </table:table-row>
        <table:table-row table:style-name="ro1">
          <table:table-cell table:style-name="ce81" office:value-type="string" calcext:value-type="string">
            <text:p>git reset</text:p>
          </table:table-cell>
          <table:table-cell table:style-name="ce81" office:value-type="string" calcext:value-type="string">
            <text:p>Отмена слеанного git add</text:p>
          </table:table-cell>
          <table:table-cell table:number-columns-repeated="1022"/>
        </table:table-row>
        <table:table-row table:style-name="ro21">
          <table:table-cell table:style-name="ce82" office:value-type="string" calcext:value-type="string">
            <text:p>git <text:span text:style-name="T368">reset</text:span> --soft <text:span text:style-name="T361">origin feature</text:span></text:p>
          </table:table-cell>
          <table:table-cell table:style-name="ce66" office:value-type="string" calcext:value-type="string">
            <text:p><text:span text:style-name="T410">Главная команда!</text:span></text:p>
            <text:p><text:span text:style-name="T383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git reset HEAD~1</text:p>
          </table:table-cell>
          <table:table-cell table:style-name="ce66" office:value-type="string" calcext:value-type="string">
            <text:p>Отменить коммит, если НЕ сделали push</text:p>
          </table:table-cell>
          <table:table-cell table:number-columns-repeated="1022"/>
        </table:table-row>
        <table:table-row table:style-name="ro10">
          <table:table-cell table:style-name="ce82" office:value-type="string" calcext:value-type="string">
            <text:p>git revert HEAD</text:p>
          </table:table-cell>
          <table:table-cell table:style-name="ce66" office:value-type="string" calcext:value-type="string">
            <text:p>Отменить коммит, если уже сделали push. </text:p>
            <text:p>This command will revert/remove the local commits/change and then you can push</text:p>
          </table:table-cell>
          <table:table-cell table:number-columns-repeated="1022"/>
        </table:table-row>
        <table:table-row table:style-name="ro4">
          <table:table-cell table:style-name="ce82" office:value-type="string" calcext:value-type="string">
            <text:p>git reset ORIG_HEAD</text:p>
          </table:table-cell>
          <table:table-cell table:style-name="ce66" office:value-type="string" calcext:value-type="string">
            <text:p>Отменить действие по отмене коммита. Вернуть коммит.</text:p>
            <text:p>Переносит Head на позицию, куда она смотрела ранее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git <text:span text:style-name="T368">checkout</text:span> &lt;hello.html&gt;</text:p>
          </table:table-cell>
          <table:table-cell table:style-name="ce66" office:value-type="string" calcext:value-type="string">
            <text:p>отбэкапиться на версию до коммита с hello.html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git reset &lt;кусок изменённого объекта, например HEAD hello.html&gt;</text:p>
          </table:table-cell>
          <table:table-cell table:style-name="ce66" office:value-type="string" calcext:value-type="string">
            <text:p>убрать из индексации часть изменений (после случайного git add .)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81" office:value-type="string" calcext:value-type="string">
            <text:p>git revert 7f6b500</text:p>
          </table:table-cell>
          <table:table-cell table:style-name="ce81" office:value-type="string" calcext:value-type="string">
            <text:p>отменить коммит с указанным ID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reset 9cf99cc —hard</text:p>
          </table:table-cell>
          <table:table-cell table:style-name="ce81" office:value-type="string" calcext:value-type="string">
            <text:p>нормально отбэкапиться к ID версии</text:p>
          </table:table-cell>
          <table:table-cell table:number-columns-repeated="1022"/>
        </table:table-row>
        <table:table-row table:style-name="ro1" table:number-rows-repeated="4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80" office:value-type="string" calcext:value-type="string">
            <text:p>АНАЛИЗ</text:p>
          </table:table-cell>
          <table:table-cell table:style-name="ce80"/>
          <table:table-cell table:number-columns-repeated="1022"/>
        </table:table-row>
        <table:table-row table:style-name="ro2">
          <table:table-cell table:style-name="ce66" office:value-type="string" calcext:value-type="string">
            <text:p>git log —oneline</text:p>
          </table:table-cell>
          <table:table-cell table:style-name="ce66" office:value-type="string" calcext:value-type="string">
            <text:p>посмотреть лог по 1 строчке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status <text:s/></text:p>
          </table:table-cell>
          <table:table-cell table:style-name="ce81" office:value-type="string" calcext:value-type="string">
            <text:p>посмотреть, что назначено к выгрузке в Локалку (перед add)</text:p>
          </table:table-cell>
          <table:table-cell table:number-columns-repeated="1022"/>
        </table:table-row>
        <table:table-row table:style-name="ro22">
          <table:table-cell table:style-name="ce66" office:value-type="string" calcext:value-type="string">
            <text:p>git <text:span text:style-name="T362">diff</text:span> --stat --cached<text:span text:style-name="T363"> origin/master</text:span></text:p>
          </table:table-cell>
          <table:table-cell table:style-name="ce81" office:value-type="string" calcext:value-type="string">
            <text:p>Посмотреть, какие файлы затронет подготовленный коммит (перед push). </text:p>
            <text:p>Перед пушем полезно глянуть, что не изменил конфиг, например.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<text:span text:style-name="T369">git </text:span><text:span text:style-name="T370">remote</text:span><text:span text:style-name="T371"> </text:span><text:span text:style-name="T372">show </text:span><text:span text:style-name="T373">origin</text:span></text:p>
          </table:table-cell>
          <table:table-cell table:style-name="ce104" office:value-type="string" calcext:value-type="string">
            <text:p>то же самое ???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remote -v</text:p>
          </table:table-cell>
          <table:table-cell table:style-name="ce81" office:value-type="string" calcext:value-type="string">
            <text:p>узнать, к каким репозиториям подключен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config --get remote.origin.url</text:p>
          </table:table-cell>
          <table:table-cell table:style-name="ce81" office:value-type="string" calcext:value-type="string">
            <text:p>увидеть, какой онлайн-репозиторий выбран как origin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1">
          <table:table-cell table:style-name="ce81" office:value-type="string" calcext:value-type="string">
            <text:p>git branch -a</text:p>
          </table:table-cell>
          <table:table-cell table:style-name="ce81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log —pretty=oneline</text:p>
          </table:table-cell>
          <table:table-cell table:style-name="ce81" office:value-type="string" calcext:value-type="string">
            <text:p>Вывести историю коммитов</text:p>
          </table:table-cell>
          <table:table-cell table:number-columns-repeated="1022"/>
        </table:table-row>
        <table:table-row table:style-name="ro23">
          <table:table-cell table:style-name="ce81" office:value-type="string" calcext:value-type="string">
            <text:p>git tag</text:p>
          </table:table-cell>
          <table:table-cell table:style-name="ce66" office:value-type="string" calcext:value-type="string">
            <text:p><text:span text:style-name="T383">Посмотреть список имеющихся тегов</text:span></text:p>
            <text:p/>
          </table:table-cell>
          <table:table-cell table:number-columns-repeated="1022"/>
        </table:table-row>
        <table:table-row table:style-name="ro2">
          <table:table-cell table:style-name="ce81" office:value-type="string" calcext:value-type="string">
            <text:p>fab src.flake8_diff:last=1</text:p>
          </table:table-cell>
          <table:table-cell table:style-name="ce66" office:value-type="string" calcext:value-type="string">
            <text:p>Проверить 1 предыдущий коммит на ошибки flake и isort</text:p>
          </table:table-cell>
          <table:table-cell table:number-columns-repeated="1022"/>
        </table:table-row>
        <table:table-row table:style-name="ro1" table:number-rows-repeated="3">
          <table:table-cell table:style-name="ce81"/>
          <table:table-cell table:style-name="ce66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НАСТРОЙКИ ПОДКЛЮЧЕНИЯ</text:p>
          </table:table-cell>
          <table:table-cell table:style-name="ce78"/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user.name <text:span text:style-name="T374">"AntAlMakarov"</text:span></text:p>
          </table:table-cell>
          <table:table-cell table:style-name="ce66" office:value-type="string" calcext:value-type="string">
            <text:p>установить имя своего юзер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user.password "your password"</text:p>
          </table:table-cell>
          <table:table-cell table:style-name="ce66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75">git config --global user.email </text:span><text:span text:style-name="T376">"</text:span>AntAlMakarov@greenatom.ru<text:span text:style-name="T377">"</text:span></text:p>
          </table:table-cell>
          <table:table-cell table:style-name="ce66" office:value-type="string" calcext:value-type="string">
            <text:p><text:span text:style-name="T384">установить email своего юзера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3">
          <table:table-cell table:style-name="ce66" office:value-type="string" calcext:value-type="string">
            <text:p><text:span text:style-name="T378">git </text:span><text:span text:style-name="T379">remote </text:span><text:span text:style-name="T380">add</text:span><text:span text:style-name="T381"> </text:span><text:span text:style-name="T380">origin</text:span><text:span text:style-name="T382"> </text:span>https://gitlab.com/dev/name_repo<text:span text:style-name="T383">/</text:span></text:p>
          </table:table-cell>
          <table:table-cell table:style-name="ce66" office:value-type="string" calcext:value-type="string">
            <text:p>подключиться к репозиторию "dev/name_repo", созданному на гит</text:p>
          </table:table-cell>
          <table:table-cell table:number-columns-repeated="1022"/>
        </table:table-row>
        <table:table-row table:style-name="ro24">
          <table:table-cell table:style-name="ce66" office:value-type="string" calcext:value-type="string">
            <text:p><text:span text:style-name="T384">git remote add origin </text:span>https://github.com/Antohnio123/Antohnio.git</text:p>
          </table:table-cell>
          <table:table-cell table:style-name="ce66" office:value-type="string" calcext:value-type="string">
            <text:p>подключиться к моему репозиторию на GitHub</text:p>
          </table:table-cell>
          <table:table-cell table:number-columns-repeated="1022"/>
        </table:table-row>
        <table:table-row table:style-name="ro2">
          <table:table-cell table:style-name="ce82" office:value-type="string" calcext:value-type="string">
            <text:p>git <text:span text:style-name="T385">remote </text:span><text:span text:style-name="T386">set-url</text:span><text:span text:style-name="T387"> </text:span><text:span text:style-name="T386">origin</text:span><text:span text:style-name="T387"> </text:span>new.git.url/here</text:p>
          </table:table-cell>
          <table:table-cell table:style-name="ce66" office:value-type="string" calcext:value-type="string">
            <text:p>Переключиться на другой репозиторий</text:p>
          </table:table-cell>
          <table:table-cell table:number-columns-repeated="1022"/>
        </table:table-row>
        <table:table-row table:style-name="ro25">
          <table:table-cell table:style-name="ce66" office:value-type="string" calcext:value-type="string">
            <text:p><text:span text:style-name="T329">git remote set-url origin https://&lt;MYNAME&gt;</text:span>:&lt;MYTOKEN&gt;@github.com/scuzzlebuzzle/ol3-1.git</text:p>
          </table:table-cell>
          <table:table-cell table:style-name="ce66" office:value-type="string" calcext:value-type="string">
            <text:p>установить удалённый репозиторий и вписать токен в ссылку</text:p>
          </table:table-cell>
          <table:table-cell table:number-columns-repeated="1022"/>
        </table:table-row>
        <table:table-row table:style-name="ro10">
          <table:table-cell table:style-name="ce86" office:value-type="string" calcext:value-type="string">
            <text:p>git push origin master</text:p>
            <text:p>  Username: your_token</text:p>
            <text:p>  Password:</text:p>
          </table:table-cell>
          <table:table-cell table:style-name="ce86" office:value-type="string" calcext:value-type="string">
            <text:p>Запушить с токеном вместо пароля. Ставим вместо имени!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384">git remote add aanikin </text:span>https://github.com/aanikin/Python</text:p>
          </table:table-cell>
          <table:table-cell table:style-name="ce66" office:value-type="string" calcext:value-type="string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0">
          <table:table-cell table:style-name="ce66" office:value-type="string" calcext:value-type="string">
            <text:p>git config --global credential.helper store</text:p>
          </table:table-cell>
          <table:table-cell table:style-name="ce66" office:value-type="string" calcext:value-type="string">
            <text:p><text:span text:style-name="T18">Сохраняет токен при СЛЕДУЮЩЕМ ВВОДЕ!</text:span></text:p>
            <text:p>т. е. следущий раз входим ещё вводя токен, но на второй и дальше — уже всё будет сохранено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--unset credential.helper</text:p>
          </table:table-cell>
          <table:table-cell table:style-name="ce66" office:value-type="string" calcext:value-type="string">
            <text:p>очистить сохранённый пароль / токен</text:p>
          </table:table-cell>
          <table:table-cell table:number-columns-repeated="1022"/>
        </table:table-row>
        <table:table-row table:style-name="ro7">
          <table:table-cell table:style-name="ce66" office:value-type="string" calcext:value-type="string">
            <text:p>rm ~/.git-credentials</text:p>
          </table:table-cell>
          <table:table-cell table:style-name="ce66" office:value-type="string" calcext:value-type="string">
            <text:p><text:span text:style-name="T352">очистить сохранённый пароль / токен</text:span></text:p>
            <text:p>но работает и для множественных сохранений креденшиалов</text:p>
          </table:table-cell>
          <table:table-cell table:number-columns-repeated="1022"/>
        </table:table-row>
        <table:table-row table:style-name="ro1">
          <table:table-cell table:style-name="ce87"/>
          <table:table-cell table:style-name="ce66"/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http.sslbackend schannel</text:p>
          </table:table-cell>
          <table:table-cell table:style-name="ce66" office:value-type="string" calcext:value-type="string">
            <text:p>Для Винды: переключения ssl-шифрования на виндовское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http.sslVerify false</text:p>
          </table:table-cell>
          <table:table-cell table:style-name="ce66" office:value-type="string" calcext:value-type="string">
            <text:p>отключить ssl-шифровани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--global http.sslVerify true</text:p>
          </table:table-cell>
          <table:table-cell table:style-name="ce66" office:value-type="string" calcext:value-type="string">
            <text:p>включить ssl-шифрование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git config http.sslBackend</text:p>
          </table:table-cell>
          <table:table-cell table:style-name="ce66" office:value-type="string" calcext:value-type="string">
            <text:p><text:span text:style-name="T18">Посмотреть в настройках </text:span>пункт http - sslbackend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78" office:value-type="string" calcext:value-type="string">
            <text:p>ВЕТКИ:</text:p>
          </table:table-cell>
          <table:table-cell table:style-name="ce78"/>
          <table:table-cell table:number-columns-repeated="1022"/>
        </table:table-row>
        <table:table-row table:style-name="ro1">
          <table:table-cell table:style-name="ce88" office:value-type="string" calcext:value-type="string">
            <text:p>git branch -a</text:p>
          </table:table-cell>
          <table:table-cell table:style-name="ce81" office:value-type="string" calcext:value-type="string">
            <text:p>увидеть все ветки</text:p>
          </table:table-cell>
          <table:table-cell table:number-columns-repeated="1022"/>
        </table:table-row>
        <table:table-row table:style-name="ro23">
          <table:table-cell table:style-name="ce81" office:value-type="string" calcext:value-type="string">
            <text:p>git checkout -b admin</text:p>
          </table:table-cell>
          <table:table-cell table:style-name="ce66" office:value-type="string" calcext:value-type="string">
            <text:p><text:span text:style-name="T383">создать ветку admin и сразу на неё переключиться</text:span></text:p>
            <text:p/>
          </table:table-cell>
          <table:table-cell table:number-columns-repeated="1022"/>
        </table:table-row>
        <table:table-row table:style-name="ro1">
          <table:table-cell table:style-name="ce89" office:value-type="string" calcext:value-type="string">
            <text:p>git checkout forum</text:p>
          </table:table-cell>
          <table:table-cell table:style-name="ce81" office:value-type="string" calcext:value-type="string">
            <text:p>переключиться на ветку форума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checkout 2a36c1b</text:p>
          </table:table-cell>
          <table:table-cell table:style-name="ce81" office:value-type="string" calcext:value-type="string">
            <text:p>переключиться на версию с указанным ID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81" office:value-type="string" calcext:value-type="string">
            <text:p>git merge forum</text:p>
          </table:table-cell>
          <table:table-cell table:style-name="ce81" office:value-type="string" calcext:value-type="string">
            <text:p>слить текущую ветку и указанную (forum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2">
          <table:table-cell table:style-name="ce81" office:value-type="string" calcext:value-type="string">
            <text:p>git branch --set-upstream-to=master tocheck</text:p>
          </table:table-cell>
          <table:table-cell table:style-name="ce81" office:value-type="string" calcext:value-type="string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27">
          <table:table-cell table:style-name="ce81" office:value-type="string" calcext:value-type="string">
            <text:p>$ git checkout &lt;feature&gt;</text:p>
            <text:p>$ git <text:span text:style-name="T351">merge</text:span> master</text:p>
            <text:p>(or)</text:p>
            <text:p>$ git <text:span text:style-name="T351">merge</text:span> master &lt;feature&gt;</text:p>
          </table:table-cell>
          <table:table-cell table:style-name="ce81" office:value-type="string" calcext:value-type="string">
            <text:p>Merge (слияние веток)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9">
          <table:table-cell table:style-name="ce81" office:value-type="string" calcext:value-type="string">
            <text:p>git checkout &lt;feature&gt;</text:p>
            <text:p>git <text:span text:style-name="T388">rebase</text:span> -i master</text:p>
          </table:table-cell>
          <table:table-cell table:style-name="ce81" office:value-type="string" calcext:value-type="string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22">
          <table:table-cell table:style-name="ce81" office:value-type="string" calcext:value-type="string">
            <text:p>git <text:span text:style-name="T389">stash</text:span></text:p>
          </table:table-cell>
          <table:table-cell table:style-name="ce81" office:value-type="string" calcext:value-type="string">
            <text:p>Спрятать свои изменения, сделанные в ветке.  </text:p>
            <text:p>Чтобы, например, переключиться с нее на другую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<text:span text:style-name="T389">stash</text:span> save "Какое-нибудь сообщение"</text:p>
          </table:table-cell>
          <table:table-cell table:style-name="ce81" office:value-type="string" calcext:value-type="string">
            <text:p>Сохранить с сообщением</text:p>
          </table:table-cell>
          <table:table-cell table:number-columns-repeated="1022"/>
        </table:table-row>
        <table:table-row table:style-name="ro22">
          <table:table-cell table:style-name="ce81" office:value-type="string" calcext:value-type="string">
            <text:p>git <text:span text:style-name="T389">stash</text:span> save <text:span text:style-name="T390">-u</text:span></text:p>
          </table:table-cell>
          <table:table-cell table:style-name="ce81" office:value-type="string" calcext:value-type="string">
            <text:p>Git stash не прячет файлы, которые не добавлены в репозиторий. Чтобы их спрятать с остальными изменениями используется опция --include-untracked (или -u)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<text:span text:style-name="T389">stash</text:span> list</text:p>
          </table:table-cell>
          <table:table-cell table:style-name="ce81" office:value-type="string" calcext:value-type="string">
            <text:p>Выводит список всего, что спрятано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22">
          <table:table-cell table:style-name="ce81" office:value-type="string" calcext:value-type="string">
            <text:p>git <text:span text:style-name="T389">push -d</text:span> origin &lt;branch_name&gt;</text:p>
          </table:table-cell>
          <table:table-cell table:style-name="ce81" office:value-type="string" calcext:value-type="string">
            <text:p><text:span text:style-name="T18">Удаление ветки на удаленном репозитории  И локально: </text:span></text:p>
            <text:p>https://stackoverflow.com/questions/2003505/how-do-i-delete-a-git-branch-locally-and-remotely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git branch -d &lt;имя ветки&gt;</text:p>
          </table:table-cell>
          <table:table-cell table:style-name="ce81" office:value-type="string" calcext:value-type="string">
            <text:p>удалить ветку только ЛОКАЛЬНО за ненадобностью или после merge с другой.</text:p>
          </table:table-cell>
          <table:table-cell table:number-columns-repeated="1022"/>
        </table:table-row>
        <table:table-row table:style-name="ro1">
          <table:table-cell table:style-name="ce82" office:value-type="string" calcext:value-type="string">
            <text:p>git <text:span text:style-name="T391">stash</text:span> <text:span text:style-name="T392">clear</text:span></text:p>
          </table:table-cell>
          <table:table-cell table:style-name="ce81" office:value-type="string" calcext:value-type="string">
            <text:p>очистить спрятанные изменения разом все</text:p>
          </table:table-cell>
          <table:table-cell table:number-columns-repeated="1022"/>
        </table:table-row>
        <table:table-row table:style-name="ro28">
          <table:table-cell table:style-name="ce81" office:value-type="string" calcext:value-type="string">
            <text:p>git <text:span text:style-name="T389">stash</text:span></text:p>
            <text:p>git checkout branch123</text:p>
            <text:p>git <text:span text:style-name="T389">stash apply</text:span></text:p>
          </table:table-cell>
          <table:table-cell table:style-name="ce81" office:value-type="string" calcext:value-type="string">
            <text:p>Работал не в той ветке. Перенести наработки в другую ветку.</text:p>
            <text:p>Перед этим stash очистить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1">
          <table:table-cell table:style-name="ce81" office:value-type="string" calcext:value-type="string">
            <text:p>git branch -m &lt;oldname&gt; &lt;newname&gt;</text:p>
          </table:table-cell>
          <table:table-cell table:style-name="ce81" office:value-type="string" calcext:value-type="string">
            <text:p>переименовать ветку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branch -m &lt;newname&gt;</text:p>
          </table:table-cell>
          <table:table-cell table:style-name="ce81" office:value-type="string" calcext:value-type="string">
            <text:p>переименовать ТЕКУЩУЮ ветку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git config --global alias.rename 'branch -m'</text:p>
          </table:table-cell>
          <table:table-cell table:style-name="ce81" office:value-type="string" calcext:value-type="string">
            <text:p>Добавить псевдоним ветке</text:p>
          </table:table-cell>
          <table:table-cell table:number-columns-repeated="1022"/>
        </table:table-row>
        <table:table-row table:style-name="ro22">
          <table:table-cell table:style-name="ce81" office:value-type="string" calcext:value-type="string">
            <text:p>git branch -M &lt;newname&gt;</text:p>
          </table:table-cell>
          <table:table-cell table:style-name="ce81" office:value-type="string" calcext:value-type="string">
            <text:p>Переиеновать ветку, если в новом имени изменения только case sensitive. Без этого гит скажет, что такая ветка уже существует</text:p>
          </table:table-cell>
          <table:table-cell table:number-columns-repeated="1022"/>
        </table:table-row>
        <table:table-row table:style-name="ro1">
          <table:table-cell table:style-name="ce81" table:number-columns-repeated="2"/>
          <table:table-cell table:number-columns-repeated="1022"/>
        </table:table-row>
        <table:table-row table:style-name="ro22">
          <table:table-cell table:style-name="ce90" office:value-type="string" calcext:value-type="string">
            <text:p>ВЕТКИ в Gitlab - правильное создание issue и их мерджевание</text:p>
          </table:table-cell>
          <table:table-cell table:style-name="ce90"/>
          <table:table-cell table:number-columns-repeated="1022"/>
        </table:table-row>
        <table:table-row table:style-name="ro18">
          <table:table-cell office:value-type="string" calcext:value-type="string">
            <text:p>В Gitlab создаёшь Issues - New issue,</text:p>
            <text:p>В ней делаешь Merge request - таким образом создаешь новую ветку под это задание от master!</text:p>
            <text:p>В ней работаешь. Когда работа сделана, отмечаешь ее как ready (Mark as ready/Mark as draft кнопка) и мердж реквест оформляешь на проверяющего</text:p>
          </table:table-cell>
          <table:table-cell table:style-name="ce81" office:value-type="string" calcext:value-type="string">
            <text:p>Когда дают новое задание. Как сделать его в отдельной ветке.</text:p>
          </table:table-cell>
          <table:table-cell table:number-columns-repeated="1022"/>
        </table:table-row>
        <table:table-row table:style-name="ro29">
          <table:table-cell table:style-name="ce81" office:value-type="string" calcext:value-type="string">
            <text:p>Ну а если хочешь продолжить в "working"-ветке работать, то</text:p>
            <text:p>бренчуешься от мастера в новую ветку "migration", </text:p>
            <text:p>пулишь "issue-40", делаешь миграции, накатываешь их, делаешь мержреквест на эту ветку. </text:p>
            <text:p>Ну а потом либо эту ветку пулишь в свою "working", либо ждёшь, пока миграции в мастер не вольются, а потом тупо в "working" пулишь мастер.</text:p>
          </table:table-cell>
          <table:table-cell table:style-name="ce81" office:value-type="string" calcext:value-type="string">
            <text:p>Как сделать быстрые изменения (миграцию) и залить свои же изменения в одной ветке в другую</text:p>
          </table:table-cell>
          <table:table-cell table:number-columns-repeated="1022"/>
        </table:table-row>
        <table:table-row table:style-name="ro1" table:number-rows-repeated="9">
          <table:table-cell table:style-name="ce81" table:number-columns-repeated="2"/>
          <table:table-cell table:number-columns-repeated="1022"/>
        </table:table-row>
        <table:table-row table:style-name="ro1">
          <table:table-cell table:style-name="ce92" office:value-type="string" calcext:value-type="string">
            <text:p>Мердж / <text:s/>Пул реквест</text:p>
          </table:table-cell>
          <table:table-cell table:style-name="ce92"/>
          <table:table-cell table:style-name="ce105" table:number-columns-repeated="62"/>
          <table:table-cell table:style-name="ce107" table:number-columns-repeated="960"/>
        </table:table-row>
        <table:table-row table:style-name="ro22">
          <table:table-cell table:style-name="ce81" office:value-type="string" calcext:value-type="string">
            <text:p>git checkout aq</text:p>
            <text:p>git rebase master</text:p>
          </table:table-cell>
          <table:table-cell table:style-name="ce81" office:value-type="string" calcext:value-type="string">
            <text:p>Обновить ветку новыми изменениями, произошедшими в мастере</text:p>
          </table:table-cell>
          <table:table-cell table:number-columns-repeated="1022"/>
        </table:table-row>
        <table:table-row table:style-name="ro22">
          <table:table-cell table:style-name="ce81" office:value-type="string" calcext:value-type="string">
            <text:p>git checkout aq</text:p>
            <text:p>git merge origin/master</text:p>
          </table:table-cell>
          <table:table-cell table:style-name="ce81" office:value-type="string" calcext:value-type="string">
            <text:p>То же самое, обновление ветки, отмердженой от мастера последними изменениями мастера</text:p>
          </table:table-cell>
          <table:table-cell table:number-columns-repeated="1022"/>
        </table:table-row>
        <table:table-row table:style-name="ro1" table:number-rows-repeated="2">
          <table:table-cell table:style-name="ce81" table:number-columns-repeated="2"/>
          <table:table-cell table:number-columns-repeated="1022"/>
        </table:table-row>
        <table:table-row table:style-name="ro1">
          <table:table-cell table:style-name="ce93" office:value-type="string" calcext:value-type="string">
            <text:p>Ошибки</text:p>
          </table:table-cell>
          <table:table-cell table:style-name="ce93"/>
          <table:table-cell table:number-columns-repeated="1022"/>
        </table:table-row>
        <table:table-row table:style-name="ro22">
          <table:table-cell table:style-name="ce81" office:value-type="string" calcext:value-type="string">
            <text:p>! [remote rejected] dt_api -&gt; dt_api (pre-receive hook declined)</text:p>
          </table:table-cell>
          <table:table-cell table:style-name="ce81" office:value-type="string" calcext:value-type="string">
            <text:p>В первую очередь проверьте, какие у Вас права в репо. </text:p>
            <text:p>Скорее всего, ваших прав "Developer" не хватает, нужен, например, "Maintainer"</text:p>
          </table:table-cell>
          <table:table-cell table:number-columns-repeated="1022"/>
        </table:table-row>
        <table:table-row table:style-name="ro1">
          <table:table-cell table:style-name="ce81"/>
          <table:table-cell table:style-name="ce66"/>
          <table:table-cell table:number-columns-repeated="1022"/>
        </table:table-row>
        <table:table-row table:style-name="ro1" table:number-rows-repeated="3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98" office:value-type="string" calcext:value-type="string">
            <text:p>SSH-key</text:p>
          </table:table-cell>
          <table:table-cell table:style-name="ce80"/>
          <table:table-cell table:number-columns-repeated="1022"/>
        </table:table-row>
        <table:table-row table:style-name="ro30">
          <table:table-cell table:style-name="ce99" office:value-type="string" calcext:value-type="string" table:number-columns-spanned="2" table:number-rows-spanned="1">
            <text:p><text:span text:style-name="T383">Open a terminal on Linux or macOS, or Git Bash / WSL on Windows.</text:span></text:p>
            <text:p><text:span text:style-name="T383">Generate a new ED25519 SSH key pair:</text:span></text:p>
            <text:p><text:span text:style-name="T383">ssh-keygen -t ed25519 -C "email@example.com"</text:span></text:p>
            <text:p/>
            <text:p><text:span text:style-name="T383">Or, if you want to use RSA:</text:span></text:p>
            <text:p><text:span text:style-name="T383">ssh-keygen -t rsa -b 4096 -C "email@example.com"</text:span></text:p>
            <text:p/>
            <text:p><text:span text:style-name="T383">It will generate the key in =&gt; C:\Users\yourname.ssh directory.</text:span></text:p>
            <text:p><text:span text:style-name="T383">Copy the public key and paste in the gitlab location.</text:span></text:p>
            <text:p/>
            <text:p><text:span text:style-name="T383">ssh-agent $(ssh-add C:\Users\youname\.ssh\id_rsa; git clone </text:span>git@gitlab.com<text:span text:style-name="T383">:xyz/SpringBootStarter.git)</text:span></text:p>
          </table:table-cell>
          <table:covered-table-cell/>
          <table:table-cell table:number-columns-repeated="1022"/>
        </table:table-row>
        <table:table-row table:style-name="ro22">
          <table:table-cell table:style-name="ce81" office:value-type="string" calcext:value-type="string">
            <text:p>В Винде надо удалить старый пароль и логин в Windows Credentials</text:p>
          </table:table-cell>
          <table:table-cell table:style-name="ce66"/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100" office:value-type="string" calcext:value-type="string">
            <text:p>.gitignore</text:p>
          </table:table-cell>
          <table:table-cell table:style-name="ce98"/>
          <table:table-cell table:number-columns-repeated="1022"/>
        </table:table-row>
        <table:table-row table:style-name="ro22">
          <table:table-cell table:style-name="ce81" office:value-type="string" calcext:value-type="string">
            <text:p>.gitignore</text:p>
          </table:table-cell>
          <table:table-cell table:style-name="ce81" office:value-type="string" calcext:value-type="string">
            <text:p><text:span text:style-name="T38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022"/>
        </table:table-row>
        <table:table-row table:style-name="ro31">
          <table:table-cell table:style-name="ce81" office:value-type="string" calcext:value-type="string">
            <text:p>/</text:p>
          </table:table-cell>
          <table:table-cell table:style-name="ce66" office:value-type="string" calcext:value-type="string">
            <text:p><text:span text:style-name="T383">Если шаблон начинается со слеша, то он соответствует файлам и каталогам только в корне хранилища. ???</text:span></text:p>
            <text:p/>
            <text:p><text:span text:style-name="T411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*</text:p>
          </table:table-cell>
          <table:table-cell table:style-name="ce81" office:value-type="string" calcext:value-type="string">
            <text:p>Символ звездочки соответствует нулю или более символам</text:p>
          </table:table-cell>
          <table:table-cell table:number-columns-repeated="1022"/>
        </table:table-row>
        <table:table-row table:style-name="ro22">
          <table:table-cell table:style-name="ce101" office:value-type="string" calcext:value-type="string">
            <text:p>**</text:p>
          </table:table-cell>
          <table:table-cell table:style-name="ce81" office:value-type="string" calcext:value-type="string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?</text:p>
          </table:table-cell>
          <table:table-cell table:style-name="ce81" office:value-type="string" calcext:value-type="string">
            <text:p>Вопросительный знак соответствует любому отдельному символу</text:p>
          </table:table-cell>
          <table:table-cell table:number-columns-repeated="1022"/>
        </table:table-row>
        <table:table-row table:style-name="ro1">
          <table:table-cell table:style-name="ce101" office:value-type="string" calcext:value-type="string">
            <text:p>[…]</text:p>
          </table:table-cell>
          <table:table-cell table:style-name="ce81" office:value-type="string" calcext:value-type="string">
            <text:p>Любой ИЗ символов в скобках</text:p>
          </table:table-cell>
          <table:table-cell table:number-columns-repeated="1022"/>
        </table:table-row>
        <table:table-row table:style-name="ro32">
          <table:table-cell table:style-name="ce81" office:value-type="string" calcext:value-type="string">
            <text:p>*.[oa]</text:p>
          </table:table-cell>
          <table:table-cell table:style-name="ce66" office:value-type="string" calcext:value-type="string">
            <text:p><text:span text:style-name="T383">file.o</text:span></text:p>
            <text:p><text:span text:style-name="T383">file.a</text:span></text:p>
            <text:p><text:span text:style-name="T383">dsfgfdg.o</text:span></text:p>
            <text:p/>
          </table:table-cell>
          <table:table-cell table:number-columns-repeated="1022"/>
        </table:table-row>
        <table:table-row table:style-name="ro33">
          <table:table-cell table:style-name="ce81" office:value-type="string" calcext:value-type="string">
            <text:p>*.[!oa]</text:p>
          </table:table-cell>
          <table:table-cell table:style-name="ce66" office:value-type="string" calcext:value-type="string">
            <text:p><text:span text:style-name="T383">Если первым знаком стоит восклицательный, он зачит отрицание - любой символ КРОМЕ указанных в скобках</text:span></text:p>
            <text:p><text:span text:style-name="T383">file.s</text:span></text:p>
            <text:p><text:span text:style-name="T383">file.1</text:span></text:p>
            <text:p><text:span text:style-name="T383">file.0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1">
          <table:table-cell table:style-name="ce66" office:value-type="string" calcext:value-type="string">
            <text:p><text:span text:style-name="T383">!.gitignore</text:span></text:p>
            <text:p><text:span text:style-name="T383">!script.pl</text:span></text:p>
            <text:p><text:span text:style-name="T383">!template.latex</text:span></text:p>
          </table:table-cell>
          <table:table-cell table:style-name="ce81" office:value-type="string" calcext:value-type="string">
            <text:p>…But not these files…</text:p>
          </table:table-cell>
          <table:table-cell table:number-columns-repeated="1022"/>
        </table:table-row>
        <table:table-row table:style-name="ro23">
          <table:table-cell table:style-name="ce81" office:value-type="string" calcext:value-type="string">
            <text:p>!*/</text:p>
          </table:table-cell>
          <table:table-cell table:style-name="ce66" office:value-type="string" calcext:value-type="string">
            <text:p><text:span text:style-name="T383">...even if they are in subdirectories</text:span></text:p>
            <text:p/>
          </table:table-cell>
          <table:table-cell table:number-columns-repeated="1022"/>
        </table:table-row>
        <table:table-row table:style-name="ro23">
          <table:table-cell table:style-name="ce66" office:value-type="string" calcext:value-type="string">
            <text:p><text:span text:style-name="T383">!*/a/b/file1.txt</text:span></text:p>
            <text:p><text:span text:style-name="T383">!*/a/b/c/*</text:span></text:p>
          </table:table-cell>
          <table:table-cell table:style-name="ce66" office:value-type="string" calcext:value-type="string">
            <text:p><text:span text:style-name="T383">if the files to be tracked are in subdirectories</text:span></text:p>
            <text:p/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1">
          <table:table-cell table:style-name="ce66" office:value-type="string" calcext:value-type="string">
            <text:p><text:span text:style-name="T383">/files/data.zip</text:span></text:p>
            <text:p><text:span text:style-name="T383">/server.log</text:span></text:p>
            <text:p><text:span text:style-name="T383">/uploads/users/data/info.xls</text:span></text:p>
          </table:table-cell>
          <table:table-cell table:style-name="ce66" office:value-type="string" calcext:value-type="string">
            <text:p><text:span text:style-name="T383">Конкретные файлы</text:span></text:p>
            <text:p/>
          </table:table-cell>
          <table:table-cell table:number-columns-repeated="1022"/>
        </table:table-row>
        <table:table-row table:style-name="ro27">
          <table:table-cell table:style-name="ce66" office:value-type="string" calcext:value-type="string">
            <text:p><text:span text:style-name="T383">*.zip</text:span></text:p>
            <text:p><text:span text:style-name="T383">*.log</text:span></text:p>
            <text:p><text:span text:style-name="T383">*.pdf</text:span></text:p>
            <text:p><text:span text:style-name="T383">*.xls</text:span></text:p>
          </table:table-cell>
          <table:table-cell table:style-name="ce66" office:value-type="string" calcext:value-type="string">
            <text:p><text:span text:style-name="T383">Игнорирование по типу файла, будут игнорироваться в АБСОЛЮТНО всех директориях</text:span></text:p>
            <text:p/>
          </table:table-cell>
          <table:table-cell table:number-columns-repeated="1022"/>
        </table:table-row>
        <table:table-row table:style-name="ro21">
          <table:table-cell table:style-name="ce81" office:value-type="string" calcext:value-type="string">
            <text:p>config.php</text:p>
          </table:table-cell>
          <table:table-cell table:style-name="ce66" office:value-type="string" calcext:value-type="string">
            <text:p><text:span text:style-name="T412">Игнорирование конкретного файла </text:span><text:span text:style-name="T413">ТОЛЬКО в корне проекта</text:span></text:p>
            <text:p><text:span text:style-name="T411">(корнём считается расположение файла .gitignore)</text:span></text:p>
            <text:p><text:span text:style-name="T411">Например НЕ БУДЕТ проигнорирован файл /db/config.php ???</text:span></text:p>
          </table:table-cell>
          <table:table-cell table:number-columns-repeated="1022"/>
        </table:table-row>
        <table:table-row table:style-name="ro23">
          <table:table-cell table:style-name="ce81" office:value-type="string" calcext:value-type="string">
            <text:p>/params/config.php</text:p>
          </table:table-cell>
          <table:table-cell table:style-name="ce66" office:value-type="string" calcext:value-type="string">
            <text:p><text:span text:style-name="T383">Игнорирование конкретного файла ТОЛЬКО в указанной директории</text:span></text:p>
            <text:p/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7">
          <table:table-cell table:style-name="ce81" office:value-type="string" calcext:value-type="string">
            <text:p>/images/*</text:p>
          </table:table-cell>
          <table:table-cell table:style-name="ce66" office:value-type="string" calcext:value-type="string">
            <text:p><text:span text:style-name="T414">Игнорирование всех файлов и папок ТОЛЬКО в </text:span><text:span text:style-name="T415">конкретной директории </text:span><text:span text:style-name="T416">корень/</text:span><text:span text:style-name="T417">images</text:span></text:p>
            <text:p><text:span text:style-name="T383">(включая поддиректории и файлы в них)</text:span></text:p>
            <text:p><text:span text:style-name="T383">Например /images/user.jpg, /images/company/logo.png</text:span></text:p>
            <text:p><text:span text:style-name="T383"># НЕ БУДУТ проигнорированы файлы и папки /prod/images/user.jpg</text:span></text:p>
          </table:table-cell>
          <table:table-cell table:number-columns-repeated="1022"/>
        </table:table-row>
        <table:table-row table:style-name="ro27">
          <table:table-cell table:style-name="ce81" office:value-type="string" calcext:value-type="string">
            <text:p>/private/*.html</text:p>
          </table:table-cell>
          <table:table-cell table:style-name="ce66" office:value-type="string" calcext:value-type="string">
            <text:p><text:span text:style-name="T357">Игнорирование </text:span><text:span text:style-name="T358">ВСЕХ html-файлов в ОДНОЙ КОНКРЕТНОЙ директории </text:span><text:span text:style-name="T359">(НЕ ВКЛЮЧАЯ поддиректории)</text:span></text:p>
            <text:p><text:span text:style-name="T383"># Например /private/index.html</text:span></text:p>
            <text:p><text:span text:style-name="T383"># НЕ БУДУТ проигнорированы файлы в /private/ivan/index.html</text:span></text:p>
          </table:table-cell>
          <table:table-cell table:number-columns-repeated="1022"/>
        </table:table-row>
        <table:table-row table:style-name="ro20">
          <table:table-cell table:style-name="ce81" office:value-type="string" calcext:value-type="string">
            <text:p>/private/**/*.html</text:p>
          </table:table-cell>
          <table:table-cell table:style-name="ce66" office:value-type="string" calcext:value-type="string">
            <text:p><text:span text:style-name="T383">Игнорирование ВСЕХ html-файлов в КОНКРЕТНОЙ директории ВКЛЮЧАЯ поддиректории</text:span></text:p>
            <text:p><text:span text:style-name="T383"># Например /private/info.html, /private/users/ivan/info.html</text:span></text:p>
          </table:table-cell>
          <table:table-cell table:number-columns-repeated="1022"/>
        </table:table-row>
        <table:table-row table:style-name="ro21">
          <table:table-cell table:style-name="ce66" office:value-type="string" calcext:value-type="string">
            <text:p><text:span text:style-name="T383">/secret/*</text:span></text:p>
            <text:p><text:span text:style-name="T383">!/secret/free.txt</text:span></text:p>
          </table:table-cell>
          <table:table-cell table:style-name="ce66" office:value-type="string" calcext:value-type="string">
            <text:p><text:span text:style-name="T383">Исключение из игнорирования</text:span></text:p>
            <text:p><text:span text:style-name="T383"># Игнорирование ВСЕХ файлов и папок внутри директории /secret,</text:span></text:p>
            <text:p><text:span text:style-name="T383"># за исключением файла /secret/free.txt, он не будет проигнорирован</text:span></text:p>
          </table:table-cell>
          <table:table-cell table:number-columns-repeated="1022"/>
        </table:table-row>
        <table:table-row table:style-name="ro1">
          <table:table-cell table:style-name="ce81" office:value-type="string" calcext:value-type="string">
            <text:p><text:span text:style-name="T384">\!readme!.txt</text:span></text:p>
          </table:table-cell>
          <table:table-cell table:style-name="ce81" office:value-type="string" calcext:value-type="string">
            <text:p>Игнорирование файла с именем, содержащим спецсимволы</text:p>
          </table:table-cell>
          <table:table-cell table:number-columns-repeated="1022"/>
        </table:table-row>
        <table:table-row table:style-name="ro21">
          <table:table-cell table:style-name="ce81" office:value-type="string" calcext:value-type="string">
            <text:p>/images/h?/*.jp?g</text:p>
          </table:table-cell>
          <table:table-cell table:style-name="ce66" office:value-type="string" calcext:value-type="string">
            <text:p><text:span text:style-name="T383">Игнорирование всех JPG и JPEG файлов внутри директорий,</text:span></text:p>
            <text:p><text:span text:style-name="T383">которые начинаются на "h" и МОГУТ содержать ещё один символ после</text:span></text:p>
            <text:p><text:span text:style-name="T383"># Например /images/h4/user.jpg, /images/h/company.jpeg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98" office:value-type="string" calcext:value-type="string">
            <text:p>CI/CD</text:p>
          </table:table-cell>
          <table:table-cell table:style-name="ce98"/>
          <table:table-cell table:number-columns-repeated="1022"/>
        </table:table-row>
        <table:table-row table:style-name="ro22">
          <table:table-cell table:style-name="ce81" office:value-type="string" calcext:value-type="string">
            <text:p>https://youtu.be/jkwJCR0rqDc</text:p>
            <text:p/>
          </table:table-cell>
          <table:table-cell table:style-name="ce81" office:value-type="string" calcext:value-type="string">
            <text:p>Доки</text:p>
          </table:table-cell>
          <table:table-cell table:number-columns-repeated="1022"/>
        </table:table-row>
        <table:table-row table:style-name="ro22">
          <table:table-cell table:style-name="ce81" office:value-type="string" calcext:value-type="string">
            <text:p>https://docs.gitlab.com/ee/ci/yaml/</text:p>
            <text:p/>
          </table:table-cell>
          <table:table-cell table:style-name="ce81" office:value-type="string" calcext:value-type="string">
            <text:p>Доки по написанию yml-файлов</text:p>
          </table:table-cell>
          <table:table-cell table:number-columns-repeated="1022"/>
        </table:table-row>
        <table:table-row table:style-name="ro10">
          <table:table-cell table:style-name="ce102" office:value-type="string" calcext:value-type="string">
            <text:p>https://docs.gitlab.com/ee/ci/variables/predefined_variables.html</text:p>
            <text:p/>
          </table:table-cell>
          <table:table-cell table:style-name="ce81" office:value-type="string" calcext:value-type="string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022"/>
        </table:table-row>
        <table:table-row table:style-name="ro1">
          <table:table-cell table:style-name="ce102"/>
          <table:table-cell table:style-name="ce81"/>
          <table:table-cell table:number-columns-repeated="1022"/>
        </table:table-row>
        <table:table-row table:style-name="ro16">
          <table:table-cell table:style-name="ce66" office:value-type="string" calcext:value-type="string">
            <text:p>image: docker:stableservices: <text:s/>- docker:dind <text:s/>stages: <text:s/>- pre-build <text:s/>- build</text:p>
          </table:table-cell>
          <table:table-cell table:style-name="ce66" office:value-type="string" calcext:value-type="string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022"/>
        </table:table-row>
        <table:table-row table:style-name="ro18">
          <table:table-cell table:style-name="ce66" office:value-type="string" calcext:value-type="string">
            <text:p>.base:# <text:s/>tags:# <text:s text:c="3"/>- docker-shell <text:s/>before_script: <text:s text:c="3"/>- docker login -u gitlab-ci-token -p $CI_JOB_TOKEN $CI_REGISTRY <text:s/>script: <text:s text:c="3"/>- BRANCH_TAG=$CI_COMMIT_REF_NAME <text:s text:c="3"/></text:p>
          </table:table-cell>
          <table:table-cell table:style-name="ce66" office:value-type="string" calcext:value-type="string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022"/>
        </table:table-row>
        <table:table-row table:style-name="ro8">
          <table:table-cell table:style-name="ce66" office:value-type="string" calcext:value-type="string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table:style-name="ce66" office:value-type="string" calcext:value-type="string">
            <text:p>...Продолжение срипта...</text:p>
          </table:table-cell>
          <table:table-cell table:number-columns-repeated="1022"/>
        </table:table-row>
        <table:table-row table:style-name="ro3">
          <table:table-cell table:style-name="ce66" office:value-type="string" calcext:value-type="string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table:style-name="ce66" office:value-type="string" calcext:value-type="string">
            <text:p>Модули, расширяющие .base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$CI_REGISTRY</text:p>
          </table:table-cell>
          <table:table-cell table:style-name="ce66" office:value-type="string" calcext:value-type="string">
            <text:p>путь к registry — хранилищу образов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$CI_REGISTRY_IMAGE</text:p>
          </table:table-cell>
          <table:table-cell table:style-name="ce81" office:value-type="string" calcext:value-type="string">
            <text:p>Докер-имадж в GitLab registry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$CI_COMMIT_REF_NAME</text:p>
          </table:table-cell>
          <table:table-cell table:style-name="ce81" office:value-type="string" calcext:value-type="string">
            <text:p>Название ветки или тэга. <text:s text:c="2"/>The branch or tag name for which project is built.</text:p>
          </table:table-cell>
          <table:table-cell table:number-columns-repeated="1022"/>
        </table:table-row>
        <table:table-row table:style-name="ro35">
          <table:table-cell table:style-name="ce66" office:value-type="string" calcext:value-type="string">
            <text:p><text:span text:style-name="T393">$CI_COMMIT_REF_SLUG</text:span></text:p>
          </table:table-cell>
          <table:table-cell table:style-name="ce66" office:value-type="string" calcext:value-type="string">
            <text:p><text:span text:style-name="T383">CI_COMMIT_REF_NAME in lowercase, shortened to 63 bytes, and with everything except 0-9 and a-z replaced with -. No leading / trailing -. Use in URLs, host names and domain names.</text:span></text:p>
            <text:p/>
          </table:table-cell>
          <table:table-cell table:number-columns-repeated="1022"/>
        </table:table-row>
        <table:table-row table:style-name="ro22">
          <table:table-cell table:style-name="ce103" office:value-type="string" calcext:value-type="string">
            <text:p><text:span text:style-name="T394">$CI_JOB_TOKEN</text:span></text:p>
          </table:table-cell>
          <table:table-cell table:style-name="ce81" office:value-type="string" calcext:value-type="string">
            <text:p>A token to authenticate with certain API endpoints. The token is valid as long as the job is running.</text:p>
          </table:table-cell>
          <table:table-cell table:number-columns-repeated="1022"/>
        </table:table-row>
        <table:table-row table:style-name="ro2">
          <table:table-cell table:style-name="ce103" office:value-type="string" calcext:value-type="string">
            <text:p>$CI_JOB_STAGE</text:p>
          </table:table-cell>
          <table:table-cell table:style-name="ce81" office:value-type="string" calcext:value-type="string">
            <text:p>текущий стейдж джобы (stage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395">- </text:span><text:span text:style-name="T396">echo</text:span><text:span text:style-name="T397"> "$CI_JOB_STAGE"</text:span></text:p>
          </table:table-cell>
          <table:table-cell table:style-name="ce81" office:value-type="string" calcext:value-type="string">
            <text:p>вывести в консоль сообщение со значением переменной</text:p>
          </table:table-cell>
          <table:table-cell table:number-columns-repeated="1022"/>
        </table:table-row>
        <table:table-row table:style-name="ro36">
          <table:table-cell table:style-name="ce66" office:value-type="string" calcext:value-type="string">
            <text:p><text:span text:style-name="T398">.deploy_common:</text:span></text:p>
            <text:p><text:span text:style-name="T399"># common config HERE</text:span></text:p>
            <text:p/>
            <text:p><text:span text:style-name="T400">deploy_master_CD</text:span><text:span text:style-name="T401">:</text:span></text:p>
            <text:p><text:span text:style-name="T400">extends</text:span><text:span text:style-name="T401">: .deploy_common</text:span></text:p>
            <text:p><text:span text:style-name="T400">only</text:span><text:span text:style-name="T401">:</text:span></text:p>
            <text:p><text:span text:style-name="T400">refs</text:span><text:span text:style-name="T401">:</text:span></text:p>
            <text:p><text:span text:style-name="T402">- master</text:span></text:p>
            <text:p/>
            <text:p><text:span text:style-name="T400">deploy_manual</text:span><text:span text:style-name="T401">:</text:span></text:p>
            <text:p><text:span text:style-name="T400">extends</text:span><text:span text:style-name="T401">: .deploy_common</text:span></text:p>
            <text:p><text:span text:style-name="T400">when</text:span><text:span text:style-name="T401">: manual</text:span></text:p>
          </table:table-cell>
          <table:table-cell table:style-name="ce66" office:value-type="string" calcext:value-type="string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022"/>
        </table:table-row>
        <table:table-row table:style-name="ro37">
          <table:table-cell table:style-name="ce66" office:value-type="string" calcext:value-type="string">
            <text:p><text:span text:style-name="T400">deploy</text:span><text:span text:style-name="T401">:</text:span></text:p>
            <text:p><text:span text:style-name="T400">rules</text:span><text:span text:style-name="T401">:</text:span></text:p>
            <text:p><text:span text:style-name="T403">- </text:span><text:span text:style-name="T404">if</text:span><text:span text:style-name="T405">: '$CI_COMMIT_REF_NAME == "master"'</text:span></text:p>
            <text:p><text:span text:style-name="T403">- </text:span><text:span text:style-name="T404">when</text:span><text:span text:style-name="T405">: manual</text:span></text:p>
          </table:table-cell>
          <table:table-cell table:style-name="ce81" office:value-type="string" calcext:value-type="string">
            <text:p><text:span text:style-name="T365">УСЛОВИЯ запуска лучше ставить через </text:span><text:span text:style-name="T418">rules</text:span><text:span text:style-name="T419">, НЕ через only/except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80" table:number-columns-repeated="2"/>
          <table:table-cell table:number-columns-repeated="1022"/>
        </table:table-row>
        <table:table-row table:style-name="ro1" table:number-rows-repeated="26">
          <table:table-cell table:style-name="ce66" table:number-columns-repeated="2"/>
          <table:table-cell table:number-columns-repeated="1022"/>
        </table:table-row>
        <table:table-row table:style-name="ro1" table:number-rows-repeated="10483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cker" table:style-name="ta2">
        <table:table-column table:style-name="co7" table:default-cell-style-name="ce77"/>
        <table:table-column table:style-name="co8" table:default-cell-style-name="ce77"/>
        <table:table-column table:style-name="co3" table:number-columns-repeated="62" table:default-cell-style-name="ce77"/>
        <table:table-column table:style-name="co4" table:number-columns-repeated="960" table:default-cell-style-name="ce74"/>
        <table:table-row table:style-name="ro38">
          <table:table-cell table:style-name="ce108" office:value-type="string" calcext:value-type="string">
            <text:p>https://habr.com/ru/post/310460</text:p>
            <text:p/>
          </table:table-cell>
          <table:table-cell table:style-name="ce108" office:value-type="string" calcext:value-type="string">
            <text:p><text:span text:style-name="T571">отличное пособие</text:span></text:p>
          </table:table-cell>
          <table:table-cell table:number-columns-repeated="1022"/>
        </table:table-row>
        <table:table-row table:style-name="ro4">
          <table:table-cell table:style-name="ce109" office:value-type="string" calcext:value-type="string">
            <text:p><text:a xlink:href="https://rominirani.com/docker-tutorial-series-writing-a-dockerfile-ce5746617cd%22%20%5Ct%20%22_blank" xlink:type="simple">https://rominirani.com/docker-tutorial-series-writing-a-dockerfile-ce5746617cd</text:a></text:p>
          </table:table-cell>
          <table:table-cell table:style-name="ce154" office:value-type="string" calcext:value-type="string">
            <text:p>Getting started - официальная документация Docker - больше деталей #2</text:p>
          </table:table-cell>
          <table:table-cell table:number-columns-repeated="1022"/>
        </table:table-row>
        <table:table-row table:style-name="ro4">
          <table:table-cell table:style-name="ce109" office:value-type="string" calcext:value-type="string">
            <text:p><text:a xlink:href="https://www.docker.com/101-tutorial%22%20%5Ct%20%22_blank" xlink:type="simple">https://www.docker.com/101-tutorial</text:a></text:p>
          </table:table-cell>
          <table:table-cell table:style-name="ce154" office:value-type="string" calcext:value-type="string">
            <text:p>Getting started - официальная документация Docker - больше деталей #1</text:p>
          </table:table-cell>
          <table:table-cell table:number-columns-repeated="1022"/>
        </table:table-row>
        <table:table-row table:style-name="ro10">
          <table:table-cell table:style-name="ce110"/>
          <table:table-cell table:style-name="ce154" office:value-type="string" calcext:value-type="string">
            <text:p><text:span text:style-name="T572">Docker Desktop</text:span> разворачивает приложения по умолчанию на адресе localhost</text:p>
            <text:p><text:span text:style-name="T572">Docker Toolbox</text:span> — на 192.168.99.100</text:p>
          </table:table-cell>
          <table:table-cell table:number-columns-repeated="1022"/>
        </table:table-row>
        <table:table-row table:style-name="ro4">
          <table:table-cell table:style-name="ce110" office:value-type="string" calcext:value-type="string">
            <text:p/>
            <text:p>winpty docker exec -it //bin//sh</text:p>
          </table:table-cell>
          <table:table-cell table:style-name="ce110" office:value-type="string" calcext:value-type="string">
            <text:p>Для запуска на windows в git bash используй пред-комманду winpty и двойные слеши!</text:p>
          </table:table-cell>
          <table:table-cell table:number-columns-repeated="1022"/>
        </table:table-row>
        <table:table-row table:style-name="ro39">
          <table:table-cell table:style-name="ce114" office:value-type="string" calcext:value-type="string">
            <text:p>sudo groupadd docker</text:p>
            <text:p/>
            <text:p><text:span text:style-name="T420">sudo gpasswd -a $USER docker</text:span></text:p>
          </table:table-cell>
          <table:table-cell table:style-name="ce154" office:value-type="string" calcext:value-type="string">
            <text:p><text:span text:style-name="T573">To run docker without sudo:</text:span></text:p>
            <text:p><text:span text:style-name="T573">Add the docker group if it doesn't already exist.</text:span></text:p>
            <text:p><text:span text:style-name="T573">Add the connected user "$USER" to the docker group.</text:span></text:p>
            <text:p/>
            <text:p><text:span text:style-name="T573">Change the user name to match your preferred user if you do not want to use your current user:</text:span></text:p>
            <text:p/>
            <text:p><text:span text:style-name="T574">Either do a </text:span><text:span text:style-name="T575">newgrp docker</text:span><text:span text:style-name="T576"> or log out/in to activate the changes to groups.</text:span></text:p>
            <text:p><text:span text:style-name="T573">You can use</text:span></text:p>
            <text:p><text:span text:style-name="T420">docker run hello-world</text:span></text:p>
            <text:p><text:span text:style-name="T573">to check if you can run docker without sudo.</text:span></text:p>
            <text:p><text:span text:style-name="T420">sudo setfacl -m user:$USER:rw /var/run/docker.sock</text:span></text:p>
          </table:table-cell>
          <table:table-cell table:number-columns-repeated="1022"/>
        </table:table-row>
        <table:table-row table:style-name="ro1" table:number-rows-repeated="3">
          <table:table-cell table:style-name="ce114"/>
          <table:table-cell table:style-name="ce154"/>
          <table:table-cell table:number-columns-repeated="1022"/>
        </table:table-row>
        <table:table-row table:style-name="ro2">
          <table:table-cell table:style-name="ce135" office:value-type="string" calcext:value-type="string">
            <text:p>Анализ</text:p>
          </table:table-cell>
          <table:table-cell table:style-name="ce135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53" office:value-type="string" calcext:value-type="string">
            <text:p>docker <text:span text:style-name="T345">ps</text:span></text:p>
          </table:table-cell>
          <table:table-cell table:style-name="ce66" office:value-type="string" calcext:value-type="string">
            <text:p>показать РАБОТАЮЩИЕ контейнеры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1">docker ps --all</text:span></text:p>
          </table:table-cell>
          <table:table-cell table:style-name="ce66" office:value-type="string" calcext:value-type="string">
            <text:p>показать ВСЕ контейнера, когда либо работавшие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docker ps -a</text:p>
          </table:table-cell>
          <table:table-cell table:style-name="ce66" office:value-type="string" calcext:value-type="string">
            <text:p>увидеть контейнеры работающие и отработавшие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422">docker ps</text:span><text:span text:style-name="T423"> </text:span><text:span text:style-name="T424">-a -q</text:span></text:p>
          </table:table-cell>
          <table:table-cell table:style-name="ce66" office:value-type="string" calcext:value-type="string">
            <text:p><text:span text:style-name="T577">увидеть </text:span><text:span text:style-name="T424">только ID всех</text:span><text:span text:style-name="T423"> существующих контейнеров</text:span>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2">docker</text:span><text:span text:style-name="T423"> </text:span><text:span text:style-name="T424">images</text:span></text:p>
          </table:table-cell>
          <table:table-cell table:style-name="ce66" office:value-type="string" calcext:value-type="string">
            <text:p>посмотреть установленные имаджи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5">docker logs</text:span><text:span text:style-name="T423"> </text:span><text:span text:style-name="T426">&lt;container ID&gt;</text:span></text:p>
          </table:table-cell>
          <table:table-cell table:style-name="ce66" office:value-type="string" calcext:value-type="string">
            <text:p>shows all logs of a container even daemon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54" office:value-type="string" calcext:value-type="string">
            <text:p><text:span text:style-name="T427">docker </text:span><text:span text:style-name="T428">run</text:span><text:span text:style-name="T429"> -it </text:span><text:span text:style-name="T430">&lt;image name or ID&gt; </text:span><text:span text:style-name="T428">sh</text:span></text:p>
          </table:table-cell>
          <table:table-cell table:style-name="ce66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431">docker </text:span><text:span text:style-name="T432">volume ls</text:span></text:p>
          </table:table-cell>
          <table:table-cell table:style-name="ce154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1">
          <table:table-cell table:style-name="ce154" table:number-columns-repeated="2"/>
          <table:table-cell table:number-columns-repeated="1022"/>
        </table:table-row>
        <table:table-row table:style-name="ro2">
          <table:table-cell table:style-name="ce155" office:value-type="string" calcext:value-type="string">
            <text:p>docker <text:span text:style-name="T351">search</text:span> tomcat</text:p>
          </table:table-cell>
          <table:table-cell table:style-name="ce66" office:value-type="string" calcext:value-type="string">
            <text:p>Найти имадж в репозитории DockerHub</text:p>
          </table:table-cell>
          <table:table-cell table:number-columns-repeated="1022"/>
        </table:table-row>
        <table:table-row table:style-name="ro1" table:number-rows-repeated="2">
          <table:table-cell table:style-name="ce154"/>
          <table:table-cell table:style-name="ce66"/>
          <table:table-cell table:number-columns-repeated="1022"/>
        </table:table-row>
        <table:table-row table:style-name="ro2">
          <table:table-cell table:style-name="ce135" office:value-type="string" calcext:value-type="string">
            <text:p>ТЭГИ</text:p>
          </table:table-cell>
          <table:table-cell table:style-name="ce135"/>
          <table:table-cell table:number-columns-repeated="1022"/>
        </table:table-row>
        <table:table-row table:style-name="ro40">
          <table:table-cell table:style-name="ce66"/>
          <table:table-cell table:style-name="ce66" office:value-type="string" calcext:value-type="string">
            <text:p><text:span text:style-name="T345">Создают доп. ссылку на имадж.</text:span></text:p>
            <text:p><text:span text:style-name="T345">Старая ссылка, если была, то остается, и получается 2 ссылки на 1 имадж.</text:span></text:p>
            <text:p><text:span text:style-name="T345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docker <text:span text:style-name="T351">tag</text:span> <text:span text:style-name="T433">0e5574283393</text:span> <text:span text:style-name="T374">fedora</text:span>/<text:span text:style-name="T374">httpd</text:span>:<text:span text:style-name="T434">version1.0</text:span></text:p>
          </table:table-cell>
          <table:table-cell table:style-name="ce66" office:value-type="string" calcext:value-type="string">
            <text:p>Поставить тэг на имадж с <text:s/>ID “0e5574283393”: “fedora” репозиторий, имя «httpd», тэг “version1.0”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docker tag httpd:test fedora/httpd:version1.0.test</text:p>
          </table:table-cell>
          <table:table-cell table:style-name="ce66"/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Построение образа</text:p>
          </table:table-cell>
          <table:table-cell table:style-name="ce135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156" office:value-type="string" calcext:value-type="string">
            <text:p>docker build .</text:p>
          </table:table-cell>
          <table:table-cell table:style-name="ce66" office:value-type="string" calcext:value-type="string">
            <text:p>build from a dockerfile from build context = current directory</text:p>
          </table:table-cell>
          <table:table-cell table:number-columns-repeated="1022"/>
        </table:table-row>
        <table:table-row table:style-name="ro7">
          <table:table-cell table:style-name="ce66" office:value-type="string" calcext:value-type="string">
            <text:p><text:span text:style-name="T435">docker build</text:span> <text:span text:style-name="T436">-t </text:span><text:span text:style-name="T437">&lt;имя имаджа&gt;</text:span>:<text:span text:style-name="T374">&lt;тэг&gt;</text:span> . <text:span text:style-name="T351">--no-cache</text:span></text:p>
          </table:table-cell>
          <table:table-cell table:style-name="ce68" office:value-type="string" calcext:value-type="string">
            <text:p>остроить имадж <text:span text:style-name="T578">с указанием имени и тэга</text:span>, <text:span text:style-name="T579">не используя кэш</text:span>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<text:span text:style-name="T438">docker build </text:span><text:span text:style-name="T439">-f Dockerfile</text:span><text:span text:style-name="T440"> -t </text:span><text:span text:style-name="T441">&lt;имя имаджа&gt;</text:span><text:span text:style-name="T442">:&lt;тэг&gt; </text:span><text:span text:style-name="T440">.</text:span></text:p>
          </table:table-cell>
          <table:table-cell table:style-name="ce66" office:value-type="string" calcext:value-type="string">
            <text:p><text:span text:style-name="T513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022"/>
        </table:table-row>
        <table:table-row table:style-name="ro23">
          <table:table-cell table:style-name="ce154" office:value-type="string" calcext:value-type="string">
            <text:p><text:span text:style-name="T443">docker build -t </text:span><text:span text:style-name="T444">&lt;DockerHub account name&gt;</text:span><text:span text:style-name="T445">/</text:span><text:span text:style-name="T446">&lt;New Image name&gt;</text:span><text:span text:style-name="T447">:</text:span><text:span text:style-name="T448">&lt;Tag of version&gt;</text:span><text:span text:style-name="T445"> .</text:span></text:p>
          </table:table-cell>
          <table:table-cell table:style-name="ce66" office:value-type="string" calcext:value-type="string">
            <text:p><text:span text:style-name="T513">(dot in the end!) create an image for your DockerHub</text:span>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-t</text:p>
          </table:table-cell>
          <table:table-cell table:style-name="ce66" office:value-type="string" calcext:value-type="string">
            <text:p>Флаг ставит на образ имя и тэг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-p</text:p>
          </table:table-cell>
          <table:table-cell table:style-name="ce66" office:value-type="string" calcext:value-type="string">
            <text:p>флаг пробрасывает порты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-d</text:p>
          </table:table-cell>
          <table:table-cell table:style-name="ce66" office:value-type="string" calcext:value-type="string">
            <text:p><text:span text:style-name="T577">запускает образ в </text:span><text:span text:style-name="T580">detached режиме (</text:span><text:span text:style-name="T423">демоном), оставляя консоль совбодной для использования</text:span>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--no-cache</text:p>
          </table:table-cell>
          <table:table-cell table:style-name="ce66" office:value-type="string" calcext:value-type="string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a xlink:href="https://docs.docker.com/engine/reference/commandline/build/" xlink:type="simple">https://docs.docker.com/engine/reference/commandline/build/</text:a></text:p>
          </table:table-cell>
          <table:table-cell table:style-name="ce66" office:value-type="string" calcext:value-type="string">
            <text:p>Варианты флагов для docker build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54" office:value-type="string" calcext:value-type="string">
            <text:p><text:span text:style-name="T449">docker run -it </text:span><text:span text:style-name="T450">&lt;image name or ID&gt; </text:span><text:span text:style-name="T451">sh</text:span></text:p>
          </table:table-cell>
          <table:table-cell table:style-name="ce66" office:value-type="string" calcext:value-type="string">
            <text:p>Посмотреть содержание имаджа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Запуск</text:p>
          </table:table-cell>
          <table:table-cell table:style-name="ce135"/>
          <table:table-cell table:number-columns-repeated="1022"/>
        </table:table-row>
        <table:table-row table:style-name="ro2">
          <table:table-cell table:style-name="ce157" office:value-type="string" calcext:value-type="string">
            <text:p>run <text:span text:style-name="T452">= docker create + docker start</text:span></text:p>
          </table:table-cell>
          <table:table-cell table:style-name="ce66"/>
          <table:table-cell table:number-columns-repeated="1022"/>
        </table:table-row>
        <table:table-row table:style-name="ro10">
          <table:table-cell table:style-name="ce154" office:value-type="string" calcext:value-type="string">
            <text:p><text:span text:style-name="T453">docker run </text:span><text:span text:style-name="T454">&lt;имя имаджа&gt;</text:span></text:p>
          </table:table-cell>
          <table:table-cell table:style-name="ce66" office:value-type="string" calcext:value-type="string">
            <text:p><text:span text:style-name="T513">запустить контейнер,</text:span></text:p>
            <text:p><text:span text:style-name="T513">если его нет, то создать из имаджа, скачав его с DockerHub, если имаджа нет на локальном компе.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455">docker run</text:span><text:span text:style-name="T456"> </text:span><text:span text:style-name="T457">&lt;имя имаджа&gt; </text:span><text:span text:style-name="T456">command</text:span></text:p>
          </table:table-cell>
          <table:table-cell table:style-name="ce110" office:value-type="string" calcext:value-type="string">
            <text:p>запустить контейнер и сменить комманду запуска на заданную.</text:p>
          </table:table-cell>
          <table:table-cell table:number-columns-repeated="1022"/>
        </table:table-row>
        <table:table-row table:style-name="ro2">
          <table:table-cell table:style-name="ce154" office:value-type="string" calcext:value-type="string">
            <text:p><text:span text:style-name="T458">docker run</text:span><text:span text:style-name="T447"> </text:span><text:span text:style-name="T459">--name</text:span><text:span text:style-name="T447"> </text:span><text:span text:style-name="T460">&lt;имя контейнера&gt;</text:span><text:span text:style-name="T447"> </text:span><text:span text:style-name="T461">&lt;имя имаджа&gt;</text:span></text:p>
          </table:table-cell>
          <table:table-cell table:style-name="ce66" office:value-type="string" calcext:value-type="string">
            <text:p><text:span text:style-name="T581">создать и запустить контейнер, указав ему </text:span><text:span text:style-name="T582">ИМЯ</text:span></text:p>
          </table:table-cell>
          <table:table-cell table:number-columns-repeated="1022"/>
        </table:table-row>
        <table:table-row table:style-name="ro4">
          <table:table-cell table:style-name="ce158" office:value-type="string" calcext:value-type="string">
            <text:p><text:span text:style-name="T462">docker </text:span><text:span text:style-name="T463">run --name </text:span><text:span text:style-name="T464">&lt;имя контейнера&gt;</text:span><text:span text:style-name="T465"> </text:span><text:span text:style-name="T466">-d</text:span><text:span text:style-name="T467"> </text:span><text:span text:style-name="T468">&lt;имя имаджа&gt;</text:span></text:p>
          </table:table-cell>
          <table:table-cell table:style-name="ce170" office:value-type="string" calcext:value-type="string">
            <text:p>создать и запустить контейнер <text:span text:style-name="T583">фоном, ДЕМОНОМ</text:span><text:span text:style-name="T584">.</text:span></text:p>
          </table:table-cell>
          <table:table-cell table:number-columns-repeated="1022"/>
        </table:table-row>
        <table:table-row table:style-name="ro1">
          <table:table-cell table:style-name="ce66"/>
          <table:table-cell table:style-name="ce170"/>
          <table:table-cell table:number-columns-repeated="1022"/>
        </table:table-row>
        <table:table-row table:style-name="ro4">
          <table:table-cell table:style-name="ce159" office:value-type="string" calcext:value-type="string">
            <text:p><text:span text:style-name="T469">start </text:span><text:span text:style-name="T470">&lt;container ID&gt;</text:span></text:p>
          </table:table-cell>
          <table:table-cell table:style-name="ce110" office:value-type="string" calcext:value-type="string">
            <text:p>starts a container, that was created and exited before, by ID (starts its command once again)</text:p>
          </table:table-cell>
          <table:table-cell table:number-columns-repeated="1022"/>
        </table:table-row>
        <table:table-row table:style-name="ro2">
          <table:table-cell table:style-name="ce154" office:value-type="string" calcext:value-type="string">
            <text:p><text:span text:style-name="T449">docker start</text:span><text:span text:style-name="T451"> </text:span><text:span text:style-name="T471">225824d4f37c</text:span></text:p>
          </table:table-cell>
          <table:table-cell table:style-name="ce110" office:value-type="string" calcext:value-type="string">
            <text:p>start a container with ID 225824d4f37c</text:p>
          </table:table-cell>
          <table:table-cell table:number-columns-repeated="1022"/>
        </table:table-row>
        <table:table-row table:style-name="ro23">
          <table:table-cell table:style-name="ce154" office:value-type="string" calcext:value-type="string">
            <text:p><text:span text:style-name="T427">docker start</text:span><text:span text:style-name="T472"> </text:span><text:span text:style-name="T473">-a</text:span><text:span text:style-name="T472"> </text:span><text:span text:style-name="T474">225824d4f37c</text:span></text:p>
          </table:table-cell>
          <table:table-cell table:style-name="ce154" office:value-type="string" calcext:value-type="string">
            <text:p><text:span text:style-name="T585">start a container with ID 225824d4f37c </text:span><text:span text:style-name="T586">showing</text:span><text:span text:style-name="T451"> its output in terminal</text:span></text:p>
          </table:table-cell>
          <table:table-cell table:number-columns-repeated="1022"/>
        </table:table-row>
        <table:table-row table:style-name="ro4">
          <table:table-cell table:style-name="ce160" office:value-type="string" calcext:value-type="string">
            <text:p><text:span text:style-name="T475">docker </text:span><text:span text:style-name="T476">run</text:span><text:span text:style-name="T477"> </text:span><text:span text:style-name="T478">-it</text:span><text:span text:style-name="T477"> </text:span><text:span text:style-name="T479">-p</text:span><text:span text:style-name="T477"> 1234:8080 </text:span><text:span text:style-name="T480">&lt;имя имаджа&gt;</text:span></text:p>
          </table:table-cell>
          <table:table-cell table:style-name="ce171" office:value-type="string" calcext:value-type="string">
            <text:p>Запустить контейнер из имаджа с выводом его stdOut и проставлением портов</text:p>
          </table:table-cell>
          <table:table-cell table:number-columns-repeated="1022"/>
        </table:table-row>
        <table:table-row table:style-name="ro10">
          <table:table-cell table:style-name="ce161" office:value-type="string" calcext:value-type="string">
            <text:p><text:span text:style-name="T481">sudo docker</text:span><text:span text:style-name="T482"> </text:span><text:span text:style-name="T481">run</text:span><text:span text:style-name="T482"> </text:span><text:span text:style-name="T483">-it -p</text:span><text:span text:style-name="T482"> 8080:8080 --network=</text:span><text:span text:style-name="T484">"host"</text:span><text:span text:style-name="T482"> </text:span><text:span text:style-name="T481">--name</text:span><text:span text:style-name="T485"> </text:span><text:span text:style-name="T486">&lt;имя контейнера&gt;</text:span><text:span text:style-name="T487"> </text:span><text:span text:style-name="T488">&lt;имя имаджа&gt;</text:span></text:p>
          </table:table-cell>
          <table:table-cell table:style-name="ce172" office:value-type="string" calcext:value-type="string">
            <text:p>Запустить контейнер на указанных портах, </text:p>
            <text:p>чтоб он видел loclhost, например, базу данных,</text:p>
            <text:p>и чтоб в терминале бежал его stdout</text:p>
          </table:table-cell>
          <table:table-cell table:number-columns-repeated="1022"/>
        </table:table-row>
        <table:table-row table:style-name="ro41">
          <table:table-cell table:style-name="ce162" office:value-type="string" calcext:value-type="string">
            <text:p><text:span text:style-name="T489">docker </text:span><text:span text:style-name="T490">run</text:span><text:span text:style-name="T491"> </text:span><text:span text:style-name="T492">-it</text:span><text:span text:style-name="T491"> </text:span><text:span text:style-name="T493">-p</text:span><text:span text:style-name="T491"> 1234:8080 tomcat</text:span></text:p>
          </table:table-cell>
          <table:table-cell table:style-name="ce155" office:value-type="string" calcext:value-type="string">
            <text:p><text:span text:style-name="T394">запустить Томкат</text:span></text:p>
            <text:p><text:span text:style-name="T587">-it</text:span><text:span text:style-name="T540"> - интерактивно, будем видеть, как он бежит в терминале,</text:span></text:p>
            <text:p><text:span text:style-name="T587">-p</text:span><text:span text:style-name="T540"> 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022"/>
        </table:table-row>
        <table:table-row table:style-name="ro2">
          <table:table-cell table:style-name="ce155" office:value-type="string" calcext:value-type="string">
            <text:p>docker run -it -p 8888:80 nginx</text:p>
          </table:table-cell>
          <table:table-cell table:style-name="ce155" office:value-type="string" calcext:value-type="string">
            <text:p>запускает Nginx с внешним портом 8888</text:p>
          </table:table-cell>
          <table:table-cell table:number-columns-repeated="1022"/>
        </table:table-row>
        <table:table-row table:style-name="ro1" table:number-rows-repeated="3">
          <table:table-cell table:style-name="ce155" table:number-columns-repeated="2"/>
          <table:table-cell table:number-columns-repeated="1022"/>
        </table:table-row>
        <table:table-row table:style-name="ro2">
          <table:table-cell table:style-name="ce163" office:value-type="string" calcext:value-type="string">
            <text:p>С открытым терминалом внутри контейнера</text:p>
          </table:table-cell>
          <table:table-cell table:style-name="ce163"/>
          <table:table-cell table:number-columns-repeated="1022"/>
        </table:table-row>
        <table:table-row table:style-name="ro42">
          <table:table-cell table:style-name="ce154" office:value-type="string" calcext:value-type="string">
            <text:p><text:span text:style-name="T494">docker run </text:span><text:span text:style-name="T495">busybox</text:span><text:span text:style-name="T456"> </text:span><text:span text:style-name="T496">&lt;LINUX COMMAND&gt;</text:span></text:p>
          </table:table-cell>
          <table:table-cell table:style-name="ce154" office:value-type="string" calcext:value-type="string">
            <text:p><text:span text:style-name="T585">контейнер</text:span><text:span text:style-name="T588">, </text:span><text:span text:style-name="T589">позволяющий выполнять комманды Linux</text:span></text:p>
          </table:table-cell>
          <table:table-cell table:number-columns-repeated="1022"/>
        </table:table-row>
        <table:table-row table:style-name="ro43">
          <table:table-cell table:style-name="ce154" office:value-type="string" calcext:value-type="string">
            <text:p><text:span text:style-name="T497">docker run </text:span><text:span text:style-name="T498">-it</text:span><text:span text:style-name="T499"> </text:span><text:span text:style-name="T500">busybox</text:span><text:span text:style-name="T499"> </text:span><text:span text:style-name="T501">sh</text:span></text:p>
          </table:table-cell>
          <table:table-cell table:style-name="ce154" office:value-type="string" calcext:value-type="string">
            <text:p><text:span text:style-name="T590">run a container with this window </text:span><text:span text:style-name="T591">connected to STDIN</text:span><text:span text:style-name="T472"> of a container and </text:span><text:span text:style-name="T592">linux terminal opened</text:span><text:span text:style-name="T472"> inside it (Ctrl+D or ‘exit’ to exit)</text:span></text:p>
          </table:table-cell>
          <table:table-cell table:number-columns-repeated="1022"/>
        </table:table-row>
        <table:table-row table:style-name="ro2">
          <table:table-cell table:style-name="ce163" office:value-type="string" calcext:value-type="string">
            <text:p>С ПОРТАМИ</text:p>
          </table:table-cell>
          <table:table-cell table:style-name="ce163"/>
          <table:table-cell table:number-columns-repeated="1022"/>
        </table:table-row>
        <table:table-row table:style-name="ro41">
          <table:table-cell table:style-name="ce154" office:value-type="string" calcext:value-type="string">
            <text:p><text:span text:style-name="T502">docker run</text:span><text:span text:style-name="T447"> </text:span><text:span text:style-name="T503">-p</text:span><text:span text:style-name="T447"> </text:span><text:span text:style-name="T503">8080</text:span><text:span text:style-name="T447">:8080 </text:span><text:span text:style-name="T461">&lt;image name or ID&gt;</text:span></text:p>
          </table:table-cell>
          <table:table-cell table:style-name="ce154" office:value-type="string" calcext:value-type="string">
            <text:p><text:span text:style-name="T585">Порты: </text:span><text:span text:style-name="T593">СНАРУЖИ</text:span><text:span text:style-name="T451">:ВНУТРИ.</text:span></text:p>
            <text:p><text:span text:style-name="T585">run a container with </text:span><text:span text:style-name="T594">redirecting incoming fetches</text:span><text:span text:style-name="T451"> on port … to a container. Second port is a port inside of a container for inside programs to listen.</text:span></text:p>
          </table:table-cell>
          <table:table-cell table:number-columns-repeated="1022"/>
        </table:table-row>
        <table:table-row table:style-name="ro2">
          <table:table-cell table:style-name="ce163" office:value-type="string" calcext:value-type="string">
            <text:p>самоликвидация контейнера</text:p>
          </table:table-cell>
          <table:table-cell table:style-name="ce163"/>
          <table:table-cell table:number-columns-repeated="1022"/>
        </table:table-row>
        <table:table-row table:style-name="ro23">
          <table:table-cell table:style-name="ce154" office:value-type="string" calcext:value-type="string">
            <text:p><text:span text:style-name="T443">docker run --name</text:span><text:span text:style-name="T447"> </text:span><text:span text:style-name="T504">&lt;имя контейнера&gt;</text:span><text:span text:style-name="T447"> </text:span><text:span text:style-name="T505">-d</text:span><text:span text:style-name="T459"> --rm </text:span><text:span text:style-name="T448">&lt;имя имаджа&gt;</text:span></text:p>
          </table:table-cell>
          <table:table-cell table:style-name="ce154" office:value-type="string" calcext:value-type="string">
            <text:p><text:span text:style-name="T595">- создать и запустить контейнер </text:span><text:span text:style-name="T549">фоном</text:span><text:span text:style-name="T536">, </text:span><text:span text:style-name="T569">который сам удалится после выполнения</text:span>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docker run --rm --name &lt;имя контейнера&gt; -d -p 8080:8080 &lt;имя имаджа&gt;</text:p>
          </table:table-cell>
          <table:table-cell table:style-name="ce154" office:value-type="string" calcext:value-type="string">
            <text:p>то же самое с пробрасыванием порта 8080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63" office:value-type="string" calcext:value-type="string">
            <text:p>ВРЕМЕННЫЕ ЗОНЫ</text:p>
          </table:table-cell>
          <table:table-cell table:style-name="ce163"/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438">docker run --rm --name</text:span><text:span text:style-name="T442"> </text:span><text:span text:style-name="T506">&lt;имя контейнера&gt;</text:span><text:span text:style-name="T442"> -d -p 8080:8080 </text:span><text:span text:style-name="T507">-e TZ=Europe/Moscow</text:span><text:span text:style-name="T442"> &lt;имя имаджа&gt;</text:span></text:p>
          </table:table-cell>
          <table:table-cell table:style-name="ce66" office:value-type="string" calcext:value-type="string">
            <text:p><text:span text:style-name="T513">о же самое с декларацией переменной e, отвечающей за временную зону.</text:span>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ХРАНЕНИЕ ДАННЫХ</text:p>
          </table:table-cell>
          <table:table-cell table:style-name="ce135"/>
          <table:table-cell table:number-columns-repeated="1022"/>
        </table:table-row>
        <table:table-row table:style-name="ro3">
          <table:table-cell table:style-name="ce164" office:value-type="string" calcext:value-type="string">
            <text:p><text:span text:style-name="T508">docker run --name</text:span> <text:span text:style-name="T509">&lt;имя контейнера&gt; </text:span>-<text:span text:style-name="T510">d</text:span> -<text:span text:style-name="T511">p</text:span> 8080:8080 -<text:span text:style-name="T512">e</text:span> <text:span text:style-name="T513">TZ</text:span>=<text:span text:style-name="T514">Europe</text:span>/<text:span text:style-name="T515">Moscow</text:span> <text:span text:style-name="T516">-v &lt;абсолютный путь на хостовой машине&gt;: &lt;абсолютный путь внутри контейнера</text:span><text:span text:style-name="T517">&gt; &lt;имя имаджа&gt;</text:span></text:p>
          </table:table-cell>
          <table:table-cell table:style-name="ce66" office:value-type="string" calcext:value-type="string">
            <text:p><text:span text:style-name="T577">монтирование папки для сохранения данных </text:span><text:span text:style-name="T424">внутри контейнера</text:span><text:span text:style-name="T423"> между запусками</text:span></text:p>
          </table:table-cell>
          <table:table-cell table:number-columns-repeated="1022"/>
        </table:table-row>
        <table:table-row table:style-name="ro40">
          <table:table-cell table:style-name="ce154" office:value-type="string" calcext:value-type="string">
            <text:p><text:span text:style-name="T518">docker run -p 3000:3000 </text:span><text:span text:style-name="T498">-v app/node_modules</text:span><text:span text:style-name="T519"> </text:span><text:span text:style-name="T520">-v $(pwd):/app</text:span><text:span text:style-name="T519"> </text:span><text:span text:style-name="T500">&lt;image ID&gt;</text:span></text:p>
          </table:table-cell>
          <table:table-cell table:style-name="ce154" office:value-type="string" calcext:value-type="string">
            <text:p><text:span text:style-name="T596">put a bookmark on a nod modules folder of a container (bookmark means «Don“t touch it, don“t reference, this folder works fine»)</text:span><text:span text:style-name="T451"> and </text:span><text:span text:style-name="T597">make reference of our (PWD — print working directory) workdir folder to a folder inside a container</text:span></text:p>
            <text:p><text:span text:style-name="T394">(we make a volume = refernce)</text:span></text:p>
          </table:table-cell>
          <table:table-cell table:number-columns-repeated="1022"/>
        </table:table-row>
        <table:table-row table:style-name="ro10">
          <table:table-cell table:style-name="ce154" office:value-type="string" calcext:value-type="string">
            <text:p><text:span text:style-name="T521">docker</text:span><text:span text:style-name="T522"> </text:span><text:span text:style-name="T523">run</text:span><text:span text:style-name="T524"> --</text:span><text:span text:style-name="T525">rm</text:span><text:span text:style-name="T526"> -</text:span><text:span text:style-name="T525">d</text:span><text:span text:style-name="T524"> -</text:span><text:span text:style-name="T523">p</text:span><text:span text:style-name="T527"> 27017: 27017 </text:span><text:span text:style-name="T523">mongo</text:span></text:p>
          </table:table-cell>
          <table:table-cell table:style-name="ce154" office:value-type="string" calcext:value-type="string">
            <text:p><text:span text:style-name="T394">запуск контейнера </text:span>Mongo из имаджа с Докер-библиотеки. <text:span text:style-name="T572">Временная</text:span> ДБ, которая <text:span text:style-name="T572">затрётся при выключении контейнера.</text:span></text:p>
          </table:table-cell>
          <table:table-cell table:number-columns-repeated="1022"/>
        </table:table-row>
        <table:table-row table:style-name="ro1">
          <table:table-cell table:style-name="ce154" table:number-columns-repeated="2"/>
          <table:table-cell table:number-columns-repeated="1022"/>
        </table:table-row>
        <table:table-row table:style-name="ro1">
          <table:table-cell table:style-name="ce154"/>
          <table:table-cell table:style-name="ce66"/>
          <table:table-cell table:number-columns-repeated="1022"/>
        </table:table-row>
        <table:table-row table:style-name="ro2">
          <table:table-cell table:style-name="ce163" office:value-type="string" calcext:value-type="string">
            <text:p>VOLUMES</text:p>
          </table:table-cell>
          <table:table-cell table:style-name="ce163"/>
          <table:table-cell table:number-columns-repeated="1022"/>
        </table:table-row>
        <table:table-row table:style-name="ro2">
          <table:table-cell table:style-name="ce154" office:value-type="string" calcext:value-type="string">
            <text:p><text:span text:style-name="T528">docker volume create</text:span><text:span text:style-name="T451"> </text:span><text:span text:style-name="T529">&lt;имя волюма&gt;</text:span></text:p>
          </table:table-cell>
          <table:table-cell table:style-name="ce154" office:value-type="string" calcext:value-type="string">
            <text:p>создать новый волюм (папку хранения данных)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530">docker volume ls</text:span></text:p>
          </table:table-cell>
          <table:table-cell table:style-name="ce154" office:value-type="string" calcext:value-type="string">
            <text:p>посмотреть имеющиеся волюмы (независимые от контейнеров папки хранения данных)</text:p>
          </table:table-cell>
          <table:table-cell table:number-columns-repeated="1022"/>
        </table:table-row>
        <table:table-row table:style-name="ro3">
          <table:table-cell table:style-name="ce154" office:value-type="string" calcext:value-type="string">
            <text:p><text:span text:style-name="T531">docker run --rm --name</text:span> &lt; имя контейнера &gt; <text:span text:style-name="T532">-d -p 8080:8080 -e TZ=Europe/Moscow -</text:span><text:span text:style-name="T533">v &lt;ИМЯ ВОЛЮМА&gt;: &lt;абсолютный путь внутри контейнера</text:span>&gt; &lt; имя имаджа &gt;</text:p>
          </table:table-cell>
          <table:table-cell table:style-name="ce154" office:value-type="string" calcext:value-type="string">
            <text:p>монтирование папки для сохранения данных <text:span text:style-name="T598">вне контейнера, в независимом Вольюме (папке).</text:span></text:p>
          </table:table-cell>
          <table:table-cell table:number-columns-repeated="1022"/>
        </table:table-row>
        <table:table-row table:style-name="ro1">
          <table:table-cell table:style-name="ce154" table:number-columns-repeated="2"/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Работа с функционирующим контейнером</text:p>
          </table:table-cell>
          <table:table-cell table:style-name="ce135"/>
          <table:table-cell table:number-columns-repeated="1022"/>
        </table:table-row>
        <table:table-row table:style-name="ro2">
          <table:table-cell table:style-name="ce168" office:value-type="string" calcext:value-type="string">
            <text:p>exec</text:p>
          </table:table-cell>
          <table:table-cell table:style-name="ce110" office:value-type="string" calcext:value-type="string">
            <text:p>даёт доступ к контейнеру и программам внутри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421">docker</text:span> exec -it &lt;container ID&gt; &lt;command&gt;</text:p>
          </table:table-cell>
          <table:table-cell table:style-name="ce66" office:value-type="string" calcext:value-type="string">
            <text:p><text:span text:style-name="T599">allows to provide input</text:span><text:span text:style-name="T442"> </text:span><text:span text:style-name="T439">with tips and help</text:span><text:span text:style-name="T442"> to STDIN and </text:span><text:span text:style-name="T600">send another command</text:span><text:span text:style-name="T442"> to a container</text:span>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1">docker</text:span> exec -u 0 -it &lt;container ID&gt; /bin/bash</text:p>
          </table:table-cell>
          <table:table-cell table:style-name="ce66" office:value-type="string" calcext:value-type="string">
            <text:p>Подключиться к контейнеру от имени рута</text:p>
          </table:table-cell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534">docker exec -it </text:span><text:span text:style-name="T535">&lt;container ID&gt;</text:span><text:span text:style-name="T536"> </text:span><text:span text:style-name="T537">sh</text:span></text:p>
          </table:table-cell>
          <table:table-cell table:style-name="ce154" office:value-type="string" calcext:value-type="string">
            <text:p>opens a terminal INSIDE of a container for program to see your commands</text:p>
          </table:table-cell>
          <table:table-cell table:number-columns-repeated="1022"/>
        </table:table-row>
        <table:table-row table:style-name="ro2">
          <table:table-cell table:style-name="ce155" office:value-type="string" calcext:value-type="string">
            <text:p>docker exec -it <text:span text:style-name="T538">&lt;container ID&gt;</text:span> /bin/bash</text:p>
          </table:table-cell>
          <table:table-cell table:style-name="ce154" office:value-type="string" calcext:value-type="string">
            <text:p>то же самое: вызов баша внутри контейнера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513">Ctrl+D or ‘exit’</text:span></text:p>
          </table:table-cell>
          <table:table-cell table:style-name="ce110" office:value-type="string" calcext:value-type="string">
            <text:p>to exit this inside-terminal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9">
          <table:table-cell table:style-name="ce154" office:value-type="string" calcext:value-type="string">
            <text:p><text:span text:style-name="T539">docker </text:span><text:span text:style-name="T432">commit</text:span><text:span text:style-name="T540"> </text:span><text:span text:style-name="T541">-c</text:span><text:span text:style-name="T540"> </text:span><text:span text:style-name="T542">„CMD [«redis-server»]“</text:span><text:span text:style-name="T540"> </text:span><text:span text:style-name="T543">&lt;ID of a container&gt;</text:span></text:p>
          </table:table-cell>
          <table:table-cell table:style-name="ce154" office:value-type="string" calcext:value-type="string">
            <text:p><text:span text:style-name="T394">Создаёт имадж из выбранного контейнера.</text:span></text:p>
            <text:p><text:span text:style-name="T394">То есть можно запустить контейнер, с ним поработать, внутри что-то настроить, переписать Main-омманды… и из этого сделать имадж.</text:span></text:p>
            <text:p/>
            <text:p><text:span text:style-name="T394">Именно так на каждом шагу делают Dockerfiles</text:span></text:p>
          </table:table-cell>
          <table:table-cell table:number-columns-repeated="1022"/>
        </table:table-row>
        <table:table-row table:style-name="ro42">
          <table:table-cell table:style-name="ce154" office:value-type="string" calcext:value-type="string">
            <text:p><text:span text:style-name="T431">docker </text:span><text:span text:style-name="T432">commit</text:span><text:span text:style-name="T544"> </text:span><text:span text:style-name="T545">5267e21d140</text:span><text:span text:style-name="T544"> </text:span><text:span text:style-name="T546">denis_v2</text:span><text:span text:style-name="T544">:</text:span><text:span text:style-name="T547">latest</text:span></text:p>
          </table:table-cell>
          <table:table-cell table:style-name="ce66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9">
          <table:table-cell table:style-name="ce66" office:value-type="string" calcext:value-type="string">
            <text:p><text:span text:style-name="T421">docker</text:span> <text:span text:style-name="T548">cp</text:span> foo.txt <text:span text:style-name="T434">mycontainer</text:span>:/foo.txt</text:p>
          </table:table-cell>
          <table:table-cell table:style-name="ce66" office:value-type="string" calcext:value-type="string">
            <text:p>Копировать файл В контейнер с хоста</text:p>
            <text:p/>
            <text:p>Окончания строк файла надо перевести в Unix-формат! Можно сделать в Notepad+ командой "edit→EOL Convesion → UNIX/OSX Format"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1">docker</text:span> <text:span text:style-name="T548">cp</text:span> mycontainer:/foo.txt foo.txt</text:p>
          </table:table-cell>
          <table:table-cell table:style-name="ce66" office:value-type="string" calcext:value-type="string">
            <text:p>Копировать файл ИЗ контейнера на хост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421">docker</text:span> <text:span text:style-name="T548">cp</text:span> src/. mycontainer:/target</text:p>
            <text:p><text:span text:style-name="T421">docker</text:span> <text:span text:style-name="T548">cp</text:span> mycontainer:/src/. target</text:p>
          </table:table-cell>
          <table:table-cell table:style-name="ce66" office:value-type="string" calcext:value-type="string">
            <text:p>Копировать папку с хоста В контейнер.</text:p>
            <text:p>Копировать папку ИЗ контейнера на хост</text:p>
          </table:table-cell>
          <table:table-cell table:number-columns-repeated="1022"/>
        </table:table-row>
        <table:table-row table:style-name="ro1" table:number-rows-repeated="4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Остановка</text:p>
          </table:table-cell>
          <table:table-cell table:style-name="ce135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3">
          <table:table-cell table:style-name="ce154" office:value-type="string" calcext:value-type="string">
            <text:p><text:span text:style-name="T494">docker </text:span><text:span text:style-name="T549">stop</text:span><text:span text:style-name="T456"> </text:span><text:span text:style-name="T535">&lt;name or ID of a container&gt;</text:span></text:p>
          </table:table-cell>
          <table:table-cell table:style-name="ce154" office:value-type="string" calcext:value-type="string">
            <text:p><text:span text:style-name="T601">stop </text:span><text:span text:style-name="T540">the work of a container giving it a time (10 seconds before kill command will come automatically) to cleanup and go to sleep</text:span></text:p>
          </table:table-cell>
          <table:table-cell table:number-columns-repeated="1022"/>
        </table:table-row>
        <table:table-row table:style-name="ro42">
          <table:table-cell table:style-name="ce154" office:value-type="string" calcext:value-type="string">
            <text:p><text:span text:style-name="T534">docker </text:span><text:span text:style-name="T537">kill</text:span><text:span text:style-name="T536"> </text:span><text:span text:style-name="T535">&lt;name or ID of a container&gt;</text:span></text:p>
          </table:table-cell>
          <table:table-cell table:style-name="ce154" office:value-type="string" calcext:value-type="string">
            <text:p><text:span text:style-name="T602">kill</text:span><text:span text:style-name="T471"> container </text:span><text:span text:style-name="T451">immediately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21">docker</text:span> <text:span text:style-name="T550">stop</text:span> $(<text:span text:style-name="T421">docker</text:span> <text:span text:style-name="T548">ps</text:span> -a -q)</text:p>
          </table:table-cell>
          <table:table-cell table:style-name="ce66" office:value-type="string" calcext:value-type="string">
            <text:p>Остановить все контейнеры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">
          <table:table-cell table:style-name="ce74" table:number-columns-repeated="2"/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Удаление</text:p>
          </table:table-cell>
          <table:table-cell table:style-name="ce135"/>
          <table:table-cell table:number-columns-repeated="1022"/>
        </table:table-row>
        <table:table-row table:style-name="ro10">
          <table:table-cell table:style-name="ce168" office:value-type="string" calcext:value-type="string">
            <text:p>system prune</text:p>
          </table:table-cell>
          <table:table-cell table:style-name="ce154" office:value-type="string" calcext:value-type="string">
            <text:p>delete all stopped containers, all networks not used, all dangling images, build cache (any image, feched from docker hub)</text:p>
          </table:table-cell>
          <table:table-cell table:number-columns-repeated="1022"/>
        </table:table-row>
        <table:table-row table:style-name="ro1">
          <table:table-cell table:style-name="ce168"/>
          <table:table-cell table:style-name="ce154"/>
          <table:table-cell table:number-columns-repeated="1022"/>
        </table:table-row>
        <table:table-row table:style-name="ro2">
          <table:table-cell table:style-name="ce155" office:value-type="string" calcext:value-type="string">
            <text:p>docker<text:span text:style-name="T551"> </text:span><text:span text:style-name="T552">rm</text:span><text:span text:style-name="T553"> </text:span><text:span text:style-name="T554">&lt;ID контейнера или имя&gt;</text:span></text:p>
          </table:table-cell>
          <table:table-cell table:style-name="ce66" office:value-type="string" calcext:value-type="string">
            <text:p><text:span text:style-name="T577">остановить выполнение контейнера и </text:span><text:span text:style-name="T424">удалить</text:span><text:span text:style-name="T423"> его</text:span></text:p>
          </table:table-cell>
          <table:table-cell table:number-columns-repeated="1022"/>
        </table:table-row>
        <table:table-row table:style-name="ro2">
          <table:table-cell table:style-name="ce155" office:value-type="string" calcext:value-type="string">
            <text:p><text:span text:style-name="T555">docker rm</text:span><text:span text:style-name="T556"> $(</text:span><text:span text:style-name="T557">docker ps</text:span><text:span text:style-name="T553"> -</text:span><text:span text:style-name="T558">qa)</text:span></text:p>
          </table:table-cell>
          <table:table-cell table:style-name="ce154" office:value-type="string" calcext:value-type="string">
            <text:p>удалим все контейнеры.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559">docker</text:span><text:span text:style-name="T560"> </text:span><text:span text:style-name="T561">rmi</text:span><text:span text:style-name="T560"> </text:span><text:span text:style-name="T562">&lt;имя имаджа&gt;</text:span></text:p>
          </table:table-cell>
          <table:table-cell table:style-name="ce154" office:value-type="string" calcext:value-type="string">
            <text:p>удалить имадж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span text:style-name="T438">docker</text:span><text:span text:style-name="T442"> </text:span><text:span text:style-name="T440">rmi</text:span><text:span text:style-name="T442"> $(</text:span><text:span text:style-name="T563">docker images -q</text:span><text:span text:style-name="T442">)</text:span></text:p>
          </table:table-cell>
          <table:table-cell table:style-name="ce66" office:value-type="string" calcext:value-type="string">
            <text:p><text:span text:style-name="T513">показать ID всех имаджей и по ID все удалить</text:span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564">sudo docker rmi </text:span><text:span text:style-name="T565">$(</text:span><text:span text:style-name="T566">sudo docker images -f</text:span><text:span text:style-name="T565"> "dangling=true" -q)</text:span></text:p>
          </table:table-cell>
          <table:table-cell table:style-name="ce109" office:value-type="string" calcext:value-type="string">
            <text:p>удалить все нетегированные имаджи</text:p>
          </table:table-cell>
          <table:table-cell table:number-columns-repeated="1022"/>
        </table:table-row>
        <table:table-row table:style-name="ro1" table:number-rows-repeated="4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135" office:value-type="string" calcext:value-type="string">
            <text:p>Dockerfile</text:p>
          </table:table-cell>
          <table:table-cell table:style-name="ce135" office:value-type="string" calcext:value-type="string">
            <text:p>Файл, по которому собирается имадж</text:p>
          </table:table-cell>
          <table:table-cell table:number-columns-repeated="1022"/>
        </table:table-row>
        <table:table-row table:style-name="ro10">
          <table:table-cell table:style-name="ce66" office:value-type="string" calcext:value-type="string">
            <text:p><text:span text:style-name="T452">FROM python:3.6</text:span></text:p>
            <text:p><text:span text:style-name="T567">RUN mkdir -p </text:span><text:span text:style-name="T568">/usr/src/app/</text:span></text:p>
            <text:p><text:span text:style-name="T567">WORKDIR </text:span><text:span text:style-name="T568">/usr/src/app/</text:span></text:p>
          </table:table-cell>
          <table:table-cell table:style-name="ce110"/>
          <table:table-cell table:number-columns-repeated="1022"/>
        </table:table-row>
        <table:table-row table:style-name="ro4">
          <table:table-cell table:style-name="ce154" office:value-type="string" calcext:value-type="string">
            <text:p><text:span text:style-name="T494">COPY </text:span><text:span text:style-name="T569">.</text:span><text:span text:style-name="T456"> </text:span><text:span text:style-name="T570">/usr/src/app/</text:span></text:p>
          </table:table-cell>
          <table:table-cell table:style-name="ce110" office:value-type="string" calcext:value-type="string">
            <text:p>- <text:span text:style-name="T603">a path on our computer relatively to a build context</text:span> and <text:span text:style-name="T604">a path inside a container</text:span>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RUN pip install --no-cache-dir -r requirements.txt</text:p>
            <text:p>EXPOSE 8080-декларирование порта</text:p>
          </table:table-cell>
          <table:table-cell table:style-name="ce110"/>
          <table:table-cell table:number-columns-repeated="1022"/>
        </table:table-row>
        <table:table-row table:style-name="ro4">
          <table:table-cell table:style-name="ce155" office:value-type="string" calcext:value-type="string">
            <text:p><text:span text:style-name="T394">CMD [“python”, “app.py”]</text:span></text:p>
          </table:table-cell>
          <table:table-cell table:style-name="ce66" office:value-type="string" calcext:value-type="string">
            <text:p><text:span text:style-name="T581">вместо CMD может быть </text:span><text:span text:style-name="T605">ENTRYPOINT [“python”, “app.py”]</text:span></text:p>
          </table:table-cell>
          <table:table-cell table:number-columns-repeated="1022"/>
        </table:table-row>
        <table:table-row table:style-name="ro4">
          <table:table-cell table:style-name="ce155" office:value-type="string" calcext:value-type="string">
            <text:p>ENV TZ Europe/Moscow</text:p>
          </table:table-cell>
          <table:table-cell table:style-name="ce173" office:value-type="string" calcext:value-type="string">
            <text:p>- установка временной зоны для виртуального окружения внутри контейнера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11">
          <table:table-cell table:style-name="ce66" office:value-type="string" calcext:value-type="string">
            <text:p><text:span text:style-name="T452">FROM python:3.8</text:span></text:p>
            <text:p><text:span text:style-name="T452">RUN mkdir -p /usr/src/app1/</text:span></text:p>
            <text:p><text:span text:style-name="T452">WORKDIR /usr/src/app1/</text:span></text:p>
            <text:p><text:span text:style-name="T452">COPY . /usr/src/app1/</text:span></text:p>
            <text:p><text:span text:style-name="T452">RUN pip install --no-cache-dir -r requirements.txt</text:span></text:p>
            <text:p><text:span text:style-name="T452">EXPOSE 8080</text:span></text:p>
            <text:p/>
            <text:p><text:span text:style-name="T452">ENTRYPOINT ["python"]</text:span></text:p>
            <text:p><text:span text:style-name="T452">CMD ["flask_app1.py"]</text:span></text:p>
          </table:table-cell>
          <table:table-cell table:style-name="ce66" office:value-type="string" calcext:value-type="string">
            <text:p>Сборка имаджа flask-приложения</text:p>
          </table:table-cell>
          <table:table-cell table:number-columns-repeated="1022"/>
        </table:table-row>
        <table:table-row table:style-name="ro1" table:number-rows-repeated="2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135" office:value-type="string" calcext:value-type="string">
            <text:p>docker-compose</text:p>
          </table:table-cell>
          <table:table-cell table:style-name="ce135" office:value-type="string" calcext:value-type="string">
            <text:p>Инструкции по сборке и запуску нескольких имаджей/контенеров</text:p>
          </table:table-cell>
          <table:table-cell table:number-columns-repeated="1022"/>
        </table:table-row>
        <table:table-row table:style-name="ro11">
          <table:table-cell table:style-name="ce66" office:value-type="string" calcext:value-type="string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table:style-name="ce66" office:value-type="string" calcext:value-type="string">
            <text:p>Запуск приложения и redis-сервера</text:p>
          </table:table-cell>
          <table:table-cell table:number-columns-repeated="1022"/>
        </table:table-row>
        <table:table-row table:style-name="ro44">
          <table:table-cell table:style-name="ce169" office:value-type="string" calcext:value-type="string">
            <text:p><text:a xlink:href="https://docs.docker.com/config/containers/start-containers-automatically/" xlink:type="simple">https://docs.docker.com/config/containers/start-containers-automatically/</text:a></text:p>
          </table:table-cell>
          <table:table-cell table:style-name="ce66" office:value-type="string" calcext:value-type="string">
            <text:p>Политики перезапуска</text:p>
          </table:table-cell>
          <table:table-cell table:number-columns-repeated="1022"/>
        </table:table-row>
        <table:table-row table:style-name="ro4">
          <table:table-cell table:style-name="ce66" office:value-type="string" calcext:value-type="string">
            <text:p><text:span text:style-name="T530">docker-compose</text:span> <text:span text:style-name="T548">up</text:span></text:p>
          </table:table-cell>
          <table:table-cell table:style-name="ce66" office:value-type="string" calcext:value-type="string">
            <text:p>Команда запуска композа всего, что указано в файле docker-compose.yml</text:p>
          </table:table-cell>
          <table:table-cell table:number-columns-repeated="1022"/>
        </table:table-row>
        <table:table-row table:style-name="ro1" table:number-rows-repeated="17">
          <table:table-cell table:style-name="ce66" table:number-columns-repeated="2"/>
          <table:table-cell table:number-columns-repeated="102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ows_Server" table:style-name="ta3">
        <table:table-column table:style-name="co9" table:default-cell-style-name="ce77"/>
        <table:table-column table:style-name="co10" table:default-cell-style-name="ce77"/>
        <table:table-column table:style-name="co4" table:number-columns-repeated="1022" table:default-cell-style-name="ce77"/>
        <table:table-row table:style-name="ro4">
          <table:table-cell table:style-name="ce67" office:value-type="string" calcext:value-type="string">
            <text:p>Подключение по rdp</text:p>
          </table:table-cell>
          <table:table-cell table:style-name="ce67" office:value-type="string" calcext:value-type="string">
            <text:p>протокол удаленного рабочего стола</text:p>
            <text:p>(Remote Desktop Protocol или RDP)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<text:a xlink:href="https://habr.com/ru/company/ruvds/blog/358630/?ysclid=l7zxl03b3y197783116" xlink:type="simple">https://habr.com/ru/company/ruvds/blog/358630/?ysclid=l7zxl03b3y197783116</text:a></text:p>
          </table:table-cell>
          <table:table-cell table:style-name="ce66"/>
          <table:table-cell table:number-columns-repeated="1022"/>
        </table:table-row>
        <table:table-row table:style-name="ro18">
          <table:table-cell table:style-name="ce66" office:value-type="string" calcext:value-type="string">
            <text:p>Выполнить - команда "mstsc" - расширенные параметры - </text:p>
            <text:p/>
            <text:p>вводим host (имя хоста VTT-05-PIROB или адрес, например, ) </text:p>
            <text:p/>
            <text:p>и "Пользователь" с доменом (TNT/ROBIN_TNT)</text:p>
          </table:table-cell>
          <table:table-cell table:style-name="ce66"/>
          <table:table-cell table:number-columns-repeated="1022"/>
        </table:table-row>
        <table:table-row table:style-name="ro1" table:number-rows-repeated="4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Windows Server</text:p>
          </table:table-cell>
          <table:table-cell table:style-name="ce67"/>
          <table:table-cell table:number-columns-repeated="1022"/>
        </table:table-row>
        <table:table-row table:style-name="ro9">
          <table:table-cell table:style-name="ce66" office:value-type="string" calcext:value-type="string">
            <text:p>Docker</text:p>
          </table:table-cell>
          <table:table-cell table:style-name="ce66" office:value-type="string" calcext:value-type="string">
            <text:p>Docker на ГПН в IBS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utdown -r</text:p>
          </table:table-cell>
          <table:table-cell table:style-name="ce66" office:value-type="string" calcext:value-type="string">
            <text:p>Перезапустить сервер</text:p>
          </table:table-cell>
          <table:table-cell table:number-columns-repeated="1022"/>
        </table:table-row>
        <table:table-row table:style-name="ro2">
          <table:table-cell table:style-name="ce66" office:value-type="string" calcext:value-type="string">
            <text:p>shutdown -r -t 60</text:p>
          </table:table-cell>
          <table:table-cell table:style-name="ce66" office:value-type="string" calcext:value-type="string">
            <text:p>Перезапустить сервер через 60 секунд</text:p>
          </table:table-cell>
          <table:table-cell table:number-columns-repeated="1022"/>
        </table:table-row>
        <table:table-row table:style-name="ro1" table:number-rows-repeated="3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7" office:value-type="string" calcext:value-type="string">
            <text:p>Windows 10</text:p>
          </table:table-cell>
          <table:table-cell table:style-name="ce67"/>
          <table:table-cell table:number-columns-repeated="1022"/>
        </table:table-row>
        <table:table-row table:style-name="ro10">
          <table:table-cell table:style-name="ce66" office:value-type="string" calcext:value-type="string">
            <text:p>powercfg.exe /hibernate off</text:p>
          </table:table-cell>
          <table:table-cell table:style-name="ce66" office:value-type="string" calcext:value-type="string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2">
          <table:table-cell table:style-name="ce66" office:value-type="string" calcext:value-type="string">
            <text:p>Планировщик задач</text:p>
          </table:table-cell>
          <table:table-cell table:style-name="ce174" office:value-type="string" calcext:value-type="string">
            <text:p><text:a xlink:href="https://youtu.be/DVUlkU2AxgQ" xlink:type="simple">https://youtu.be/DVUlkU2AxgQ</text:a>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6" office:value-type="string" calcext:value-type="string">
            <text:p>cls</text:p>
          </table:table-cell>
          <table:table-cell table:style-name="ce66" office:value-type="string" calcext:value-type="string">
            <text:p>Очистить экран консоли. </text:p>
            <text:p>Аналог clear в Linux</text:p>
          </table:table-cell>
          <table:table-cell table:number-columns-repeated="1022"/>
        </table:table-row>
        <table:table-row table:style-name="ro1">
          <table:table-cell table:style-name="ce66" table:number-columns-repeated="2"/>
          <table:table-cell table:number-columns-repeated="1022"/>
        </table:table-row>
        <table:table-row table:style-name="ro4">
          <table:table-cell table:style-name="ce67" office:value-type="string" calcext:value-type="string">
            <text:p>Добавляем пути в PATH</text:p>
          </table:table-cell>
          <table:table-cell table:style-name="ce67" office:value-type="string" calcext:value-type="string">
            <text:p><text:a xlink:href="https://docs.microsoft.com/ru-ru/previous-versions/office/developer/sharepoint-2010/ee537574(v=office.14" xlink:type="simple">https://docs.microsoft.com/ru-ru/previous-versions/office/developer/sharepoint-2010/ee537574(v=office.14</text:a>)</text:p>
          </table:table-cell>
          <table:table-cell table:number-columns-repeated="1022"/>
        </table:table-row>
        <table:table-row table:style-name="ro45">
          <table:table-cell table:style-name="ce66" office:value-type="string" calcext:value-type="string">
            <text:p>В меню "Пуск" щелкните правой кнопкой мыши пункт "Компьютер".</text:p>
            <text:p/>
            <text:p>-&gt; "Свойства" -&gt;</text:p>
            <text:p><text:span text:style-name="T606">В диалоговом окне "</text:span><text:span text:style-name="T334">Система</text:span><text:span text:style-name="T333">" → "Дополнительные параметры системы".</text:span></text:p>
            <text:p/>
          </table:table-cell>
          <table:table-cell table:style-name="ce66" office:value-type="string" calcext:value-type="string">
            <text:p>Как вариант, в "Систему" можно зайти из "Настройки параметров компьютера" — обычную панель параметров</text:p>
          </table:table-cell>
          <table:table-cell table:number-columns-repeated="1022"/>
        </table:table-row>
        <table:table-row table:style-name="ro46">
          <table:table-cell table:style-name="ce66" office:value-type="string" calcext:value-type="string">
            <text:p><text:span text:style-name="T606">-&gt; На вкладке "О программе" диалогового окна "Свойства системы" -&gt; "</text:span><text:span text:style-name="T334">Переменные среды</text:span><text:span text:style-name="T333">".</text:span></text:p>
            <text:p><text:span text:style-name="T329">-&gt; "Системные переменные"</text:span></text:p>
            <text:p><text:span text:style-name="T329">-&gt; прокрутите список до переменной Path, а затем выберите ее.</text:span></text:p>
            <text:p/>
            <text:p><text:span text:style-name="T329">"Изменить" в этом диалоговом окне.</text:span></text:p>
            <text:p/>
          </table:table-cell>
          <table:table-cell table:style-name="ce66"/>
          <table:table-cell table:number-columns-repeated="1022"/>
        </table:table-row>
        <table:table-row table:style-name="ro47">
          <table:table-cell table:style-name="ce66" office:value-type="string" calcext:value-type="string">
            <text:p><text:span text:style-name="T329">Добавляем папку, в которой лежат exe-шники,</text:span></text:p>
            <text:p/>
            <text:p><text:span text:style-name="T329">жмём "ОК"</text:span></text:p>
          </table:table-cell>
          <table:table-cell table:style-name="ce66"/>
          <table:table-cell table:number-columns-repeated="1022"/>
        </table:table-row>
        <table:table-row table:style-name="ro1" table:number-rows-repeated="6">
          <table:table-cell table:style-name="ce66" table:number-columns-repeated="2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irtualBox" table:style-name="ta4">
        <table:table-column table:style-name="co11" table:number-columns-repeated="2" table:default-cell-style-name="Default"/>
        <table:table-row table:style-name="ro2">
          <table:table-cell table:style-name="ce67" office:value-type="string" calcext:value-type="string">
            <text:p>Важные удобные штуки</text:p>
          </table:table-cell>
          <table:table-cell table:style-name="ce67"/>
        </table:table-row>
        <table:table-row table:style-name="ro2">
          <table:table-cell table:style-name="ce99" office:value-type="string" calcext:value-type="string">
            <text:p>Устройства — Общий буфер обмена — Двунаправленный</text:p>
          </table:table-cell>
          <table:table-cell table:style-name="ce99" office:value-type="string" calcext:value-type="string">
            <text:p>Включить общий буфер обмена со внешней машиной!</text:p>
          </table:table-cell>
        </table:table-row>
        <table:table-row table:style-name="ro2">
          <table:table-cell table:style-name="ce99" office:value-type="string" calcext:value-type="string">
            <text:p>Устройства — Функция Drag&amp;Drop — Двунаправленный</text:p>
          </table:table-cell>
          <table:table-cell table:style-name="ce99"/>
        </table:table-row>
        <table:table-row table:style-name="ro1" table:number-rows-repeated="2">
          <table:table-cell table:style-name="ce99" table:number-columns-repeated="2"/>
        </table:table-row>
        <table:table-row table:style-name="ro2">
          <table:table-cell table:style-name="ce67" office:value-type="string" calcext:value-type="string">
            <text:p>УСТАНОВКА ДОПОЛНЕНИЙ НА VBOX для открытия общих папок</text:p>
          </table:table-cell>
          <table:table-cell table:style-name="ce67"/>
        </table:table-row>
        <table:table-row table:style-name="ro3">
          <table:table-cell table:style-name="ce66" office:value-type="string" calcext:value-type="string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66" office:value-type="string" calcext:value-type="string">
            <text:p>если папки не устанавливаются с ошибкой "Kernel Headers Not Found For Target Kernel Error Steps"</text:p>
            <text:p><text:a xlink:href="https://www.dev2qa.com/how-to-resolve-virtualbox-guest-additions-kernel-headers-not-found-for-target-kernel-error/" xlink:type="simple">https://www.dev2qa.com/how-to-resolve-virtualbox-guest-additions-kernel-headers-not-found-for-target-kernel-error/</text:a></text:p>
          </table:table-cell>
        </table:table-row>
        <table:table-row table:style-name="ro10">
          <table:table-cell table:style-name="ce66" office:value-type="string" calcext:value-type="string">
            <text:p>cd /media/cdrom</text:p>
          </table:table-cell>
          <table:table-cell table:style-name="ce66" office:value-type="string" calcext:value-type="string">
            <text:p>- или немного по-другому - перейти в сд-ром, перед уэтим через меню Vbox монтирвоав сд-ром с дополнениями</text:p>
            <text:p/>
          </table:table-cell>
        </table:table-row>
        <table:table-row table:style-name="ro28">
          <table:table-cell table:style-name="ce66" office:value-type="string" calcext:value-type="string">
            <text:p><text:span text:style-name="T384">sudo sh ./VBoxLinuxAdditions.run</text:span></text:p>
            <text:p><text:span text:style-name="T384">sudo adduser username vboxsf</text:span></text:p>
            <text:p><text:span text:style-name="T384">sudo reboot</text:span></text:p>
          </table:table-cell>
          <table:table-cell table:style-name="ce66"/>
        </table:table-row>
        <table:table-row table:style-name="ro1">
          <table:table-cell table:style-name="ce67" table:number-columns-repeated="2"/>
        </table:table-row>
        <table:table-row table:style-name="ro4">
          <table:table-cell table:style-name="ce68" office:value-type="string" calcext:value-type="string">
            <text:p>genisoimage -o output_image.iso directory_name</text:p>
          </table:table-cell>
          <table:table-cell table:style-name="ce68" office:value-type="string" calcext:value-type="string">
            <text:p>Создание iso-образа из папки.</text:p>
            <text:p>Его можно смонтировать в VirtualBox и так передать файлы</text:p>
          </table:table-cell>
        </table:table-row>
        <table:table-row table:style-name="ro1" table:number-rows-repeated="2">
          <table:table-cell table:style-name="ce66" table:number-columns-repeated="2"/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4" svg:font-family="Calibri"/>
    <style:font-face style:name="Calibri1" svg:font-family="Calibri1"/>
    <style:font-face style:name="Calibri2" svg:font-family="Calibri2"/>
    <style:font-face style:name="Calibri3" svg:font-family="Calibri3"/>
    <style:font-face style:name="Consolas2" svg:font-family="Consolas"/>
    <style:font-face style:name="Consolas1" svg:font-family="Consolas1"/>
    <style:font-face style:name="F" svg:font-family="F"/>
    <style:font-face style:name="Liberation Sans3" svg:font-family="'Liberation Sans'"/>
    <style:font-face style:name="Liberation Sans1" svg:font-family="'Liberation Sans1'"/>
    <style:font-face style:name="Liberation Sans2" svg:font-family="'Liberation Sans2'"/>
    <style:font-face style:name="SFMono-Regular" svg:font-family="SFMono-Regular, Consolas"/>
    <style:font-face style:name="Verdana" svg:font-family="Verdana"/>
    <style:font-face style:name="Verdana1" svg:font-family="Verdana1"/>
    <style:font-face style:name="inherit" svg:font-family="inherit"/>
    <style:font-face style:name="Consolas" svg:font-family="Consolas" style:font-family-generic="modern"/>
    <style:font-face style:name="Calibri" svg:font-family="Calibri" style:font-family-generic="swiss"/>
    <style:font-face style:name="Calibri5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3">00.00.0000</text:date>, <text:time style:data-style-name="N2" text:time-value="18:50:09.6486188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1-05-13T07:37:26Z</meta:creation-date>
    <dc:date>2022-10-31T17:09:05.250818821</dc:date>
    <meta:editing-cycles>725</meta:editing-cycles>
    <meta:editing-duration>P3DT18H2M18S</meta:editing-duration>
    <meta:document-statistic meta:table-count="5" meta:cell-count="938" meta:object-count="0"/>
  </office:meta>
</office:document-meta>
</file>